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name-complex="Noto Sans Arabic U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name-complex="Noto Sans Arabic U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.1766 ± 0.0618</text:p>
          </table:table-cell>
          <table:table-cell table:formula="of:=LEFT([.F2]; 6)" office:value-type="string" office:string-value="3.1766" calcext:value-type="string">
            <text:p>3.1766</text:p>
          </table:table-cell>
          <table:table-cell table:formula="of:=RIGHT([.F2]; 6)" office:value-type="string" office:string-value="0.0618" calcext:value-type="string">
            <text:p>0.06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.1446 ± 0.1785</text:p>
          </table:table-cell>
          <table:table-cell table:formula="of:=LEFT([.F3]; 6)" office:value-type="string" office:string-value="3.1446" calcext:value-type="string">
            <text:p>3.1446</text:p>
          </table:table-cell>
          <table:table-cell table:formula="of:=RIGHT([.F3]; 6)" office:value-type="string" office:string-value="0.1785" calcext:value-type="string">
            <text:p>0.17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.2587 ± 0.1610</text:p>
          </table:table-cell>
          <table:table-cell table:formula="of:=LEFT([.F4]; 6)" office:value-type="string" office:string-value="3.2587" calcext:value-type="string">
            <text:p>3.2587</text:p>
          </table:table-cell>
          <table:table-cell table:formula="of:=RIGHT([.F4]; 6)" office:value-type="string" office:string-value="0.1610" calcext:value-type="string">
            <text:p>0.1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.0789 ± 0.0652</text:p>
          </table:table-cell>
          <table:table-cell table:formula="of:=LEFT([.F5]; 6)" office:value-type="string" office:string-value="3.0789" calcext:value-type="string">
            <text:p>3.0789</text:p>
          </table:table-cell>
          <table:table-cell table:formula="of:=RIGHT([.F5]; 6)" office:value-type="string" office:string-value="0.0652" calcext:value-type="string">
            <text:p>0.0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.1229 ± 0.1801</text:p>
          </table:table-cell>
          <table:table-cell table:formula="of:=LEFT([.F6]; 6)" office:value-type="string" office:string-value="3.1229" calcext:value-type="string">
            <text:p>3.1229</text:p>
          </table:table-cell>
          <table:table-cell table:formula="of:=RIGHT([.F6]; 6)" office:value-type="string" office:string-value="0.1801" calcext:value-type="string">
            <text:p>0.18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.0536 ± 0.0844</text:p>
          </table:table-cell>
          <table:table-cell table:formula="of:=LEFT([.F7]; 6)" office:value-type="string" office:string-value="3.0536" calcext:value-type="string">
            <text:p>3.0536</text:p>
          </table:table-cell>
          <table:table-cell table:formula="of:=RIGHT([.F7]; 6)" office:value-type="string" office:string-value="0.0844" calcext:value-type="string">
            <text:p>0.08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.6247 ± 0.0619</text:p>
          </table:table-cell>
          <table:table-cell table:formula="of:=LEFT([.F8]; 6)" office:value-type="string" office:string-value="3.6247" calcext:value-type="string">
            <text:p>3.6247</text:p>
          </table:table-cell>
          <table:table-cell table:formula="of:=RIGHT([.F8]; 6)" office:value-type="string" office:string-value="0.0619" calcext:value-type="string">
            <text:p>0.06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.4146 ± 0.3154</text:p>
          </table:table-cell>
          <table:table-cell table:formula="of:=LEFT([.F9]; 6)" office:value-type="string" office:string-value="3.4146" calcext:value-type="string">
            <text:p>3.4146</text:p>
          </table:table-cell>
          <table:table-cell table:formula="of:=RIGHT([.F9]; 6)" office:value-type="string" office:string-value="0.3154" calcext:value-type="string">
            <text:p>0.3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.3799 ± 0.1448</text:p>
          </table:table-cell>
          <table:table-cell table:formula="of:=LEFT([.F10]; 6)" office:value-type="string" office:string-value="3.3799" calcext:value-type="string">
            <text:p>3.3799</text:p>
          </table:table-cell>
          <table:table-cell table:formula="of:=RIGHT([.F10]; 6)" office:value-type="string" office:string-value="0.1448" calcext:value-type="string">
            <text:p>0.14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.4030 ± 0.1727</text:p>
          </table:table-cell>
          <table:table-cell table:formula="of:=LEFT([.F11]; 6)" office:value-type="string" office:string-value="3.4030" calcext:value-type="string">
            <text:p>3.4030</text:p>
          </table:table-cell>
          <table:table-cell table:formula="of:=RIGHT([.F11]; 6)" office:value-type="string" office:string-value="0.1727" calcext:value-type="string">
            <text:p>0.17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formula="of:=LEFT([.F12]; 6)">
            <text:p/>
          </table:table-cell>
          <table:table-cell table:formula="of:=RIGHT([.F1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.3729 ± 0.1754</text:p>
          </table:table-cell>
          <table:table-cell table:formula="of:=LEFT([.F13]; 6)" office:value-type="string" office:string-value="3.3729" calcext:value-type="string">
            <text:p>3.3729</text:p>
          </table:table-cell>
          <table:table-cell table:formula="of:=RIGHT([.F13]; 6)" office:value-type="string" office:string-value="0.1754" calcext:value-type="string">
            <text:p>0.17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2.3685 ± 0.0957</text:p>
          </table:table-cell>
          <table:table-cell table:formula="of:=LEFT([.F14]; 6)" office:value-type="string" office:string-value="2.3685" calcext:value-type="string">
            <text:p>2.3685</text:p>
          </table:table-cell>
          <table:table-cell table:formula="of:=RIGHT([.F14]; 6)" office:value-type="string" office:string-value="0.0957" calcext:value-type="string">
            <text:p>0.09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2.0122 ± 0.1222</text:p>
          </table:table-cell>
          <table:table-cell table:formula="of:=LEFT([.F15]; 6)" office:value-type="string" office:string-value="2.0122" calcext:value-type="string">
            <text:p>2.0122</text:p>
          </table:table-cell>
          <table:table-cell table:formula="of:=RIGHT([.F15]; 6)" office:value-type="string" office:string-value="0.1222" calcext:value-type="string">
            <text:p>0.1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1.9378 ± 0.1355</text:p>
          </table:table-cell>
          <table:table-cell table:formula="of:=LEFT([.F16]; 6)" office:value-type="string" office:string-value="1.9378" calcext:value-type="string">
            <text:p>1.9378</text:p>
          </table:table-cell>
          <table:table-cell table:formula="of:=RIGHT([.F16]; 6)" office:value-type="string" office:string-value="0.1355" calcext:value-type="string">
            <text:p>0.13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2.5218 ± 0.0606</text:p>
          </table:table-cell>
          <table:table-cell table:formula="of:=LEFT([.F17]; 6)" office:value-type="string" office:string-value="2.5218" calcext:value-type="string">
            <text:p>2.5218</text:p>
          </table:table-cell>
          <table:table-cell table:formula="of:=RIGHT([.F17]; 6)" office:value-type="string" office:string-value="0.0606" calcext:value-type="string">
            <text:p>0.06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1.9193 ± 0.1510</text:p>
          </table:table-cell>
          <table:table-cell table:formula="of:=LEFT([.F18]; 6)" office:value-type="string" office:string-value="1.9193" calcext:value-type="string">
            <text:p>1.9193</text:p>
          </table:table-cell>
          <table:table-cell table:formula="of:=RIGHT([.F18]; 6)" office:value-type="string" office:string-value="0.1510" calcext:value-type="string">
            <text:p>0.15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1.8813 ± 0.0860</text:p>
          </table:table-cell>
          <table:table-cell table:formula="of:=LEFT([.F19]; 6)" office:value-type="string" office:string-value="1.8813" calcext:value-type="string">
            <text:p>1.8813</text:p>
          </table:table-cell>
          <table:table-cell table:formula="of:=RIGHT([.F19]; 6)" office:value-type="string" office:string-value="0.0860" calcext:value-type="string">
            <text:p>0.08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2.5006 ± 0.1229</text:p>
          </table:table-cell>
          <table:table-cell table:formula="of:=LEFT([.F20]; 6)" office:value-type="string" office:string-value="2.5006" calcext:value-type="string">
            <text:p>2.5006</text:p>
          </table:table-cell>
          <table:table-cell table:formula="of:=RIGHT([.F20]; 6)" office:value-type="string" office:string-value="0.1229" calcext:value-type="string">
            <text:p>0.12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2.0350 ± 0.1277</text:p>
          </table:table-cell>
          <table:table-cell table:formula="of:=LEFT([.F21]; 6)" office:value-type="string" office:string-value="2.0350" calcext:value-type="string">
            <text:p>2.0350</text:p>
          </table:table-cell>
          <table:table-cell table:formula="of:=RIGHT([.F21]; 6)" office:value-type="string" office:string-value="0.1277" calcext:value-type="string">
            <text:p>0.12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1.9929 ± 0.1632</text:p>
          </table:table-cell>
          <table:table-cell table:formula="of:=LEFT([.F22]; 6)" office:value-type="string" office:string-value="1.9929" calcext:value-type="string">
            <text:p>1.9929</text:p>
          </table:table-cell>
          <table:table-cell table:formula="of:=RIGHT([.F22]; 6)" office:value-type="string" office:string-value="0.1632" calcext:value-type="string">
            <text:p>0.16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2.9696 ± 0.8003</text:p>
          </table:table-cell>
          <table:table-cell table:formula="of:=LEFT([.F23]; 6)" office:value-type="string" office:string-value="2.9696" calcext:value-type="string">
            <text:p>2.9696</text:p>
          </table:table-cell>
          <table:table-cell table:formula="of:=RIGHT([.F23]; 6)" office:value-type="string" office:string-value="0.8003" calcext:value-type="string">
            <text:p>0.80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formula="of:=LEFT([.F24]; 6)">
            <text:p/>
          </table:table-cell>
          <table:table-cell table:formula="of:=RIGHT([.F2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3.1634 ± 0.1284</text:p>
          </table:table-cell>
          <table:table-cell table:formula="of:=LEFT([.F25]; 6)" office:value-type="string" office:string-value="3.1634" calcext:value-type="string">
            <text:p>3.1634</text:p>
          </table:table-cell>
          <table:table-cell table:formula="of:=RIGHT([.F25]; 6)" office:value-type="string" office:string-value="0.1284" calcext:value-type="string">
            <text:p>0.12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2.0554 ± 0.0685</text:p>
          </table:table-cell>
          <table:table-cell table:formula="of:=LEFT([.F26]; 6)" office:value-type="string" office:string-value="2.0554" calcext:value-type="string">
            <text:p>2.0554</text:p>
          </table:table-cell>
          <table:table-cell table:formula="of:=RIGHT([.F26]; 6)" office:value-type="string" office:string-value="0.0685" calcext:value-type="string">
            <text:p>0.06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1.8091 ± 0.0455</text:p>
          </table:table-cell>
          <table:table-cell table:formula="of:=LEFT([.F27]; 6)" office:value-type="string" office:string-value="1.8091" calcext:value-type="string">
            <text:p>1.8091</text:p>
          </table:table-cell>
          <table:table-cell table:formula="of:=RIGHT([.F27]; 6)" office:value-type="string" office:string-value="0.0455" calcext:value-type="string">
            <text:p>0.04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1.7771 ± 0.1519</text:p>
          </table:table-cell>
          <table:table-cell table:formula="of:=LEFT([.F28]; 6)" office:value-type="string" office:string-value="1.7771" calcext:value-type="string">
            <text:p>1.7771</text:p>
          </table:table-cell>
          <table:table-cell table:formula="of:=RIGHT([.F28]; 6)" office:value-type="string" office:string-value="0.1519" calcext:value-type="string">
            <text:p>0.15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2.1496 ± 0.0452</text:p>
          </table:table-cell>
          <table:table-cell table:formula="of:=LEFT([.F29]; 6)" office:value-type="string" office:string-value="2.1496" calcext:value-type="string">
            <text:p>2.1496</text:p>
          </table:table-cell>
          <table:table-cell table:formula="of:=RIGHT([.F29]; 6)" office:value-type="string" office:string-value="0.0452" calcext:value-type="string">
            <text:p>0.04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1.7515 ± 0.0617</text:p>
          </table:table-cell>
          <table:table-cell table:formula="of:=LEFT([.F30]; 6)" office:value-type="string" office:string-value="1.7515" calcext:value-type="string">
            <text:p>1.7515</text:p>
          </table:table-cell>
          <table:table-cell table:formula="of:=RIGHT([.F30]; 6)" office:value-type="string" office:string-value="0.0617" calcext:value-type="string">
            <text:p>0.06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1.6121 ± 0.1142</text:p>
          </table:table-cell>
          <table:table-cell table:formula="of:=LEFT([.F31]; 6)" office:value-type="string" office:string-value="1.6121" calcext:value-type="string">
            <text:p>1.6121</text:p>
          </table:table-cell>
          <table:table-cell table:formula="of:=RIGHT([.F31]; 6)" office:value-type="string" office:string-value="0.1142" calcext:value-type="string">
            <text:p>0.11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2.2245 ± 0.1446</text:p>
          </table:table-cell>
          <table:table-cell table:formula="of:=LEFT([.F32]; 6)" office:value-type="string" office:string-value="2.2245" calcext:value-type="string">
            <text:p>2.2245</text:p>
          </table:table-cell>
          <table:table-cell table:formula="of:=RIGHT([.F32]; 6)" office:value-type="string" office:string-value="0.1446" calcext:value-type="string">
            <text:p>0.1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1.8656 ± 0.0978</text:p>
          </table:table-cell>
          <table:table-cell table:formula="of:=LEFT([.F33]; 6)" office:value-type="string" office:string-value="1.8656" calcext:value-type="string">
            <text:p>1.8656</text:p>
          </table:table-cell>
          <table:table-cell table:formula="of:=RIGHT([.F33]; 6)" office:value-type="string" office:string-value="0.0978" calcext:value-type="string">
            <text:p>0.09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1.7819 ± 0.1744</text:p>
          </table:table-cell>
          <table:table-cell table:formula="of:=LEFT([.F34]; 6)" office:value-type="string" office:string-value="1.7819" calcext:value-type="string">
            <text:p>1.7819</text:p>
          </table:table-cell>
          <table:table-cell table:formula="of:=RIGHT([.F34]; 6)" office:value-type="string" office:string-value="0.1744" calcext:value-type="string">
            <text:p>0.17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3.0267 ± 0.5197</text:p>
          </table:table-cell>
          <table:table-cell table:formula="of:=LEFT([.F35]; 6)" office:value-type="string" office:string-value="3.0267" calcext:value-type="string">
            <text:p>3.0267</text:p>
          </table:table-cell>
          <table:table-cell table:formula="of:=RIGHT([.F35]; 6)" office:value-type="string" office:string-value="0.5197" calcext:value-type="string">
            <text:p>0.51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formula="of:=LEFT([.F36]; 6)">
            <text:p/>
          </table:table-cell>
          <table:table-cell table:formula="of:=RIGHT([.F3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3.3951 ± 0.2963</text:p>
          </table:table-cell>
          <table:table-cell table:formula="of:=LEFT([.F37]; 6)" office:value-type="string" office:string-value="3.3951" calcext:value-type="string">
            <text:p>3.3951</text:p>
          </table:table-cell>
          <table:table-cell table:formula="of:=RIGHT([.F37]; 6)" office:value-type="string" office:string-value="0.2963" calcext:value-type="string">
            <text:p>0.29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.6669 ± 0.1141</text:p>
          </table:table-cell>
          <table:table-cell table:formula="of:=LEFT([.F38]; 6)" office:value-type="string" office:string-value="1.6669" calcext:value-type="string">
            <text:p>1.6669</text:p>
          </table:table-cell>
          <table:table-cell table:formula="of:=RIGHT([.F38]; 6)" office:value-type="string" office:string-value="0.1141" calcext:value-type="string">
            <text:p>0.1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.5624 ± 0.0784</text:p>
          </table:table-cell>
          <table:table-cell table:formula="of:=LEFT([.F39]; 6)" office:value-type="string" office:string-value="1.5624" calcext:value-type="string">
            <text:p>1.5624</text:p>
          </table:table-cell>
          <table:table-cell table:formula="of:=RIGHT([.F39]; 6)" office:value-type="string" office:string-value="0.0784" calcext:value-type="string">
            <text:p>0.0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.5421 ± 0.0808</text:p>
          </table:table-cell>
          <table:table-cell table:formula="of:=LEFT([.F40]; 6)" office:value-type="string" office:string-value="1.5421" calcext:value-type="string">
            <text:p>1.5421</text:p>
          </table:table-cell>
          <table:table-cell table:formula="of:=RIGHT([.F40]; 6)" office:value-type="string" office:string-value="0.0808" calcext:value-type="string">
            <text:p>0.0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.6426 ± 0.0839</text:p>
          </table:table-cell>
          <table:table-cell table:formula="of:=LEFT([.F41]; 6)" office:value-type="string" office:string-value="1.6426" calcext:value-type="string">
            <text:p>1.6426</text:p>
          </table:table-cell>
          <table:table-cell table:formula="of:=RIGHT([.F41]; 6)" office:value-type="string" office:string-value="0.0839" calcext:value-type="string">
            <text:p>0.0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.4405 ± 0.0678</text:p>
          </table:table-cell>
          <table:table-cell table:formula="of:=LEFT([.F42]; 6)" office:value-type="string" office:string-value="1.4405" calcext:value-type="string">
            <text:p>1.4405</text:p>
          </table:table-cell>
          <table:table-cell table:formula="of:=RIGHT([.F42]; 6)" office:value-type="string" office:string-value="0.0678" calcext:value-type="string">
            <text:p>0.06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.3490 ± 0.0918</text:p>
          </table:table-cell>
          <table:table-cell table:formula="of:=LEFT([.F43]; 6)" office:value-type="string" office:string-value="1.3490" calcext:value-type="string">
            <text:p>1.3490</text:p>
          </table:table-cell>
          <table:table-cell table:formula="of:=RIGHT([.F43]; 6)" office:value-type="string" office:string-value="0.0918" calcext:value-type="string">
            <text:p>0.09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.7890 ± 0.1212</text:p>
          </table:table-cell>
          <table:table-cell table:formula="of:=LEFT([.F44]; 6)" office:value-type="string" office:string-value="1.7890" calcext:value-type="string">
            <text:p>1.7890</text:p>
          </table:table-cell>
          <table:table-cell table:formula="of:=RIGHT([.F44]; 6)" office:value-type="string" office:string-value="0.1212" calcext:value-type="string">
            <text:p>0.12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.6238 ± 0.0877</text:p>
          </table:table-cell>
          <table:table-cell table:formula="of:=LEFT([.F45]; 6)" office:value-type="string" office:string-value="1.6238" calcext:value-type="string">
            <text:p>1.6238</text:p>
          </table:table-cell>
          <table:table-cell table:formula="of:=RIGHT([.F45]; 6)" office:value-type="string" office:string-value="0.0877" calcext:value-type="string">
            <text:p>0.08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.3600 ± 0.0867</text:p>
          </table:table-cell>
          <table:table-cell table:formula="of:=LEFT([.F46]; 6)" office:value-type="string" office:string-value="1.3600" calcext:value-type="string">
            <text:p>1.3600</text:p>
          </table:table-cell>
          <table:table-cell table:formula="of:=RIGHT([.F46]; 6)" office:value-type="string" office:string-value="0.0867" calcext:value-type="string">
            <text:p>0.08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2.0929 ± 0.9290</text:p>
          </table:table-cell>
          <table:table-cell table:formula="of:=LEFT([.F47]; 6)" office:value-type="string" office:string-value="2.0929" calcext:value-type="string">
            <text:p>2.0929</text:p>
          </table:table-cell>
          <table:table-cell table:formula="of:=RIGHT([.F47]; 6)" office:value-type="string" office:string-value="0.9290" calcext:value-type="string">
            <text:p>0.9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3"/>
          <table:table-cell table:formula="of:=LEFT([.F48]; 6)">
            <text:p/>
          </table:table-cell>
          <table:table-cell table:formula="of:=RIGHT([.F4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2.5078 ± 0.7849</text:p>
          </table:table-cell>
          <table:table-cell table:formula="of:=LEFT([.F49]; 6)" office:value-type="string" office:string-value="2.5078" calcext:value-type="string">
            <text:p>2.5078</text:p>
          </table:table-cell>
          <table:table-cell table:formula="of:=RIGHT([.F49]; 6)" office:value-type="string" office:string-value="0.7849" calcext:value-type="string">
            <text:p>0.78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1.5535 ± 0.1191</text:p>
          </table:table-cell>
          <table:table-cell table:formula="of:=LEFT([.F50]; 6)" office:value-type="string" office:string-value="1.5535" calcext:value-type="string">
            <text:p>1.5535</text:p>
          </table:table-cell>
          <table:table-cell table:formula="of:=RIGHT([.F50]; 6)" office:value-type="string" office:string-value="0.1191" calcext:value-type="string">
            <text:p>0.11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1.3791 ± 0.0618</text:p>
          </table:table-cell>
          <table:table-cell table:formula="of:=LEFT([.F51]; 6)" office:value-type="string" office:string-value="1.3791" calcext:value-type="string">
            <text:p>1.3791</text:p>
          </table:table-cell>
          <table:table-cell table:formula="of:=RIGHT([.F51]; 6)" office:value-type="string" office:string-value="0.0618" calcext:value-type="string">
            <text:p>0.06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1.4081 ± 0.0846</text:p>
          </table:table-cell>
          <table:table-cell table:formula="of:=LEFT([.F52]; 6)" office:value-type="string" office:string-value="1.4081" calcext:value-type="string">
            <text:p>1.4081</text:p>
          </table:table-cell>
          <table:table-cell table:formula="of:=RIGHT([.F52]; 6)" office:value-type="string" office:string-value="0.0846" calcext:value-type="string">
            <text:p>0.08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1.4936 ± 0.1042</text:p>
          </table:table-cell>
          <table:table-cell table:formula="of:=LEFT([.F53]; 6)" office:value-type="string" office:string-value="1.4936" calcext:value-type="string">
            <text:p>1.4936</text:p>
          </table:table-cell>
          <table:table-cell table:formula="of:=RIGHT([.F53]; 6)" office:value-type="string" office:string-value="0.1042" calcext:value-type="string">
            <text:p>0.10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1.2261 ± 0.0538</text:p>
          </table:table-cell>
          <table:table-cell table:formula="of:=LEFT([.F54]; 6)" office:value-type="string" office:string-value="1.2261" calcext:value-type="string">
            <text:p>1.2261</text:p>
          </table:table-cell>
          <table:table-cell table:formula="of:=RIGHT([.F54]; 6)" office:value-type="string" office:string-value="0.0538" calcext:value-type="string">
            <text:p>0.05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1.2521 ± 0.0918</text:p>
          </table:table-cell>
          <table:table-cell table:formula="of:=LEFT([.F55]; 6)" office:value-type="string" office:string-value="1.2521" calcext:value-type="string">
            <text:p>1.2521</text:p>
          </table:table-cell>
          <table:table-cell table:formula="of:=RIGHT([.F55]; 6)" office:value-type="string" office:string-value="0.0918" calcext:value-type="string">
            <text:p>0.09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1.7436 ± 0.1002</text:p>
          </table:table-cell>
          <table:table-cell table:formula="of:=LEFT([.F56]; 6)" office:value-type="string" office:string-value="1.7436" calcext:value-type="string">
            <text:p>1.7436</text:p>
          </table:table-cell>
          <table:table-cell table:formula="of:=RIGHT([.F56]; 6)" office:value-type="string" office:string-value="0.1002" calcext:value-type="string">
            <text:p>0.10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1.3596 ± 0.0751</text:p>
          </table:table-cell>
          <table:table-cell table:formula="of:=LEFT([.F57]; 6)" office:value-type="string" office:string-value="1.3596" calcext:value-type="string">
            <text:p>1.3596</text:p>
          </table:table-cell>
          <table:table-cell table:formula="of:=RIGHT([.F57]; 6)" office:value-type="string" office:string-value="0.0751" calcext:value-type="string">
            <text:p>0.07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1.2883 ± 0.1318</text:p>
          </table:table-cell>
          <table:table-cell table:formula="of:=LEFT([.F58]; 6)" office:value-type="string" office:string-value="1.2883" calcext:value-type="string">
            <text:p>1.2883</text:p>
          </table:table-cell>
          <table:table-cell table:formula="of:=RIGHT([.F58]; 6)" office:value-type="string" office:string-value="0.1318" calcext:value-type="string">
            <text:p>0.13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1.2409 ± 0.3179</text:p>
          </table:table-cell>
          <table:table-cell table:formula="of:=LEFT([.F59]; 6)" office:value-type="string" office:string-value="1.2409" calcext:value-type="string">
            <text:p>1.2409</text:p>
          </table:table-cell>
          <table:table-cell table:formula="of:=RIGHT([.F59]; 6)" office:value-type="string" office:string-value="0.3179" calcext:value-type="string">
            <text:p>0.31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3"/>
          <table:table-cell table:formula="of:=LEFT([.F60]; 6)">
            <text:p/>
          </table:table-cell>
          <table:table-cell table:formula="of:=RIGHT([.F6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2.1915 ± 0.7920</text:p>
          </table:table-cell>
          <table:table-cell table:formula="of:=LEFT([.F61]; 6)" office:value-type="string" office:string-value="2.1915" calcext:value-type="string">
            <text:p>2.1915</text:p>
          </table:table-cell>
          <table:table-cell table:formula="of:=RIGHT([.F61]; 6)" office:value-type="string" office:string-value="0.7920" calcext:value-type="string">
            <text:p>0.79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1.5464 ± 0.1498</text:p>
          </table:table-cell>
          <table:table-cell table:formula="of:=LEFT([.F62]; 6)" office:value-type="string" office:string-value="1.5464" calcext:value-type="string">
            <text:p>1.5464</text:p>
          </table:table-cell>
          <table:table-cell table:formula="of:=RIGHT([.F62]; 6)" office:value-type="string" office:string-value="0.1498" calcext:value-type="string">
            <text:p>0.14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1.2649 ± 0.0700</text:p>
          </table:table-cell>
          <table:table-cell table:formula="of:=LEFT([.F63]; 6)" office:value-type="string" office:string-value="1.2649" calcext:value-type="string">
            <text:p>1.2649</text:p>
          </table:table-cell>
          <table:table-cell table:formula="of:=RIGHT([.F63]; 6)" office:value-type="string" office:string-value="0.0700" calcext:value-type="string">
            <text:p>0.0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1.3536 ± 0.1124</text:p>
          </table:table-cell>
          <table:table-cell table:formula="of:=LEFT([.F64]; 6)" office:value-type="string" office:string-value="1.3536" calcext:value-type="string">
            <text:p>1.3536</text:p>
          </table:table-cell>
          <table:table-cell table:formula="of:=RIGHT([.F64]; 6)" office:value-type="string" office:string-value="0.1124" calcext:value-type="string">
            <text:p>0.1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1.4152 ± 0.1329</text:p>
          </table:table-cell>
          <table:table-cell table:formula="of:=LEFT([.F65]; 6)" office:value-type="string" office:string-value="1.4152" calcext:value-type="string">
            <text:p>1.4152</text:p>
          </table:table-cell>
          <table:table-cell table:formula="of:=RIGHT([.F65]; 6)" office:value-type="string" office:string-value="0.1329" calcext:value-type="string">
            <text:p>0.13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1.1358 ± 0.0690</text:p>
          </table:table-cell>
          <table:table-cell table:formula="of:=LEFT([.F66]; 6)" office:value-type="string" office:string-value="1.1358" calcext:value-type="string">
            <text:p>1.1358</text:p>
          </table:table-cell>
          <table:table-cell table:formula="of:=RIGHT([.F66]; 6)" office:value-type="string" office:string-value="0.0690" calcext:value-type="string">
            <text:p>0.06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1.2513 ± 0.0582</text:p>
          </table:table-cell>
          <table:table-cell table:formula="of:=LEFT([.F67]; 6)" office:value-type="string" office:string-value="1.2513" calcext:value-type="string">
            <text:p>1.2513</text:p>
          </table:table-cell>
          <table:table-cell table:formula="of:=RIGHT([.F67]; 6)" office:value-type="string" office:string-value="0.0582" calcext:value-type="string">
            <text:p>0.05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1.7505 ± 0.1817</text:p>
          </table:table-cell>
          <table:table-cell table:formula="of:=LEFT([.F68]; 6)" office:value-type="string" office:string-value="1.7505" calcext:value-type="string">
            <text:p>1.7505</text:p>
          </table:table-cell>
          <table:table-cell table:formula="of:=RIGHT([.F68]; 6)" office:value-type="string" office:string-value="0.1817" calcext:value-type="string">
            <text:p>0.18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1.4095 ± 0.1132</text:p>
          </table:table-cell>
          <table:table-cell table:formula="of:=LEFT([.F69]; 6)" office:value-type="string" office:string-value="1.4095" calcext:value-type="string">
            <text:p>1.4095</text:p>
          </table:table-cell>
          <table:table-cell table:formula="of:=RIGHT([.F69]; 6)" office:value-type="string" office:string-value="0.1132" calcext:value-type="string">
            <text:p>0.11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1.2305 ± 0.1557</text:p>
          </table:table-cell>
          <table:table-cell table:formula="of:=LEFT([.F70]; 6)" office:value-type="string" office:string-value="1.2305" calcext:value-type="string">
            <text:p>1.2305</text:p>
          </table:table-cell>
          <table:table-cell table:formula="of:=RIGHT([.F70]; 6)" office:value-type="string" office:string-value="0.1557" calcext:value-type="string">
            <text:p>0.15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0.9545 ± 0.1621</text:p>
          </table:table-cell>
          <table:table-cell table:formula="of:=LEFT([.F71]; 6)" office:value-type="string" office:string-value="0.9545" calcext:value-type="string">
            <text:p>0.9545</text:p>
          </table:table-cell>
          <table:table-cell table:formula="of:=RIGHT([.F71]; 6)" office:value-type="string" office:string-value="0.1621" calcext:value-type="string">
            <text:p>0.16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3"/>
          <table:table-cell table:formula="of:=LEFT([.F72]; 6)">
            <text:p/>
          </table:table-cell>
          <table:table-cell table:formula="of:=RIGHT([.F7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1.9298 ± 0.7867</text:p>
          </table:table-cell>
          <table:table-cell table:formula="of:=LEFT([.F73]; 6)" office:value-type="string" office:string-value="1.9298" calcext:value-type="string">
            <text:p>1.9298</text:p>
          </table:table-cell>
          <table:table-cell table:formula="of:=RIGHT([.F73]; 6)" office:value-type="string" office:string-value="0.7867" calcext:value-type="string">
            <text:p>0.78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1.5986 ± 0.0938</text:p>
          </table:table-cell>
          <table:table-cell table:formula="of:=LEFT([.F74]; 6)" office:value-type="string" office:string-value="1.5986" calcext:value-type="string">
            <text:p>1.5986</text:p>
          </table:table-cell>
          <table:table-cell table:formula="of:=RIGHT([.F74]; 6)" office:value-type="string" office:string-value="0.0938" calcext:value-type="string">
            <text:p>0.09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1.2066 ± 0.0500</text:p>
          </table:table-cell>
          <table:table-cell table:formula="of:=LEFT([.F75]; 6)" office:value-type="string" office:string-value="1.2066" calcext:value-type="string">
            <text:p>1.2066</text:p>
          </table:table-cell>
          <table:table-cell table:formula="of:=RIGHT([.F75]; 6)" office:value-type="string" office:string-value="0.0500" calcext:value-type="string">
            <text:p>0.05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1.3539 ± 0.0437</text:p>
          </table:table-cell>
          <table:table-cell table:formula="of:=LEFT([.F76]; 6)" office:value-type="string" office:string-value="1.3539" calcext:value-type="string">
            <text:p>1.3539</text:p>
          </table:table-cell>
          <table:table-cell table:formula="of:=RIGHT([.F76]; 6)" office:value-type="string" office:string-value="0.0437" calcext:value-type="string">
            <text:p>0.04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1.4048 ± 0.1018</text:p>
          </table:table-cell>
          <table:table-cell table:formula="of:=LEFT([.F77]; 6)" office:value-type="string" office:string-value="1.4048" calcext:value-type="string">
            <text:p>1.4048</text:p>
          </table:table-cell>
          <table:table-cell table:formula="of:=RIGHT([.F77]; 6)" office:value-type="string" office:string-value="0.1018" calcext:value-type="string">
            <text:p>0.10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1.0965 ± 0.0505</text:p>
          </table:table-cell>
          <table:table-cell table:formula="of:=LEFT([.F78]; 6)" office:value-type="string" office:string-value="1.0965" calcext:value-type="string">
            <text:p>1.0965</text:p>
          </table:table-cell>
          <table:table-cell table:formula="of:=RIGHT([.F78]; 6)" office:value-type="string" office:string-value="0.0505" calcext:value-type="string">
            <text:p>0.0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1.2190 ± 0.0598</text:p>
          </table:table-cell>
          <table:table-cell table:formula="of:=LEFT([.F79]; 6)" office:value-type="string" office:string-value="1.2190" calcext:value-type="string">
            <text:p>1.2190</text:p>
          </table:table-cell>
          <table:table-cell table:formula="of:=RIGHT([.F79]; 6)" office:value-type="string" office:string-value="0.0598" calcext:value-type="string">
            <text:p>0.05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1.7349 ± 0.1560</text:p>
          </table:table-cell>
          <table:table-cell table:formula="of:=LEFT([.F80]; 6)" office:value-type="string" office:string-value="1.7349" calcext:value-type="string">
            <text:p>1.7349</text:p>
          </table:table-cell>
          <table:table-cell table:formula="of:=RIGHT([.F80]; 6)" office:value-type="string" office:string-value="0.1560" calcext:value-type="string">
            <text:p>0.15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1.3018 ± 0.0793</text:p>
          </table:table-cell>
          <table:table-cell table:formula="of:=LEFT([.F81]; 6)" office:value-type="string" office:string-value="1.3018" calcext:value-type="string">
            <text:p>1.3018</text:p>
          </table:table-cell>
          <table:table-cell table:formula="of:=RIGHT([.F81]; 6)" office:value-type="string" office:string-value="0.0793" calcext:value-type="string">
            <text:p>0.07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1.3550 ± 0.0562</text:p>
          </table:table-cell>
          <table:table-cell table:formula="of:=LEFT([.F82]; 6)" office:value-type="string" office:string-value="1.3550" calcext:value-type="string">
            <text:p>1.3550</text:p>
          </table:table-cell>
          <table:table-cell table:formula="of:=RIGHT([.F82]; 6)" office:value-type="string" office:string-value="0.0562" calcext:value-type="string">
            <text:p>0.05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1.3957 ± 0.9827</text:p>
          </table:table-cell>
          <table:table-cell table:formula="of:=LEFT([.F83]; 6)" office:value-type="string" office:string-value="1.3957" calcext:value-type="string">
            <text:p>1.3957</text:p>
          </table:table-cell>
          <table:table-cell table:formula="of:=RIGHT([.F83]; 6)" office:value-type="string" office:string-value="0.9827" calcext:value-type="string">
            <text:p>0.98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3"/>
          <table:table-cell table:formula="of:=LEFT([.F84]; 6)">
            <text:p/>
          </table:table-cell>
          <table:table-cell table:formula="of:=RIGHT([.F8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1.6645 ± 0.9008</text:p>
          </table:table-cell>
          <table:table-cell table:formula="of:=LEFT([.F85]; 6)" office:value-type="string" office:string-value="1.6645" calcext:value-type="string">
            <text:p>1.6645</text:p>
          </table:table-cell>
          <table:table-cell table:formula="of:=RIGHT([.F85]; 6)" office:value-type="string" office:string-value="0.9008" calcext:value-type="string">
            <text:p>0.90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1.6584 ± 0.1249</text:p>
          </table:table-cell>
          <table:table-cell table:formula="of:=LEFT([.F86]; 6)" office:value-type="string" office:string-value="1.6584" calcext:value-type="string">
            <text:p>1.6584</text:p>
          </table:table-cell>
          <table:table-cell table:formula="of:=RIGHT([.F86]; 6)" office:value-type="string" office:string-value="0.1249" calcext:value-type="string">
            <text:p>0.1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1.2201 ± 0.0532</text:p>
          </table:table-cell>
          <table:table-cell table:formula="of:=LEFT([.F87]; 6)" office:value-type="string" office:string-value="1.2201" calcext:value-type="string">
            <text:p>1.2201</text:p>
          </table:table-cell>
          <table:table-cell table:formula="of:=RIGHT([.F87]; 6)" office:value-type="string" office:string-value="0.0532" calcext:value-type="string">
            <text:p>0.05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1.3167 ± 0.1053</text:p>
          </table:table-cell>
          <table:table-cell table:formula="of:=LEFT([.F88]; 6)" office:value-type="string" office:string-value="1.3167" calcext:value-type="string">
            <text:p>1.3167</text:p>
          </table:table-cell>
          <table:table-cell table:formula="of:=RIGHT([.F88]; 6)" office:value-type="string" office:string-value="0.1053" calcext:value-type="string">
            <text:p>0.10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1.3862 ± 0.1092</text:p>
          </table:table-cell>
          <table:table-cell table:formula="of:=LEFT([.F89]; 6)" office:value-type="string" office:string-value="1.3862" calcext:value-type="string">
            <text:p>1.3862</text:p>
          </table:table-cell>
          <table:table-cell table:formula="of:=RIGHT([.F89]; 6)" office:value-type="string" office:string-value="0.1092" calcext:value-type="string">
            <text:p>0.10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1.0878 ± 0.0308</text:p>
          </table:table-cell>
          <table:table-cell table:formula="of:=LEFT([.F90]; 6)" office:value-type="string" office:string-value="1.0878" calcext:value-type="string">
            <text:p>1.0878</text:p>
          </table:table-cell>
          <table:table-cell table:formula="of:=RIGHT([.F90]; 6)" office:value-type="string" office:string-value="0.0308" calcext:value-type="string">
            <text:p>0.03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1.2488 ± 0.0979</text:p>
          </table:table-cell>
          <table:table-cell table:formula="of:=LEFT([.F91]; 6)" office:value-type="string" office:string-value="1.2488" calcext:value-type="string">
            <text:p>1.2488</text:p>
          </table:table-cell>
          <table:table-cell table:formula="of:=RIGHT([.F91]; 6)" office:value-type="string" office:string-value="0.0979" calcext:value-type="string">
            <text:p>0.09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1.7079 ± 0.1178</text:p>
          </table:table-cell>
          <table:table-cell table:formula="of:=LEFT([.F92]; 6)" office:value-type="string" office:string-value="1.7079" calcext:value-type="string">
            <text:p>1.7079</text:p>
          </table:table-cell>
          <table:table-cell table:formula="of:=RIGHT([.F92]; 6)" office:value-type="string" office:string-value="0.1178" calcext:value-type="string">
            <text:p>0.11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1.3324 ± 0.1220</text:p>
          </table:table-cell>
          <table:table-cell table:formula="of:=LEFT([.F93]; 6)" office:value-type="string" office:string-value="1.3324" calcext:value-type="string">
            <text:p>1.3324</text:p>
          </table:table-cell>
          <table:table-cell table:formula="of:=RIGHT([.F93]; 6)" office:value-type="string" office:string-value="0.1220" calcext:value-type="string">
            <text:p>0.12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1.2354 ± 0.1092</text:p>
          </table:table-cell>
          <table:table-cell table:formula="of:=LEFT([.F94]; 6)" office:value-type="string" office:string-value="1.2354" calcext:value-type="string">
            <text:p>1.2354</text:p>
          </table:table-cell>
          <table:table-cell table:formula="of:=RIGHT([.F94]; 6)" office:value-type="string" office:string-value="0.1092" calcext:value-type="string">
            <text:p>0.10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0.8416 ± 0.1667</text:p>
          </table:table-cell>
          <table:table-cell table:formula="of:=LEFT([.F95]; 6)" office:value-type="string" office:string-value="0.8416" calcext:value-type="string">
            <text:p>0.8416</text:p>
          </table:table-cell>
          <table:table-cell table:formula="of:=RIGHT([.F95]; 6)" office:value-type="string" office:string-value="0.1667" calcext:value-type="string">
            <text:p>0.1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3"/>
          <table:table-cell table:formula="of:=LEFT([.F96]; 6)">
            <text:p/>
          </table:table-cell>
          <table:table-cell table:formula="of:=RIGHT([.F9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1.5955 ± 0.9551</text:p>
          </table:table-cell>
          <table:table-cell table:formula="of:=LEFT([.F97]; 6)" office:value-type="string" office:string-value="1.5955" calcext:value-type="string">
            <text:p>1.5955</text:p>
          </table:table-cell>
          <table:table-cell table:formula="of:=RIGHT([.F97]; 6)" office:value-type="string" office:string-value="0.9551" calcext:value-type="string">
            <text:p>0.95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1.7102 ± 0.0913</text:p>
          </table:table-cell>
          <table:table-cell table:formula="of:=LEFT([.F98]; 6)" office:value-type="string" office:string-value="1.7102" calcext:value-type="string">
            <text:p>1.7102</text:p>
          </table:table-cell>
          <table:table-cell table:formula="of:=RIGHT([.F98]; 6)" office:value-type="string" office:string-value="0.0913" calcext:value-type="string">
            <text:p>0.09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1.3864 ± 0.0448</text:p>
          </table:table-cell>
          <table:table-cell table:formula="of:=LEFT([.F99]; 6)" office:value-type="string" office:string-value="1.3864" calcext:value-type="string">
            <text:p>1.3864</text:p>
          </table:table-cell>
          <table:table-cell table:formula="of:=RIGHT([.F99]; 6)" office:value-type="string" office:string-value="0.0448" calcext:value-type="string">
            <text:p>0.04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1.5260 ± 0.1176</text:p>
          </table:table-cell>
          <table:table-cell table:formula="of:=LEFT([.F100]; 6)" office:value-type="string" office:string-value="1.5260" calcext:value-type="string">
            <text:p>1.5260</text:p>
          </table:table-cell>
          <table:table-cell table:formula="of:=RIGHT([.F100]; 6)" office:value-type="string" office:string-value="0.1176" calcext:value-type="string">
            <text:p>0.1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1.5411 ± 0.1029</text:p>
          </table:table-cell>
          <table:table-cell table:formula="of:=LEFT([.F101]; 6)" office:value-type="string" office:string-value="1.5411" calcext:value-type="string">
            <text:p>1.5411</text:p>
          </table:table-cell>
          <table:table-cell table:formula="of:=RIGHT([.F101]; 6)" office:value-type="string" office:string-value="0.1029" calcext:value-type="string">
            <text:p>0.10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1.2053 ± 0.0376</text:p>
          </table:table-cell>
          <table:table-cell table:formula="of:=LEFT([.F102]; 6)" office:value-type="string" office:string-value="1.2053" calcext:value-type="string">
            <text:p>1.2053</text:p>
          </table:table-cell>
          <table:table-cell table:formula="of:=RIGHT([.F102]; 6)" office:value-type="string" office:string-value="0.0376" calcext:value-type="string">
            <text:p>0.0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1.4472 ± 0.1299</text:p>
          </table:table-cell>
          <table:table-cell table:formula="of:=LEFT([.F103]; 6)" office:value-type="string" office:string-value="1.4472" calcext:value-type="string">
            <text:p>1.4472</text:p>
          </table:table-cell>
          <table:table-cell table:formula="of:=RIGHT([.F103]; 6)" office:value-type="string" office:string-value="0.1299" calcext:value-type="string">
            <text:p>0.12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1.8627 ± 0.1929</text:p>
          </table:table-cell>
          <table:table-cell table:formula="of:=LEFT([.F104]; 6)" office:value-type="string" office:string-value="1.8627" calcext:value-type="string">
            <text:p>1.8627</text:p>
          </table:table-cell>
          <table:table-cell table:formula="of:=RIGHT([.F104]; 6)" office:value-type="string" office:string-value="0.1929" calcext:value-type="string">
            <text:p>0.19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1.4147 ± 0.1068</text:p>
          </table:table-cell>
          <table:table-cell table:formula="of:=LEFT([.F105]; 6)" office:value-type="string" office:string-value="1.4147" calcext:value-type="string">
            <text:p>1.4147</text:p>
          </table:table-cell>
          <table:table-cell table:formula="of:=RIGHT([.F105]; 6)" office:value-type="string" office:string-value="0.1068" calcext:value-type="string">
            <text:p>0.10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1.4648 ± 0.2708</text:p>
          </table:table-cell>
          <table:table-cell table:formula="of:=LEFT([.F106]; 6)" office:value-type="string" office:string-value="1.4648" calcext:value-type="string">
            <text:p>1.4648</text:p>
          </table:table-cell>
          <table:table-cell table:formula="of:=RIGHT([.F106]; 6)" office:value-type="string" office:string-value="0.2708" calcext:value-type="string">
            <text:p>0.27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0.9694 ± 0.2206</text:p>
          </table:table-cell>
          <table:table-cell table:formula="of:=LEFT([.F107]; 6)" office:value-type="string" office:string-value="0.9694" calcext:value-type="string">
            <text:p>0.9694</text:p>
          </table:table-cell>
          <table:table-cell table:formula="of:=RIGHT([.F107]; 6)" office:value-type="string" office:string-value="0.2206" calcext:value-type="string">
            <text:p>0.22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3"/>
          <table:table-cell table:formula="of:=LEFT([.F108]; 6)">
            <text:p/>
          </table:table-cell>
          <table:table-cell table:formula="of:=RIGHT([.F10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1.3320 ± 0.2319</text:p>
          </table:table-cell>
          <table:table-cell table:formula="of:=LEFT([.F109]; 6)" office:value-type="string" office:string-value="1.3320" calcext:value-type="string">
            <text:p>1.3320</text:p>
          </table:table-cell>
          <table:table-cell table:formula="of:=RIGHT([.F109]; 6)" office:value-type="string" office:string-value="0.2319" calcext:value-type="string">
            <text:p>0.23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.8410 ± 0.4214</text:p>
          </table:table-cell>
          <table:table-cell table:formula="of:=LEFT([.F110]; 6)" office:value-type="string" office:string-value="4.8410" calcext:value-type="string">
            <text:p>4.8410</text:p>
          </table:table-cell>
          <table:table-cell table:formula="of:=RIGHT([.F110]; 6)" office:value-type="string" office:string-value="0.4214" calcext:value-type="string">
            <text:p>0.42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.9061 ± 0.3576</text:p>
          </table:table-cell>
          <table:table-cell table:formula="of:=LEFT([.F111]; 6)" office:value-type="string" office:string-value="4.9061" calcext:value-type="string">
            <text:p>4.9061</text:p>
          </table:table-cell>
          <table:table-cell table:formula="of:=RIGHT([.F111]; 6)" office:value-type="string" office:string-value="0.3576" calcext:value-type="string">
            <text:p>0.35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5.1267 ± 0.2058</text:p>
          </table:table-cell>
          <table:table-cell table:formula="of:=LEFT([.F112]; 6)" office:value-type="string" office:string-value="5.1267" calcext:value-type="string">
            <text:p>5.1267</text:p>
          </table:table-cell>
          <table:table-cell table:formula="of:=RIGHT([.F112]; 6)" office:value-type="string" office:string-value="0.2058" calcext:value-type="string">
            <text:p>0.20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.8891 ± 0.4497</text:p>
          </table:table-cell>
          <table:table-cell table:formula="of:=LEFT([.F113]; 6)" office:value-type="string" office:string-value="4.8891" calcext:value-type="string">
            <text:p>4.8891</text:p>
          </table:table-cell>
          <table:table-cell table:formula="of:=RIGHT([.F113]; 6)" office:value-type="string" office:string-value="0.4497" calcext:value-type="string">
            <text:p>0.44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.7519 ± 0.3747</text:p>
          </table:table-cell>
          <table:table-cell table:formula="of:=LEFT([.F114]; 6)" office:value-type="string" office:string-value="4.7519" calcext:value-type="string">
            <text:p>4.7519</text:p>
          </table:table-cell>
          <table:table-cell table:formula="of:=RIGHT([.F114]; 6)" office:value-type="string" office:string-value="0.3747" calcext:value-type="string">
            <text:p>0.37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.6612 ± 0.2053</text:p>
          </table:table-cell>
          <table:table-cell table:formula="of:=LEFT([.F115]; 6)" office:value-type="string" office:string-value="4.6612" calcext:value-type="string">
            <text:p>4.6612</text:p>
          </table:table-cell>
          <table:table-cell table:formula="of:=RIGHT([.F115]; 6)" office:value-type="string" office:string-value="0.2053" calcext:value-type="string">
            <text:p>0.20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5.5321 ± 0.2454</text:p>
          </table:table-cell>
          <table:table-cell table:formula="of:=LEFT([.F116]; 6)" office:value-type="string" office:string-value="5.5321" calcext:value-type="string">
            <text:p>5.5321</text:p>
          </table:table-cell>
          <table:table-cell table:formula="of:=RIGHT([.F116]; 6)" office:value-type="string" office:string-value="0.2454" calcext:value-type="string">
            <text:p>0.24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5.0915 ± 0.3589</text:p>
          </table:table-cell>
          <table:table-cell table:formula="of:=LEFT([.F117]; 6)" office:value-type="string" office:string-value="5.0915" calcext:value-type="string">
            <text:p>5.0915</text:p>
          </table:table-cell>
          <table:table-cell table:formula="of:=RIGHT([.F117]; 6)" office:value-type="string" office:string-value="0.3589" calcext:value-type="string">
            <text:p>0.35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5.3662 ± 0.1878</text:p>
          </table:table-cell>
          <table:table-cell table:formula="of:=LEFT([.F118]; 6)" office:value-type="string" office:string-value="5.3662" calcext:value-type="string">
            <text:p>5.3662</text:p>
          </table:table-cell>
          <table:table-cell table:formula="of:=RIGHT([.F118]; 6)" office:value-type="string" office:string-value="0.1878" calcext:value-type="string">
            <text:p>0.18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5.6817 ± 0.2921</text:p>
          </table:table-cell>
          <table:table-cell table:formula="of:=LEFT([.F119]; 6)" office:value-type="string" office:string-value="5.6817" calcext:value-type="string">
            <text:p>5.6817</text:p>
          </table:table-cell>
          <table:table-cell table:formula="of:=RIGHT([.F119]; 6)" office:value-type="string" office:string-value="0.2921" calcext:value-type="string">
            <text:p>0.29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formula="of:=LEFT([.F120]; 6)">
            <text:p/>
          </table:table-cell>
          <table:table-cell table:formula="of:=RIGHT([.F12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5.4185 ± 0.2584</text:p>
          </table:table-cell>
          <table:table-cell table:formula="of:=LEFT([.F121]; 6)" office:value-type="string" office:string-value="5.4185" calcext:value-type="string">
            <text:p>5.4185</text:p>
          </table:table-cell>
          <table:table-cell table:formula="of:=RIGHT([.F121]; 6)" office:value-type="string" office:string-value="0.2584" calcext:value-type="string">
            <text:p>0.25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4.3495 ± 0.4071</text:p>
          </table:table-cell>
          <table:table-cell table:formula="of:=LEFT([.F122]; 6)" office:value-type="string" office:string-value="4.3495" calcext:value-type="string">
            <text:p>4.3495</text:p>
          </table:table-cell>
          <table:table-cell table:formula="of:=RIGHT([.F122]; 6)" office:value-type="string" office:string-value="0.4071" calcext:value-type="string">
            <text:p>0.40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3.9931 ± 0.3624</text:p>
          </table:table-cell>
          <table:table-cell table:formula="of:=LEFT([.F123]; 6)" office:value-type="string" office:string-value="3.9931" calcext:value-type="string">
            <text:p>3.9931</text:p>
          </table:table-cell>
          <table:table-cell table:formula="of:=RIGHT([.F123]; 6)" office:value-type="string" office:string-value="0.3624" calcext:value-type="string">
            <text:p>0.36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3.5459 ± 0.3153</text:p>
          </table:table-cell>
          <table:table-cell table:formula="of:=LEFT([.F124]; 6)" office:value-type="string" office:string-value="3.5459" calcext:value-type="string">
            <text:p>3.5459</text:p>
          </table:table-cell>
          <table:table-cell table:formula="of:=RIGHT([.F124]; 6)" office:value-type="string" office:string-value="0.3153" calcext:value-type="string">
            <text:p>0.31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4.4149 ± 0.5111</text:p>
          </table:table-cell>
          <table:table-cell table:formula="of:=LEFT([.F125]; 6)" office:value-type="string" office:string-value="4.4149" calcext:value-type="string">
            <text:p>4.4149</text:p>
          </table:table-cell>
          <table:table-cell table:formula="of:=RIGHT([.F125]; 6)" office:value-type="string" office:string-value="0.5111" calcext:value-type="string">
            <text:p>0.5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3.8298 ± 0.3806</text:p>
          </table:table-cell>
          <table:table-cell table:formula="of:=LEFT([.F126]; 6)" office:value-type="string" office:string-value="3.8298" calcext:value-type="string">
            <text:p>3.8298</text:p>
          </table:table-cell>
          <table:table-cell table:formula="of:=RIGHT([.F126]; 6)" office:value-type="string" office:string-value="0.3806" calcext:value-type="string">
            <text:p>0.38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3.4037 ± 0.2794</text:p>
          </table:table-cell>
          <table:table-cell table:formula="of:=LEFT([.F127]; 6)" office:value-type="string" office:string-value="3.4037" calcext:value-type="string">
            <text:p>3.4037</text:p>
          </table:table-cell>
          <table:table-cell table:formula="of:=RIGHT([.F127]; 6)" office:value-type="string" office:string-value="0.2794" calcext:value-type="string">
            <text:p>0.27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4.5349 ± 0.3418</text:p>
          </table:table-cell>
          <table:table-cell table:formula="of:=LEFT([.F128]; 6)" office:value-type="string" office:string-value="4.5349" calcext:value-type="string">
            <text:p>4.5349</text:p>
          </table:table-cell>
          <table:table-cell table:formula="of:=RIGHT([.F128]; 6)" office:value-type="string" office:string-value="0.3418" calcext:value-type="string">
            <text:p>0.34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4.0143 ± 0.2401</text:p>
          </table:table-cell>
          <table:table-cell table:formula="of:=LEFT([.F129]; 6)" office:value-type="string" office:string-value="4.0143" calcext:value-type="string">
            <text:p>4.0143</text:p>
          </table:table-cell>
          <table:table-cell table:formula="of:=RIGHT([.F129]; 6)" office:value-type="string" office:string-value="0.2401" calcext:value-type="string">
            <text:p>0.24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3.4184 ± 0.2703</text:p>
          </table:table-cell>
          <table:table-cell table:formula="of:=LEFT([.F130]; 6)" office:value-type="string" office:string-value="3.4184" calcext:value-type="string">
            <text:p>3.4184</text:p>
          </table:table-cell>
          <table:table-cell table:formula="of:=RIGHT([.F130]; 6)" office:value-type="string" office:string-value="0.2703" calcext:value-type="string">
            <text:p>0.27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7.1011 ± 3.2356</text:p>
          </table:table-cell>
          <table:table-cell table:formula="of:=LEFT([.F131]; 6)" office:value-type="string" office:string-value="7.1011" calcext:value-type="string">
            <text:p>7.1011</text:p>
          </table:table-cell>
          <table:table-cell table:formula="of:=RIGHT([.F131]; 6)" office:value-type="string" office:string-value="3.2356" calcext:value-type="string">
            <text:p>3.23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formula="of:=LEFT([.F132]; 6)">
            <text:p/>
          </table:table-cell>
          <table:table-cell table:formula="of:=RIGHT([.F13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5.8536 ± 0.6385</text:p>
          </table:table-cell>
          <table:table-cell table:formula="of:=LEFT([.F133]; 6)" office:value-type="string" office:string-value="5.8536" calcext:value-type="string">
            <text:p>5.8536</text:p>
          </table:table-cell>
          <table:table-cell table:formula="of:=RIGHT([.F133]; 6)" office:value-type="string" office:string-value="0.6385" calcext:value-type="string">
            <text:p>0.6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3.8250 ± 0.2735</text:p>
          </table:table-cell>
          <table:table-cell table:formula="of:=LEFT([.F134]; 6)" office:value-type="string" office:string-value="3.8250" calcext:value-type="string">
            <text:p>3.8250</text:p>
          </table:table-cell>
          <table:table-cell table:formula="of:=RIGHT([.F134]; 6)" office:value-type="string" office:string-value="0.2735" calcext:value-type="string">
            <text:p>0.27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3.5122 ± 0.1432</text:p>
          </table:table-cell>
          <table:table-cell table:formula="of:=LEFT([.F135]; 6)" office:value-type="string" office:string-value="3.5122" calcext:value-type="string">
            <text:p>3.5122</text:p>
          </table:table-cell>
          <table:table-cell table:formula="of:=RIGHT([.F135]; 6)" office:value-type="string" office:string-value="0.1432" calcext:value-type="string">
            <text:p>0.14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3.2584 ± 0.1756</text:p>
          </table:table-cell>
          <table:table-cell table:formula="of:=LEFT([.F136]; 6)" office:value-type="string" office:string-value="3.2584" calcext:value-type="string">
            <text:p>3.2584</text:p>
          </table:table-cell>
          <table:table-cell table:formula="of:=RIGHT([.F136]; 6)" office:value-type="string" office:string-value="0.1756" calcext:value-type="string">
            <text:p>0.17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3.8970 ± 0.4370</text:p>
          </table:table-cell>
          <table:table-cell table:formula="of:=LEFT([.F137]; 6)" office:value-type="string" office:string-value="3.8970" calcext:value-type="string">
            <text:p>3.8970</text:p>
          </table:table-cell>
          <table:table-cell table:formula="of:=RIGHT([.F137]; 6)" office:value-type="string" office:string-value="0.4370" calcext:value-type="string">
            <text:p>0.43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3.3692 ± 0.1990</text:p>
          </table:table-cell>
          <table:table-cell table:formula="of:=LEFT([.F138]; 6)" office:value-type="string" office:string-value="3.3692" calcext:value-type="string">
            <text:p>3.3692</text:p>
          </table:table-cell>
          <table:table-cell table:formula="of:=RIGHT([.F138]; 6)" office:value-type="string" office:string-value="0.1990" calcext:value-type="string">
            <text:p>0.19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3.0540 ± 0.1534</text:p>
          </table:table-cell>
          <table:table-cell table:formula="of:=LEFT([.F139]; 6)" office:value-type="string" office:string-value="3.0540" calcext:value-type="string">
            <text:p>3.0540</text:p>
          </table:table-cell>
          <table:table-cell table:formula="of:=RIGHT([.F139]; 6)" office:value-type="string" office:string-value="0.1534" calcext:value-type="string">
            <text:p>0.15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4.1016 ± 0.2573</text:p>
          </table:table-cell>
          <table:table-cell table:formula="of:=LEFT([.F140]; 6)" office:value-type="string" office:string-value="4.1016" calcext:value-type="string">
            <text:p>4.1016</text:p>
          </table:table-cell>
          <table:table-cell table:formula="of:=RIGHT([.F140]; 6)" office:value-type="string" office:string-value="0.2573" calcext:value-type="string">
            <text:p>0.25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3.8365 ± 0.3107</text:p>
          </table:table-cell>
          <table:table-cell table:formula="of:=LEFT([.F141]; 6)" office:value-type="string" office:string-value="3.8365" calcext:value-type="string">
            <text:p>3.8365</text:p>
          </table:table-cell>
          <table:table-cell table:formula="of:=RIGHT([.F141]; 6)" office:value-type="string" office:string-value="0.3107" calcext:value-type="string">
            <text:p>0.31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2.9181 ± 0.2220</text:p>
          </table:table-cell>
          <table:table-cell table:formula="of:=LEFT([.F142]; 6)" office:value-type="string" office:string-value="2.9181" calcext:value-type="string">
            <text:p>2.9181</text:p>
          </table:table-cell>
          <table:table-cell table:formula="of:=RIGHT([.F142]; 6)" office:value-type="string" office:string-value="0.2220" calcext:value-type="string">
            <text:p>0.22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4.6135 ± 1.3045</text:p>
          </table:table-cell>
          <table:table-cell table:formula="of:=LEFT([.F143]; 6)" office:value-type="string" office:string-value="4.6135" calcext:value-type="string">
            <text:p>4.6135</text:p>
          </table:table-cell>
          <table:table-cell table:formula="of:=RIGHT([.F143]; 6)" office:value-type="string" office:string-value="1.3045" calcext:value-type="string">
            <text:p>1.30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formula="of:=LEFT([.F144]; 6)">
            <text:p/>
          </table:table-cell>
          <table:table-cell table:formula="of:=RIGHT([.F14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5.3150 ± 0.4687</text:p>
          </table:table-cell>
          <table:table-cell table:formula="of:=LEFT([.F145]; 6)" office:value-type="string" office:string-value="5.3150" calcext:value-type="string">
            <text:p>5.3150</text:p>
          </table:table-cell>
          <table:table-cell table:formula="of:=RIGHT([.F145]; 6)" office:value-type="string" office:string-value="0.4687" calcext:value-type="string">
            <text:p>0.46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3.1289 ± 0.2466</text:p>
          </table:table-cell>
          <table:table-cell table:formula="of:=LEFT([.F146]; 6)" office:value-type="string" office:string-value="3.1289" calcext:value-type="string">
            <text:p>3.1289</text:p>
          </table:table-cell>
          <table:table-cell table:formula="of:=RIGHT([.F146]; 6)" office:value-type="string" office:string-value="0.2466" calcext:value-type="string">
            <text:p>0.2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3.1018 ± 0.0575</text:p>
          </table:table-cell>
          <table:table-cell table:formula="of:=LEFT([.F147]; 6)" office:value-type="string" office:string-value="3.1018" calcext:value-type="string">
            <text:p>3.1018</text:p>
          </table:table-cell>
          <table:table-cell table:formula="of:=RIGHT([.F147]; 6)" office:value-type="string" office:string-value="0.0575" calcext:value-type="string">
            <text:p>0.05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2.8582 ± 0.0519</text:p>
          </table:table-cell>
          <table:table-cell table:formula="of:=LEFT([.F148]; 6)" office:value-type="string" office:string-value="2.8582" calcext:value-type="string">
            <text:p>2.8582</text:p>
          </table:table-cell>
          <table:table-cell table:formula="of:=RIGHT([.F148]; 6)" office:value-type="string" office:string-value="0.0519" calcext:value-type="string">
            <text:p>0.05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3.1324 ± 0.2665</text:p>
          </table:table-cell>
          <table:table-cell table:formula="of:=LEFT([.F149]; 6)" office:value-type="string" office:string-value="3.1324" calcext:value-type="string">
            <text:p>3.1324</text:p>
          </table:table-cell>
          <table:table-cell table:formula="of:=RIGHT([.F149]; 6)" office:value-type="string" office:string-value="0.2665" calcext:value-type="string">
            <text:p>0.26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2.7033 ± 0.0502</text:p>
          </table:table-cell>
          <table:table-cell table:formula="of:=LEFT([.F150]; 6)" office:value-type="string" office:string-value="2.7033" calcext:value-type="string">
            <text:p>2.7033</text:p>
          </table:table-cell>
          <table:table-cell table:formula="of:=RIGHT([.F150]; 6)" office:value-type="string" office:string-value="0.0502" calcext:value-type="string">
            <text:p>0.05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2.7001 ± 0.0863</text:p>
          </table:table-cell>
          <table:table-cell table:formula="of:=LEFT([.F151]; 6)" office:value-type="string" office:string-value="2.7001" calcext:value-type="string">
            <text:p>2.7001</text:p>
          </table:table-cell>
          <table:table-cell table:formula="of:=RIGHT([.F151]; 6)" office:value-type="string" office:string-value="0.0863" calcext:value-type="string">
            <text:p>0.08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3.0909 ± 0.1574</text:p>
          </table:table-cell>
          <table:table-cell table:formula="of:=LEFT([.F152]; 6)" office:value-type="string" office:string-value="3.0909" calcext:value-type="string">
            <text:p>3.0909</text:p>
          </table:table-cell>
          <table:table-cell table:formula="of:=RIGHT([.F152]; 6)" office:value-type="string" office:string-value="0.1574" calcext:value-type="string">
            <text:p>0.15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3.3368 ± 0.2457</text:p>
          </table:table-cell>
          <table:table-cell table:formula="of:=LEFT([.F153]; 6)" office:value-type="string" office:string-value="3.3368" calcext:value-type="string">
            <text:p>3.3368</text:p>
          </table:table-cell>
          <table:table-cell table:formula="of:=RIGHT([.F153]; 6)" office:value-type="string" office:string-value="0.2457" calcext:value-type="string">
            <text:p>0.24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2.0996 ± 0.1634</text:p>
          </table:table-cell>
          <table:table-cell table:formula="of:=LEFT([.F154]; 6)" office:value-type="string" office:string-value="2.0996" calcext:value-type="string">
            <text:p>2.0996</text:p>
          </table:table-cell>
          <table:table-cell table:formula="of:=RIGHT([.F154]; 6)" office:value-type="string" office:string-value="0.1634" calcext:value-type="string">
            <text:p>0.16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3.7614 ± 1.6732</text:p>
          </table:table-cell>
          <table:table-cell table:formula="of:=LEFT([.F155]; 6)" office:value-type="string" office:string-value="3.7614" calcext:value-type="string">
            <text:p>3.7614</text:p>
          </table:table-cell>
          <table:table-cell table:formula="of:=RIGHT([.F155]; 6)" office:value-type="string" office:string-value="1.6732" calcext:value-type="string">
            <text:p>1.67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3"/>
          <table:table-cell table:formula="of:=LEFT([.F156]; 6)">
            <text:p/>
          </table:table-cell>
          <table:table-cell table:formula="of:=RIGHT([.F15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5.1483 ± 1.6995</text:p>
          </table:table-cell>
          <table:table-cell table:formula="of:=LEFT([.F157]; 6)" office:value-type="string" office:string-value="5.1483" calcext:value-type="string">
            <text:p>5.1483</text:p>
          </table:table-cell>
          <table:table-cell table:formula="of:=RIGHT([.F157]; 6)" office:value-type="string" office:string-value="1.6995" calcext:value-type="string">
            <text:p>1.69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3.0144 ± 0.2374</text:p>
          </table:table-cell>
          <table:table-cell table:formula="of:=LEFT([.F158]; 6)" office:value-type="string" office:string-value="3.0144" calcext:value-type="string">
            <text:p>3.0144</text:p>
          </table:table-cell>
          <table:table-cell table:formula="of:=RIGHT([.F158]; 6)" office:value-type="string" office:string-value="0.2374" calcext:value-type="string">
            <text:p>0.23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2.6980 ± 0.1640</text:p>
          </table:table-cell>
          <table:table-cell table:formula="of:=LEFT([.F159]; 6)" office:value-type="string" office:string-value="2.6980" calcext:value-type="string">
            <text:p>2.6980</text:p>
          </table:table-cell>
          <table:table-cell table:formula="of:=RIGHT([.F159]; 6)" office:value-type="string" office:string-value="0.1640" calcext:value-type="string">
            <text:p>0.16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2.6433 ± 0.3170</text:p>
          </table:table-cell>
          <table:table-cell table:formula="of:=LEFT([.F160]; 6)" office:value-type="string" office:string-value="2.6433" calcext:value-type="string">
            <text:p>2.6433</text:p>
          </table:table-cell>
          <table:table-cell table:formula="of:=RIGHT([.F160]; 6)" office:value-type="string" office:string-value="0.3170" calcext:value-type="string">
            <text:p>0.31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2.8742 ± 0.1584</text:p>
          </table:table-cell>
          <table:table-cell table:formula="of:=LEFT([.F161]; 6)" office:value-type="string" office:string-value="2.8742" calcext:value-type="string">
            <text:p>2.8742</text:p>
          </table:table-cell>
          <table:table-cell table:formula="of:=RIGHT([.F161]; 6)" office:value-type="string" office:string-value="0.1584" calcext:value-type="string">
            <text:p>0.15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2.3819 ± 0.1639</text:p>
          </table:table-cell>
          <table:table-cell table:formula="of:=LEFT([.F162]; 6)" office:value-type="string" office:string-value="2.3819" calcext:value-type="string">
            <text:p>2.3819</text:p>
          </table:table-cell>
          <table:table-cell table:formula="of:=RIGHT([.F162]; 6)" office:value-type="string" office:string-value="0.1639" calcext:value-type="string">
            <text:p>0.16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2.6474 ± 0.2404</text:p>
          </table:table-cell>
          <table:table-cell table:formula="of:=LEFT([.F163]; 6)" office:value-type="string" office:string-value="2.6474" calcext:value-type="string">
            <text:p>2.6474</text:p>
          </table:table-cell>
          <table:table-cell table:formula="of:=RIGHT([.F163]; 6)" office:value-type="string" office:string-value="0.2404" calcext:value-type="string">
            <text:p>0.2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2.8665 ± 0.3149</text:p>
          </table:table-cell>
          <table:table-cell table:formula="of:=LEFT([.F164]; 6)" office:value-type="string" office:string-value="2.8665" calcext:value-type="string">
            <text:p>2.8665</text:p>
          </table:table-cell>
          <table:table-cell table:formula="of:=RIGHT([.F164]; 6)" office:value-type="string" office:string-value="0.3149" calcext:value-type="string">
            <text:p>0.31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2.9220 ± 0.2841</text:p>
          </table:table-cell>
          <table:table-cell table:formula="of:=LEFT([.F165]; 6)" office:value-type="string" office:string-value="2.9220" calcext:value-type="string">
            <text:p>2.9220</text:p>
          </table:table-cell>
          <table:table-cell table:formula="of:=RIGHT([.F165]; 6)" office:value-type="string" office:string-value="0.2841" calcext:value-type="string">
            <text:p>0.28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2.0972 ± 0.1509</text:p>
          </table:table-cell>
          <table:table-cell table:formula="of:=LEFT([.F166]; 6)" office:value-type="string" office:string-value="2.0972" calcext:value-type="string">
            <text:p>2.0972</text:p>
          </table:table-cell>
          <table:table-cell table:formula="of:=RIGHT([.F166]; 6)" office:value-type="string" office:string-value="0.1509" calcext:value-type="string">
            <text:p>0.15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1.3986 ± 0.1721</text:p>
          </table:table-cell>
          <table:table-cell table:formula="of:=LEFT([.F167]; 6)" office:value-type="string" office:string-value="1.3986" calcext:value-type="string">
            <text:p>1.3986</text:p>
          </table:table-cell>
          <table:table-cell table:formula="of:=RIGHT([.F167]; 6)" office:value-type="string" office:string-value="0.1721" calcext:value-type="string">
            <text:p>0.17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3"/>
          <table:table-cell table:formula="of:=LEFT([.F168]; 6)">
            <text:p/>
          </table:table-cell>
          <table:table-cell table:formula="of:=RIGHT([.F16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3.8891 ± 1.5148</text:p>
          </table:table-cell>
          <table:table-cell table:formula="of:=LEFT([.F169]; 6)" office:value-type="string" office:string-value="3.8891" calcext:value-type="string">
            <text:p>3.8891</text:p>
          </table:table-cell>
          <table:table-cell table:formula="of:=RIGHT([.F169]; 6)" office:value-type="string" office:string-value="1.5148" calcext:value-type="string">
            <text:p>1.5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2.9310 ± 0.1959</text:p>
          </table:table-cell>
          <table:table-cell table:formula="of:=LEFT([.F170]; 6)" office:value-type="string" office:string-value="2.9310" calcext:value-type="string">
            <text:p>2.9310</text:p>
          </table:table-cell>
          <table:table-cell table:formula="of:=RIGHT([.F170]; 6)" office:value-type="string" office:string-value="0.1959" calcext:value-type="string">
            <text:p>0.19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2.5664 ± 0.1217</text:p>
          </table:table-cell>
          <table:table-cell table:formula="of:=LEFT([.F171]; 6)" office:value-type="string" office:string-value="2.5664" calcext:value-type="string">
            <text:p>2.5664</text:p>
          </table:table-cell>
          <table:table-cell table:formula="of:=RIGHT([.F171]; 6)" office:value-type="string" office:string-value="0.1217" calcext:value-type="string">
            <text:p>0.12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2.6108 ± 0.0600</text:p>
          </table:table-cell>
          <table:table-cell table:formula="of:=LEFT([.F172]; 6)" office:value-type="string" office:string-value="2.6108" calcext:value-type="string">
            <text:p>2.6108</text:p>
          </table:table-cell>
          <table:table-cell table:formula="of:=RIGHT([.F172]; 6)" office:value-type="string" office:string-value="0.0600" calcext:value-type="string">
            <text:p>0.0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2.6410 ± 0.1128</text:p>
          </table:table-cell>
          <table:table-cell table:formula="of:=LEFT([.F173]; 6)" office:value-type="string" office:string-value="2.6410" calcext:value-type="string">
            <text:p>2.6410</text:p>
          </table:table-cell>
          <table:table-cell table:formula="of:=RIGHT([.F173]; 6)" office:value-type="string" office:string-value="0.1128" calcext:value-type="string">
            <text:p>0.11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2.2327 ± 0.1036</text:p>
          </table:table-cell>
          <table:table-cell table:formula="of:=LEFT([.F174]; 6)" office:value-type="string" office:string-value="2.2327" calcext:value-type="string">
            <text:p>2.2327</text:p>
          </table:table-cell>
          <table:table-cell table:formula="of:=RIGHT([.F174]; 6)" office:value-type="string" office:string-value="0.1036" calcext:value-type="string">
            <text:p>0.10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2.5228 ± 0.1467</text:p>
          </table:table-cell>
          <table:table-cell table:formula="of:=LEFT([.F175]; 6)" office:value-type="string" office:string-value="2.5228" calcext:value-type="string">
            <text:p>2.5228</text:p>
          </table:table-cell>
          <table:table-cell table:formula="of:=RIGHT([.F175]; 6)" office:value-type="string" office:string-value="0.1467" calcext:value-type="string">
            <text:p>0.14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2.7271 ± 0.1842</text:p>
          </table:table-cell>
          <table:table-cell table:formula="of:=LEFT([.F176]; 6)" office:value-type="string" office:string-value="2.7271" calcext:value-type="string">
            <text:p>2.7271</text:p>
          </table:table-cell>
          <table:table-cell table:formula="of:=RIGHT([.F176]; 6)" office:value-type="string" office:string-value="0.1842" calcext:value-type="string">
            <text:p>0.18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2.5311 ± 0.1631</text:p>
          </table:table-cell>
          <table:table-cell table:formula="of:=LEFT([.F177]; 6)" office:value-type="string" office:string-value="2.5311" calcext:value-type="string">
            <text:p>2.5311</text:p>
          </table:table-cell>
          <table:table-cell table:formula="of:=RIGHT([.F177]; 6)" office:value-type="string" office:string-value="0.1631" calcext:value-type="string">
            <text:p>0.16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2.1061 ± 0.2208</text:p>
          </table:table-cell>
          <table:table-cell table:formula="of:=LEFT([.F178]; 6)" office:value-type="string" office:string-value="2.1061" calcext:value-type="string">
            <text:p>2.1061</text:p>
          </table:table-cell>
          <table:table-cell table:formula="of:=RIGHT([.F178]; 6)" office:value-type="string" office:string-value="0.2208" calcext:value-type="string">
            <text:p>0.22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1.4375 ± 0.0912</text:p>
          </table:table-cell>
          <table:table-cell table:formula="of:=LEFT([.F179]; 6)" office:value-type="string" office:string-value="1.4375" calcext:value-type="string">
            <text:p>1.4375</text:p>
          </table:table-cell>
          <table:table-cell table:formula="of:=RIGHT([.F179]; 6)" office:value-type="string" office:string-value="0.0912" calcext:value-type="string">
            <text:p>0.09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3"/>
          <table:table-cell table:formula="of:=LEFT([.F180]; 6)">
            <text:p/>
          </table:table-cell>
          <table:table-cell table:formula="of:=RIGHT([.F18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3.6040 ± 1.3699</text:p>
          </table:table-cell>
          <table:table-cell table:formula="of:=LEFT([.F181]; 6)" office:value-type="string" office:string-value="3.6040" calcext:value-type="string">
            <text:p>3.6040</text:p>
          </table:table-cell>
          <table:table-cell table:formula="of:=RIGHT([.F181]; 6)" office:value-type="string" office:string-value="1.3699" calcext:value-type="string">
            <text:p>1.36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2.8956 ± 0.1189</text:p>
          </table:table-cell>
          <table:table-cell table:formula="of:=LEFT([.F182]; 6)" office:value-type="string" office:string-value="2.8956" calcext:value-type="string">
            <text:p>2.8956</text:p>
          </table:table-cell>
          <table:table-cell table:formula="of:=RIGHT([.F182]; 6)" office:value-type="string" office:string-value="0.1189" calcext:value-type="string">
            <text:p>0.1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2.5679 ± 0.1611</text:p>
          </table:table-cell>
          <table:table-cell table:formula="of:=LEFT([.F183]; 6)" office:value-type="string" office:string-value="2.5679" calcext:value-type="string">
            <text:p>2.5679</text:p>
          </table:table-cell>
          <table:table-cell table:formula="of:=RIGHT([.F183]; 6)" office:value-type="string" office:string-value="0.1611" calcext:value-type="string">
            <text:p>0.16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2.6643 ± 0.1930</text:p>
          </table:table-cell>
          <table:table-cell table:formula="of:=LEFT([.F184]; 6)" office:value-type="string" office:string-value="2.6643" calcext:value-type="string">
            <text:p>2.6643</text:p>
          </table:table-cell>
          <table:table-cell table:formula="of:=RIGHT([.F184]; 6)" office:value-type="string" office:string-value="0.1930" calcext:value-type="string">
            <text:p>0.19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2.6165 ± 0.1073</text:p>
          </table:table-cell>
          <table:table-cell table:formula="of:=LEFT([.F185]; 6)" office:value-type="string" office:string-value="2.6165" calcext:value-type="string">
            <text:p>2.6165</text:p>
          </table:table-cell>
          <table:table-cell table:formula="of:=RIGHT([.F185]; 6)" office:value-type="string" office:string-value="0.1073" calcext:value-type="string">
            <text:p>0.10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2.2929 ± 0.0955</text:p>
          </table:table-cell>
          <table:table-cell table:formula="of:=LEFT([.F186]; 6)" office:value-type="string" office:string-value="2.2929" calcext:value-type="string">
            <text:p>2.2929</text:p>
          </table:table-cell>
          <table:table-cell table:formula="of:=RIGHT([.F186]; 6)" office:value-type="string" office:string-value="0.0955" calcext:value-type="string">
            <text:p>0.09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2.5785 ± 0.2246</text:p>
          </table:table-cell>
          <table:table-cell table:formula="of:=LEFT([.F187]; 6)" office:value-type="string" office:string-value="2.5785" calcext:value-type="string">
            <text:p>2.5785</text:p>
          </table:table-cell>
          <table:table-cell table:formula="of:=RIGHT([.F187]; 6)" office:value-type="string" office:string-value="0.2246" calcext:value-type="string">
            <text:p>0.22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2.7654 ± 0.2000</text:p>
          </table:table-cell>
          <table:table-cell table:formula="of:=LEFT([.F188]; 6)" office:value-type="string" office:string-value="2.7654" calcext:value-type="string">
            <text:p>2.7654</text:p>
          </table:table-cell>
          <table:table-cell table:formula="of:=RIGHT([.F188]; 6)" office:value-type="string" office:string-value="0.2000" calcext:value-type="string">
            <text:p>0.2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2.5442 ± 0.0990</text:p>
          </table:table-cell>
          <table:table-cell table:formula="of:=LEFT([.F189]; 6)" office:value-type="string" office:string-value="2.5442" calcext:value-type="string">
            <text:p>2.5442</text:p>
          </table:table-cell>
          <table:table-cell table:formula="of:=RIGHT([.F189]; 6)" office:value-type="string" office:string-value="0.0990" calcext:value-type="string">
            <text:p>0.09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1.9458 ± 0.2387</text:p>
          </table:table-cell>
          <table:table-cell table:formula="of:=LEFT([.F190]; 6)" office:value-type="string" office:string-value="1.9458" calcext:value-type="string">
            <text:p>1.9458</text:p>
          </table:table-cell>
          <table:table-cell table:formula="of:=RIGHT([.F190]; 6)" office:value-type="string" office:string-value="0.2387" calcext:value-type="string">
            <text:p>0.2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1.1801 ± 0.0843</text:p>
          </table:table-cell>
          <table:table-cell table:formula="of:=LEFT([.F191]; 6)" office:value-type="string" office:string-value="1.1801" calcext:value-type="string">
            <text:p>1.1801</text:p>
          </table:table-cell>
          <table:table-cell table:formula="of:=RIGHT([.F191]; 6)" office:value-type="string" office:string-value="0.0843" calcext:value-type="string">
            <text:p>0.08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3"/>
          <table:table-cell table:formula="of:=LEFT([.F192]; 6)">
            <text:p/>
          </table:table-cell>
          <table:table-cell table:formula="of:=RIGHT([.F19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1.5683 ± 0.1840</text:p>
          </table:table-cell>
          <table:table-cell table:formula="of:=LEFT([.F193]; 6)" office:value-type="string" office:string-value="1.5683" calcext:value-type="string">
            <text:p>1.5683</text:p>
          </table:table-cell>
          <table:table-cell table:formula="of:=RIGHT([.F193]; 6)" office:value-type="string" office:string-value="0.1840" calcext:value-type="string">
            <text:p>0.18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2.8126 ± 0.1210</text:p>
          </table:table-cell>
          <table:table-cell table:formula="of:=LEFT([.F194]; 6)" office:value-type="string" office:string-value="2.8126" calcext:value-type="string">
            <text:p>2.8126</text:p>
          </table:table-cell>
          <table:table-cell table:formula="of:=RIGHT([.F194]; 6)" office:value-type="string" office:string-value="0.1210" calcext:value-type="string">
            <text:p>0.12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2.5038 ± 0.1293</text:p>
          </table:table-cell>
          <table:table-cell table:formula="of:=LEFT([.F195]; 6)" office:value-type="string" office:string-value="2.5038" calcext:value-type="string">
            <text:p>2.5038</text:p>
          </table:table-cell>
          <table:table-cell table:formula="of:=RIGHT([.F195]; 6)" office:value-type="string" office:string-value="0.1293" calcext:value-type="string">
            <text:p>0.12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2.4947 ± 0.1854</text:p>
          </table:table-cell>
          <table:table-cell table:formula="of:=LEFT([.F196]; 6)" office:value-type="string" office:string-value="2.4947" calcext:value-type="string">
            <text:p>2.4947</text:p>
          </table:table-cell>
          <table:table-cell table:formula="of:=RIGHT([.F196]; 6)" office:value-type="string" office:string-value="0.1854" calcext:value-type="string">
            <text:p>0.18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2.5787 ± 0.1287</text:p>
          </table:table-cell>
          <table:table-cell table:formula="of:=LEFT([.F197]; 6)" office:value-type="string" office:string-value="2.5787" calcext:value-type="string">
            <text:p>2.5787</text:p>
          </table:table-cell>
          <table:table-cell table:formula="of:=RIGHT([.F197]; 6)" office:value-type="string" office:string-value="0.1287" calcext:value-type="string">
            <text:p>0.12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2.0870 ± 0.0770</text:p>
          </table:table-cell>
          <table:table-cell table:formula="of:=LEFT([.F198]; 6)" office:value-type="string" office:string-value="2.0870" calcext:value-type="string">
            <text:p>2.0870</text:p>
          </table:table-cell>
          <table:table-cell table:formula="of:=RIGHT([.F198]; 6)" office:value-type="string" office:string-value="0.0770" calcext:value-type="string">
            <text:p>0.07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2.5645 ± 0.2318</text:p>
          </table:table-cell>
          <table:table-cell table:formula="of:=LEFT([.F199]; 6)" office:value-type="string" office:string-value="2.5645" calcext:value-type="string">
            <text:p>2.5645</text:p>
          </table:table-cell>
          <table:table-cell table:formula="of:=RIGHT([.F199]; 6)" office:value-type="string" office:string-value="0.2318" calcext:value-type="string">
            <text:p>0.23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2.5626 ± 0.1695</text:p>
          </table:table-cell>
          <table:table-cell table:formula="of:=LEFT([.F200]; 6)" office:value-type="string" office:string-value="2.5626" calcext:value-type="string">
            <text:p>2.5626</text:p>
          </table:table-cell>
          <table:table-cell table:formula="of:=RIGHT([.F200]; 6)" office:value-type="string" office:string-value="0.1695" calcext:value-type="string">
            <text:p>0.1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2.6357 ± 0.0753</text:p>
          </table:table-cell>
          <table:table-cell table:formula="of:=LEFT([.F201]; 6)" office:value-type="string" office:string-value="2.6357" calcext:value-type="string">
            <text:p>2.6357</text:p>
          </table:table-cell>
          <table:table-cell table:formula="of:=RIGHT([.F201]; 6)" office:value-type="string" office:string-value="0.0753" calcext:value-type="string">
            <text:p>0.07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1.8605 ± 0.2825</text:p>
          </table:table-cell>
          <table:table-cell table:formula="of:=LEFT([.F202]; 6)" office:value-type="string" office:string-value="1.8605" calcext:value-type="string">
            <text:p>1.8605</text:p>
          </table:table-cell>
          <table:table-cell table:formula="of:=RIGHT([.F202]; 6)" office:value-type="string" office:string-value="0.2825" calcext:value-type="string">
            <text:p>0.28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1.1682 ± 0.1190</text:p>
          </table:table-cell>
          <table:table-cell table:formula="of:=LEFT([.F203]; 6)" office:value-type="string" office:string-value="1.1682" calcext:value-type="string">
            <text:p>1.1682</text:p>
          </table:table-cell>
          <table:table-cell table:formula="of:=RIGHT([.F203]; 6)" office:value-type="string" office:string-value="0.1190" calcext:value-type="string">
            <text:p>0.11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3"/>
          <table:table-cell table:formula="of:=LEFT([.F204]; 6)">
            <text:p/>
          </table:table-cell>
          <table:table-cell table:formula="of:=RIGHT([.F20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1.2913 ± 0.1029</text:p>
          </table:table-cell>
          <table:table-cell table:formula="of:=LEFT([.F205]; 6)" office:value-type="string" office:string-value="1.2913" calcext:value-type="string">
            <text:p>1.2913</text:p>
          </table:table-cell>
          <table:table-cell table:formula="of:=RIGHT([.F205]; 6)" office:value-type="string" office:string-value="0.1029" calcext:value-type="string">
            <text:p>0.10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3.2682 ± 0.1861</text:p>
          </table:table-cell>
          <table:table-cell table:formula="of:=LEFT([.F206]; 6)" office:value-type="string" office:string-value="3.2682" calcext:value-type="string">
            <text:p>3.2682</text:p>
          </table:table-cell>
          <table:table-cell table:formula="of:=RIGHT([.F206]; 6)" office:value-type="string" office:string-value="0.1861" calcext:value-type="string">
            <text:p>0.18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2.7135 ± 0.1811</text:p>
          </table:table-cell>
          <table:table-cell table:formula="of:=LEFT([.F207]; 6)" office:value-type="string" office:string-value="2.7135" calcext:value-type="string">
            <text:p>2.7135</text:p>
          </table:table-cell>
          <table:table-cell table:formula="of:=RIGHT([.F207]; 6)" office:value-type="string" office:string-value="0.1811" calcext:value-type="string">
            <text:p>0.18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2.7310 ± 0.0862</text:p>
          </table:table-cell>
          <table:table-cell table:formula="of:=LEFT([.F208]; 6)" office:value-type="string" office:string-value="2.7310" calcext:value-type="string">
            <text:p>2.7310</text:p>
          </table:table-cell>
          <table:table-cell table:formula="of:=RIGHT([.F208]; 6)" office:value-type="string" office:string-value="0.0862" calcext:value-type="string">
            <text:p>0.08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2.8592 ± 0.1871</text:p>
          </table:table-cell>
          <table:table-cell table:formula="of:=LEFT([.F209]; 6)" office:value-type="string" office:string-value="2.8592" calcext:value-type="string">
            <text:p>2.8592</text:p>
          </table:table-cell>
          <table:table-cell table:formula="of:=RIGHT([.F209]; 6)" office:value-type="string" office:string-value="0.1871" calcext:value-type="string">
            <text:p>0.1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2.3250 ± 0.1395</text:p>
          </table:table-cell>
          <table:table-cell table:formula="of:=LEFT([.F210]; 6)" office:value-type="string" office:string-value="2.3250" calcext:value-type="string">
            <text:p>2.3250</text:p>
          </table:table-cell>
          <table:table-cell table:formula="of:=RIGHT([.F210]; 6)" office:value-type="string" office:string-value="0.1395" calcext:value-type="string">
            <text:p>0.13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2.6060 ± 0.1661</text:p>
          </table:table-cell>
          <table:table-cell table:formula="of:=LEFT([.F211]; 6)" office:value-type="string" office:string-value="2.6060" calcext:value-type="string">
            <text:p>2.6060</text:p>
          </table:table-cell>
          <table:table-cell table:formula="of:=RIGHT([.F211]; 6)" office:value-type="string" office:string-value="0.1661" calcext:value-type="string">
            <text:p>0.16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2.9643 ± 0.2539</text:p>
          </table:table-cell>
          <table:table-cell table:formula="of:=LEFT([.F212]; 6)" office:value-type="string" office:string-value="2.9643" calcext:value-type="string">
            <text:p>2.9643</text:p>
          </table:table-cell>
          <table:table-cell table:formula="of:=RIGHT([.F212]; 6)" office:value-type="string" office:string-value="0.2539" calcext:value-type="string">
            <text:p>0.2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2.9826 ± 0.0891</text:p>
          </table:table-cell>
          <table:table-cell table:formula="of:=LEFT([.F213]; 6)" office:value-type="string" office:string-value="2.9826" calcext:value-type="string">
            <text:p>2.9826</text:p>
          </table:table-cell>
          <table:table-cell table:formula="of:=RIGHT([.F213]; 6)" office:value-type="string" office:string-value="0.0891" calcext:value-type="string">
            <text:p>0.08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2.0744 ± 0.1450</text:p>
          </table:table-cell>
          <table:table-cell table:formula="of:=LEFT([.F214]; 6)" office:value-type="string" office:string-value="2.0744" calcext:value-type="string">
            <text:p>2.0744</text:p>
          </table:table-cell>
          <table:table-cell table:formula="of:=RIGHT([.F214]; 6)" office:value-type="string" office:string-value="0.1450" calcext:value-type="string">
            <text:p>0.14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1.1171 ± 0.0861</text:p>
          </table:table-cell>
          <table:table-cell table:formula="of:=LEFT([.F215]; 6)" office:value-type="string" office:string-value="1.1171" calcext:value-type="string">
            <text:p>1.1171</text:p>
          </table:table-cell>
          <table:table-cell table:formula="of:=RIGHT([.F215]; 6)" office:value-type="string" office:string-value="0.0861" calcext:value-type="string">
            <text:p>0.08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3"/>
          <table:table-cell table:formula="of:=LEFT([.F216]; 6)">
            <text:p/>
          </table:table-cell>
          <table:table-cell table:formula="of:=RIGHT([.F21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1.7354 ± 0.2097</text:p>
          </table:table-cell>
          <table:table-cell table:formula="of:=LEFT([.F217]; 6)" office:value-type="string" office:string-value="1.7354" calcext:value-type="string">
            <text:p>1.7354</text:p>
          </table:table-cell>
          <table:table-cell table:formula="of:=RIGHT([.F217]; 6)" office:value-type="string" office:string-value="0.2097" calcext:value-type="string">
            <text:p>0.20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6.6818 ± 0.6324</text:p>
          </table:table-cell>
          <table:table-cell table:formula="of:=LEFT([.F218]; 6)" office:value-type="string" office:string-value="6.6818" calcext:value-type="string">
            <text:p>6.6818</text:p>
          </table:table-cell>
          <table:table-cell table:formula="of:=RIGHT([.F218]; 6)" office:value-type="string" office:string-value="0.6324" calcext:value-type="string">
            <text:p>0.63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8.1209 ± 0.4864</text:p>
          </table:table-cell>
          <table:table-cell table:formula="of:=LEFT([.F219]; 6)" office:value-type="string" office:string-value="8.1209" calcext:value-type="string">
            <text:p>8.1209</text:p>
          </table:table-cell>
          <table:table-cell table:formula="of:=RIGHT([.F219]; 6)" office:value-type="string" office:string-value="0.4864" calcext:value-type="string">
            <text:p>0.4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7.6366 ± 0.4969</text:p>
          </table:table-cell>
          <table:table-cell table:formula="of:=LEFT([.F220]; 6)" office:value-type="string" office:string-value="7.6366" calcext:value-type="string">
            <text:p>7.6366</text:p>
          </table:table-cell>
          <table:table-cell table:formula="of:=RIGHT([.F220]; 6)" office:value-type="string" office:string-value="0.4969" calcext:value-type="string">
            <text:p>0.49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6.9431 ± 0.4435</text:p>
          </table:table-cell>
          <table:table-cell table:formula="of:=LEFT([.F221]; 6)" office:value-type="string" office:string-value="6.9431" calcext:value-type="string">
            <text:p>6.9431</text:p>
          </table:table-cell>
          <table:table-cell table:formula="of:=RIGHT([.F221]; 6)" office:value-type="string" office:string-value="0.4435" calcext:value-type="string">
            <text:p>0.44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7.8113 ± 0.5481</text:p>
          </table:table-cell>
          <table:table-cell table:formula="of:=LEFT([.F222]; 6)" office:value-type="string" office:string-value="7.8113" calcext:value-type="string">
            <text:p>7.8113</text:p>
          </table:table-cell>
          <table:table-cell table:formula="of:=RIGHT([.F222]; 6)" office:value-type="string" office:string-value="0.5481" calcext:value-type="string">
            <text:p>0.54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6.7374 ± 0.6054</text:p>
          </table:table-cell>
          <table:table-cell table:formula="of:=LEFT([.F223]; 6)" office:value-type="string" office:string-value="6.7374" calcext:value-type="string">
            <text:p>6.7374</text:p>
          </table:table-cell>
          <table:table-cell table:formula="of:=RIGHT([.F223]; 6)" office:value-type="string" office:string-value="0.6054" calcext:value-type="string">
            <text:p>0.6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7.5056 ± 1.2480</text:p>
          </table:table-cell>
          <table:table-cell table:formula="of:=LEFT([.F224]; 6)" office:value-type="string" office:string-value="7.5056" calcext:value-type="string">
            <text:p>7.5056</text:p>
          </table:table-cell>
          <table:table-cell table:formula="of:=RIGHT([.F224]; 6)" office:value-type="string" office:string-value="1.2480" calcext:value-type="string">
            <text:p>1.24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8.6832 ± 1.0917</text:p>
          </table:table-cell>
          <table:table-cell table:formula="of:=LEFT([.F225]; 6)" office:value-type="string" office:string-value="8.6832" calcext:value-type="string">
            <text:p>8.6832</text:p>
          </table:table-cell>
          <table:table-cell table:formula="of:=RIGHT([.F225]; 6)" office:value-type="string" office:string-value="1.0917" calcext:value-type="string">
            <text:p>1.09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8.3736 ± 0.6828</text:p>
          </table:table-cell>
          <table:table-cell table:formula="of:=LEFT([.F226]; 6)" office:value-type="string" office:string-value="8.3736" calcext:value-type="string">
            <text:p>8.3736</text:p>
          </table:table-cell>
          <table:table-cell table:formula="of:=RIGHT([.F226]; 6)" office:value-type="string" office:string-value="0.6828" calcext:value-type="string">
            <text:p>0.68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9.3417 ± 0.2545</text:p>
          </table:table-cell>
          <table:table-cell table:formula="of:=LEFT([.F227]; 6)" office:value-type="string" office:string-value="9.3417" calcext:value-type="string">
            <text:p>9.3417</text:p>
          </table:table-cell>
          <table:table-cell table:formula="of:=RIGHT([.F227]; 6)" office:value-type="string" office:string-value="0.2545" calcext:value-type="string">
            <text:p>0.25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formula="of:=LEFT([.F228]; 6)">
            <text:p/>
          </table:table-cell>
          <table:table-cell table:formula="of:=RIGHT([.F22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9.3784 ± 0.4439</text:p>
          </table:table-cell>
          <table:table-cell table:formula="of:=LEFT([.F229]; 6)" office:value-type="string" office:string-value="9.3784" calcext:value-type="string">
            <text:p>9.3784</text:p>
          </table:table-cell>
          <table:table-cell table:formula="of:=RIGHT([.F229]; 6)" office:value-type="string" office:string-value="0.4439" calcext:value-type="string">
            <text:p>0.4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5.6052 ± 0.8108</text:p>
          </table:table-cell>
          <table:table-cell table:formula="of:=LEFT([.F230]; 6)" office:value-type="string" office:string-value="5.6052" calcext:value-type="string">
            <text:p>5.6052</text:p>
          </table:table-cell>
          <table:table-cell table:formula="of:=RIGHT([.F230]; 6)" office:value-type="string" office:string-value="0.8108" calcext:value-type="string">
            <text:p>0.81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5.7042 ± 0.5893</text:p>
          </table:table-cell>
          <table:table-cell table:formula="of:=LEFT([.F231]; 6)" office:value-type="string" office:string-value="5.7042" calcext:value-type="string">
            <text:p>5.7042</text:p>
          </table:table-cell>
          <table:table-cell table:formula="of:=RIGHT([.F231]; 6)" office:value-type="string" office:string-value="0.5893" calcext:value-type="string">
            <text:p>0.58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5.5865 ± 0.5850</text:p>
          </table:table-cell>
          <table:table-cell table:formula="of:=LEFT([.F232]; 6)" office:value-type="string" office:string-value="5.5865" calcext:value-type="string">
            <text:p>5.5865</text:p>
          </table:table-cell>
          <table:table-cell table:formula="of:=RIGHT([.F232]; 6)" office:value-type="string" office:string-value="0.5850" calcext:value-type="string">
            <text:p>0.5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5.9760 ± 0.6680</text:p>
          </table:table-cell>
          <table:table-cell table:formula="of:=LEFT([.F233]; 6)" office:value-type="string" office:string-value="5.9760" calcext:value-type="string">
            <text:p>5.9760</text:p>
          </table:table-cell>
          <table:table-cell table:formula="of:=RIGHT([.F233]; 6)" office:value-type="string" office:string-value="0.6680" calcext:value-type="string">
            <text:p>0.6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5.4492 ± 0.5463</text:p>
          </table:table-cell>
          <table:table-cell table:formula="of:=LEFT([.F234]; 6)" office:value-type="string" office:string-value="5.4492" calcext:value-type="string">
            <text:p>5.4492</text:p>
          </table:table-cell>
          <table:table-cell table:formula="of:=RIGHT([.F234]; 6)" office:value-type="string" office:string-value="0.5463" calcext:value-type="string">
            <text:p>0.54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4.2949 ± 0.3855</text:p>
          </table:table-cell>
          <table:table-cell table:formula="of:=LEFT([.F235]; 6)" office:value-type="string" office:string-value="4.2949" calcext:value-type="string">
            <text:p>4.2949</text:p>
          </table:table-cell>
          <table:table-cell table:formula="of:=RIGHT([.F235]; 6)" office:value-type="string" office:string-value="0.3855" calcext:value-type="string">
            <text:p>0.38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5.6369 ± 0.6089</text:p>
          </table:table-cell>
          <table:table-cell table:formula="of:=LEFT([.F236]; 6)" office:value-type="string" office:string-value="5.6369" calcext:value-type="string">
            <text:p>5.6369</text:p>
          </table:table-cell>
          <table:table-cell table:formula="of:=RIGHT([.F236]; 6)" office:value-type="string" office:string-value="0.6089" calcext:value-type="string">
            <text:p>0.60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5.6421 ± 0.6492</text:p>
          </table:table-cell>
          <table:table-cell table:formula="of:=LEFT([.F237]; 6)" office:value-type="string" office:string-value="5.6421" calcext:value-type="string">
            <text:p>5.6421</text:p>
          </table:table-cell>
          <table:table-cell table:formula="of:=RIGHT([.F237]; 6)" office:value-type="string" office:string-value="0.6492" calcext:value-type="string">
            <text:p>0.64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4.7256 ± 0.6030</text:p>
          </table:table-cell>
          <table:table-cell table:formula="of:=LEFT([.F238]; 6)" office:value-type="string" office:string-value="4.7256" calcext:value-type="string">
            <text:p>4.7256</text:p>
          </table:table-cell>
          <table:table-cell table:formula="of:=RIGHT([.F238]; 6)" office:value-type="string" office:string-value="0.6030" calcext:value-type="string">
            <text:p>0.60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4.2240 ± 0.3623</text:p>
          </table:table-cell>
          <table:table-cell table:formula="of:=LEFT([.F239]; 6)" office:value-type="string" office:string-value="4.2240" calcext:value-type="string">
            <text:p>4.2240</text:p>
          </table:table-cell>
          <table:table-cell table:formula="of:=RIGHT([.F239]; 6)" office:value-type="string" office:string-value="0.3623" calcext:value-type="string">
            <text:p>0.36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formula="of:=LEFT([.F240]; 6)">
            <text:p/>
          </table:table-cell>
          <table:table-cell table:formula="of:=RIGHT([.F24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7.5716 ± 1.4539</text:p>
          </table:table-cell>
          <table:table-cell table:formula="of:=LEFT([.F241]; 6)" office:value-type="string" office:string-value="7.5716" calcext:value-type="string">
            <text:p>7.5716</text:p>
          </table:table-cell>
          <table:table-cell table:formula="of:=RIGHT([.F241]; 6)" office:value-type="string" office:string-value="1.4539" calcext:value-type="string">
            <text:p>1.4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5.0337 ± 0.7877</text:p>
          </table:table-cell>
          <table:table-cell table:formula="of:=LEFT([.F242]; 6)" office:value-type="string" office:string-value="5.0337" calcext:value-type="string">
            <text:p>5.0337</text:p>
          </table:table-cell>
          <table:table-cell table:formula="of:=RIGHT([.F242]; 6)" office:value-type="string" office:string-value="0.7877" calcext:value-type="string">
            <text:p>0.78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4.9451 ± 0.7036</text:p>
          </table:table-cell>
          <table:table-cell table:formula="of:=LEFT([.F243]; 6)" office:value-type="string" office:string-value="4.9451" calcext:value-type="string">
            <text:p>4.9451</text:p>
          </table:table-cell>
          <table:table-cell table:formula="of:=RIGHT([.F243]; 6)" office:value-type="string" office:string-value="0.7036" calcext:value-type="string">
            <text:p>0.70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4.4133 ± 0.4293</text:p>
          </table:table-cell>
          <table:table-cell table:formula="of:=LEFT([.F244]; 6)" office:value-type="string" office:string-value="4.4133" calcext:value-type="string">
            <text:p>4.4133</text:p>
          </table:table-cell>
          <table:table-cell table:formula="of:=RIGHT([.F244]; 6)" office:value-type="string" office:string-value="0.4293" calcext:value-type="string">
            <text:p>0.42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5.3521 ± 0.5964</text:p>
          </table:table-cell>
          <table:table-cell table:formula="of:=LEFT([.F245]; 6)" office:value-type="string" office:string-value="5.3521" calcext:value-type="string">
            <text:p>5.3521</text:p>
          </table:table-cell>
          <table:table-cell table:formula="of:=RIGHT([.F245]; 6)" office:value-type="string" office:string-value="0.5964" calcext:value-type="string">
            <text:p>0.59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4.5916 ± 0.5876</text:p>
          </table:table-cell>
          <table:table-cell table:formula="of:=LEFT([.F246]; 6)" office:value-type="string" office:string-value="4.5916" calcext:value-type="string">
            <text:p>4.5916</text:p>
          </table:table-cell>
          <table:table-cell table:formula="of:=RIGHT([.F246]; 6)" office:value-type="string" office:string-value="0.5876" calcext:value-type="string">
            <text:p>0.58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3.7239 ± 0.4447</text:p>
          </table:table-cell>
          <table:table-cell table:formula="of:=LEFT([.F247]; 6)" office:value-type="string" office:string-value="3.7239" calcext:value-type="string">
            <text:p>3.7239</text:p>
          </table:table-cell>
          <table:table-cell table:formula="of:=RIGHT([.F247]; 6)" office:value-type="string" office:string-value="0.4447" calcext:value-type="string">
            <text:p>0.44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4.9750 ± 0.7051</text:p>
          </table:table-cell>
          <table:table-cell table:formula="of:=LEFT([.F248]; 6)" office:value-type="string" office:string-value="4.9750" calcext:value-type="string">
            <text:p>4.9750</text:p>
          </table:table-cell>
          <table:table-cell table:formula="of:=RIGHT([.F248]; 6)" office:value-type="string" office:string-value="0.7051" calcext:value-type="string">
            <text:p>0.7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5.0582 ± 0.7433</text:p>
          </table:table-cell>
          <table:table-cell table:formula="of:=LEFT([.F249]; 6)" office:value-type="string" office:string-value="5.0582" calcext:value-type="string">
            <text:p>5.0582</text:p>
          </table:table-cell>
          <table:table-cell table:formula="of:=RIGHT([.F249]; 6)" office:value-type="string" office:string-value="0.7433" calcext:value-type="string">
            <text:p>0.74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3.6489 ± 0.6797</text:p>
          </table:table-cell>
          <table:table-cell table:formula="of:=LEFT([.F250]; 6)" office:value-type="string" office:string-value="3.6489" calcext:value-type="string">
            <text:p>3.6489</text:p>
          </table:table-cell>
          <table:table-cell table:formula="of:=RIGHT([.F250]; 6)" office:value-type="string" office:string-value="0.6797" calcext:value-type="string">
            <text:p>0.67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4.9301 ± 2.8802</text:p>
          </table:table-cell>
          <table:table-cell table:formula="of:=LEFT([.F251]; 6)" office:value-type="string" office:string-value="4.9301" calcext:value-type="string">
            <text:p>4.9301</text:p>
          </table:table-cell>
          <table:table-cell table:formula="of:=RIGHT([.F251]; 6)" office:value-type="string" office:string-value="2.8802" calcext:value-type="string">
            <text:p>2.8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formula="of:=LEFT([.F252]; 6)">
            <text:p/>
          </table:table-cell>
          <table:table-cell table:formula="of:=RIGHT([.F25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6.6044 ± 0.9682</text:p>
          </table:table-cell>
          <table:table-cell table:formula="of:=LEFT([.F253]; 6)" office:value-type="string" office:string-value="6.6044" calcext:value-type="string">
            <text:p>6.6044</text:p>
          </table:table-cell>
          <table:table-cell table:formula="of:=RIGHT([.F253]; 6)" office:value-type="string" office:string-value="0.9682" calcext:value-type="string">
            <text:p>0.96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4.4702 ± 0.7067</text:p>
          </table:table-cell>
          <table:table-cell table:formula="of:=LEFT([.F254]; 6)" office:value-type="string" office:string-value="4.4702" calcext:value-type="string">
            <text:p>4.4702</text:p>
          </table:table-cell>
          <table:table-cell table:formula="of:=RIGHT([.F254]; 6)" office:value-type="string" office:string-value="0.7067" calcext:value-type="string">
            <text:p>0.70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4.0121 ± 0.6931</text:p>
          </table:table-cell>
          <table:table-cell table:formula="of:=LEFT([.F255]; 6)" office:value-type="string" office:string-value="4.0121" calcext:value-type="string">
            <text:p>4.0121</text:p>
          </table:table-cell>
          <table:table-cell table:formula="of:=RIGHT([.F255]; 6)" office:value-type="string" office:string-value="0.6931" calcext:value-type="string">
            <text:p>0.69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4.1388 ± 0.2787</text:p>
          </table:table-cell>
          <table:table-cell table:formula="of:=LEFT([.F256]; 6)" office:value-type="string" office:string-value="4.1388" calcext:value-type="string">
            <text:p>4.1388</text:p>
          </table:table-cell>
          <table:table-cell table:formula="of:=RIGHT([.F256]; 6)" office:value-type="string" office:string-value="0.2787" calcext:value-type="string">
            <text:p>0.27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3.9145 ± 0.5463</text:p>
          </table:table-cell>
          <table:table-cell table:formula="of:=LEFT([.F257]; 6)" office:value-type="string" office:string-value="3.9145" calcext:value-type="string">
            <text:p>3.9145</text:p>
          </table:table-cell>
          <table:table-cell table:formula="of:=RIGHT([.F257]; 6)" office:value-type="string" office:string-value="0.5463" calcext:value-type="string">
            <text:p>0.54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3.5589 ± 0.6204</text:p>
          </table:table-cell>
          <table:table-cell table:formula="of:=LEFT([.F258]; 6)" office:value-type="string" office:string-value="3.5589" calcext:value-type="string">
            <text:p>3.5589</text:p>
          </table:table-cell>
          <table:table-cell table:formula="of:=RIGHT([.F258]; 6)" office:value-type="string" office:string-value="0.6204" calcext:value-type="string">
            <text:p>0.62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3.6518 ± 0.3483</text:p>
          </table:table-cell>
          <table:table-cell table:formula="of:=LEFT([.F259]; 6)" office:value-type="string" office:string-value="3.6518" calcext:value-type="string">
            <text:p>3.6518</text:p>
          </table:table-cell>
          <table:table-cell table:formula="of:=RIGHT([.F259]; 6)" office:value-type="string" office:string-value="0.3483" calcext:value-type="string">
            <text:p>0.34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3.7580 ± 0.5673</text:p>
          </table:table-cell>
          <table:table-cell table:formula="of:=LEFT([.F260]; 6)" office:value-type="string" office:string-value="3.7580" calcext:value-type="string">
            <text:p>3.7580</text:p>
          </table:table-cell>
          <table:table-cell table:formula="of:=RIGHT([.F260]; 6)" office:value-type="string" office:string-value="0.5673" calcext:value-type="string">
            <text:p>0.56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4.0781 ± 0.6829</text:p>
          </table:table-cell>
          <table:table-cell table:formula="of:=LEFT([.F261]; 6)" office:value-type="string" office:string-value="4.0781" calcext:value-type="string">
            <text:p>4.0781</text:p>
          </table:table-cell>
          <table:table-cell table:formula="of:=RIGHT([.F261]; 6)" office:value-type="string" office:string-value="0.6829" calcext:value-type="string">
            <text:p>0.68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3.6707 ± 0.4677</text:p>
          </table:table-cell>
          <table:table-cell table:formula="of:=LEFT([.F262]; 6)" office:value-type="string" office:string-value="3.6707" calcext:value-type="string">
            <text:p>3.6707</text:p>
          </table:table-cell>
          <table:table-cell table:formula="of:=RIGHT([.F262]; 6)" office:value-type="string" office:string-value="0.4677" calcext:value-type="string">
            <text:p>0.46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2.5006 ± 0.4153</text:p>
          </table:table-cell>
          <table:table-cell table:formula="of:=LEFT([.F263]; 6)" office:value-type="string" office:string-value="2.5006" calcext:value-type="string">
            <text:p>2.5006</text:p>
          </table:table-cell>
          <table:table-cell table:formula="of:=RIGHT([.F263]; 6)" office:value-type="string" office:string-value="0.4153" calcext:value-type="string">
            <text:p>0.41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3"/>
          <table:table-cell table:formula="of:=LEFT([.F264]; 6)">
            <text:p/>
          </table:table-cell>
          <table:table-cell table:formula="of:=RIGHT([.F26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4.4823 ± 0.8750</text:p>
          </table:table-cell>
          <table:table-cell table:formula="of:=LEFT([.F265]; 6)" office:value-type="string" office:string-value="4.4823" calcext:value-type="string">
            <text:p>4.4823</text:p>
          </table:table-cell>
          <table:table-cell table:formula="of:=RIGHT([.F265]; 6)" office:value-type="string" office:string-value="0.8750" calcext:value-type="string">
            <text:p>0.87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4.2668 ± 0.5345</text:p>
          </table:table-cell>
          <table:table-cell table:formula="of:=LEFT([.F266]; 6)" office:value-type="string" office:string-value="4.2668" calcext:value-type="string">
            <text:p>4.2668</text:p>
          </table:table-cell>
          <table:table-cell table:formula="of:=RIGHT([.F266]; 6)" office:value-type="string" office:string-value="0.5345" calcext:value-type="string">
            <text:p>0.53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3.9751 ± 0.5996</text:p>
          </table:table-cell>
          <table:table-cell table:formula="of:=LEFT([.F267]; 6)" office:value-type="string" office:string-value="3.9751" calcext:value-type="string">
            <text:p>3.9751</text:p>
          </table:table-cell>
          <table:table-cell table:formula="of:=RIGHT([.F267]; 6)" office:value-type="string" office:string-value="0.5996" calcext:value-type="string">
            <text:p>0.59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3.9892 ± 0.2840</text:p>
          </table:table-cell>
          <table:table-cell table:formula="of:=LEFT([.F268]; 6)" office:value-type="string" office:string-value="3.9892" calcext:value-type="string">
            <text:p>3.9892</text:p>
          </table:table-cell>
          <table:table-cell table:formula="of:=RIGHT([.F268]; 6)" office:value-type="string" office:string-value="0.2840" calcext:value-type="string">
            <text:p>0.28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3.4917 ± 0.5558</text:p>
          </table:table-cell>
          <table:table-cell table:formula="of:=LEFT([.F269]; 6)" office:value-type="string" office:string-value="3.4917" calcext:value-type="string">
            <text:p>3.4917</text:p>
          </table:table-cell>
          <table:table-cell table:formula="of:=RIGHT([.F269]; 6)" office:value-type="string" office:string-value="0.5558" calcext:value-type="string">
            <text:p>0.55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3.3749 ± 0.4883</text:p>
          </table:table-cell>
          <table:table-cell table:formula="of:=LEFT([.F270]; 6)" office:value-type="string" office:string-value="3.3749" calcext:value-type="string">
            <text:p>3.3749</text:p>
          </table:table-cell>
          <table:table-cell table:formula="of:=RIGHT([.F270]; 6)" office:value-type="string" office:string-value="0.4883" calcext:value-type="string">
            <text:p>0.48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3.3812 ± 0.3356</text:p>
          </table:table-cell>
          <table:table-cell table:formula="of:=LEFT([.F271]; 6)" office:value-type="string" office:string-value="3.3812" calcext:value-type="string">
            <text:p>3.3812</text:p>
          </table:table-cell>
          <table:table-cell table:formula="of:=RIGHT([.F271]; 6)" office:value-type="string" office:string-value="0.3356" calcext:value-type="string">
            <text:p>0.33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3.5704 ± 0.5052</text:p>
          </table:table-cell>
          <table:table-cell table:formula="of:=LEFT([.F272]; 6)" office:value-type="string" office:string-value="3.5704" calcext:value-type="string">
            <text:p>3.5704</text:p>
          </table:table-cell>
          <table:table-cell table:formula="of:=RIGHT([.F272]; 6)" office:value-type="string" office:string-value="0.5052" calcext:value-type="string">
            <text:p>0.50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4.0291 ± 0.4343</text:p>
          </table:table-cell>
          <table:table-cell table:formula="of:=LEFT([.F273]; 6)" office:value-type="string" office:string-value="4.0291" calcext:value-type="string">
            <text:p>4.0291</text:p>
          </table:table-cell>
          <table:table-cell table:formula="of:=RIGHT([.F273]; 6)" office:value-type="string" office:string-value="0.4343" calcext:value-type="string">
            <text:p>0.43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3.0264 ± 0.2618</text:p>
          </table:table-cell>
          <table:table-cell table:formula="of:=LEFT([.F274]; 6)" office:value-type="string" office:string-value="3.0264" calcext:value-type="string">
            <text:p>3.0264</text:p>
          </table:table-cell>
          <table:table-cell table:formula="of:=RIGHT([.F274]; 6)" office:value-type="string" office:string-value="0.2618" calcext:value-type="string">
            <text:p>0.26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2.1996 ± 0.2611</text:p>
          </table:table-cell>
          <table:table-cell table:formula="of:=LEFT([.F275]; 6)" office:value-type="string" office:string-value="2.1996" calcext:value-type="string">
            <text:p>2.1996</text:p>
          </table:table-cell>
          <table:table-cell table:formula="of:=RIGHT([.F275]; 6)" office:value-type="string" office:string-value="0.2611" calcext:value-type="string">
            <text:p>0.26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3"/>
          <table:table-cell table:formula="of:=LEFT([.F276]; 6)">
            <text:p/>
          </table:table-cell>
          <table:table-cell table:formula="of:=RIGHT([.F27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2.7951 ± 0.6916</text:p>
          </table:table-cell>
          <table:table-cell table:formula="of:=LEFT([.F277]; 6)" office:value-type="string" office:string-value="2.7951" calcext:value-type="string">
            <text:p>2.7951</text:p>
          </table:table-cell>
          <table:table-cell table:formula="of:=RIGHT([.F277]; 6)" office:value-type="string" office:string-value="0.6916" calcext:value-type="string">
            <text:p>0.69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4.1729 ± 0.5645</text:p>
          </table:table-cell>
          <table:table-cell table:formula="of:=LEFT([.F278]; 6)" office:value-type="string" office:string-value="4.1729" calcext:value-type="string">
            <text:p>4.1729</text:p>
          </table:table-cell>
          <table:table-cell table:formula="of:=RIGHT([.F278]; 6)" office:value-type="string" office:string-value="0.5645" calcext:value-type="string">
            <text:p>0.56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3.7016 ± 0.5735</text:p>
          </table:table-cell>
          <table:table-cell table:formula="of:=LEFT([.F279]; 6)" office:value-type="string" office:string-value="3.7016" calcext:value-type="string">
            <text:p>3.7016</text:p>
          </table:table-cell>
          <table:table-cell table:formula="of:=RIGHT([.F279]; 6)" office:value-type="string" office:string-value="0.5735" calcext:value-type="string">
            <text:p>0.57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3.6858 ± 0.2809</text:p>
          </table:table-cell>
          <table:table-cell table:formula="of:=LEFT([.F280]; 6)" office:value-type="string" office:string-value="3.6858" calcext:value-type="string">
            <text:p>3.6858</text:p>
          </table:table-cell>
          <table:table-cell table:formula="of:=RIGHT([.F280]; 6)" office:value-type="string" office:string-value="0.2809" calcext:value-type="string">
            <text:p>0.28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3.3515 ± 0.4878</text:p>
          </table:table-cell>
          <table:table-cell table:formula="of:=LEFT([.F281]; 6)" office:value-type="string" office:string-value="3.3515" calcext:value-type="string">
            <text:p>3.3515</text:p>
          </table:table-cell>
          <table:table-cell table:formula="of:=RIGHT([.F281]; 6)" office:value-type="string" office:string-value="0.4878" calcext:value-type="string">
            <text:p>0.48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3.2748 ± 0.5023</text:p>
          </table:table-cell>
          <table:table-cell table:formula="of:=LEFT([.F282]; 6)" office:value-type="string" office:string-value="3.2748" calcext:value-type="string">
            <text:p>3.2748</text:p>
          </table:table-cell>
          <table:table-cell table:formula="of:=RIGHT([.F282]; 6)" office:value-type="string" office:string-value="0.5023" calcext:value-type="string">
            <text:p>0.50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3.4282 ± 0.2772</text:p>
          </table:table-cell>
          <table:table-cell table:formula="of:=LEFT([.F283]; 6)" office:value-type="string" office:string-value="3.4282" calcext:value-type="string">
            <text:p>3.4282</text:p>
          </table:table-cell>
          <table:table-cell table:formula="of:=RIGHT([.F283]; 6)" office:value-type="string" office:string-value="0.2772" calcext:value-type="string">
            <text:p>0.27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3.3679 ± 0.6225</text:p>
          </table:table-cell>
          <table:table-cell table:formula="of:=LEFT([.F284]; 6)" office:value-type="string" office:string-value="3.3679" calcext:value-type="string">
            <text:p>3.3679</text:p>
          </table:table-cell>
          <table:table-cell table:formula="of:=RIGHT([.F284]; 6)" office:value-type="string" office:string-value="0.6225" calcext:value-type="string">
            <text:p>0.6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3.8331 ± 0.5141</text:p>
          </table:table-cell>
          <table:table-cell table:formula="of:=LEFT([.F285]; 6)" office:value-type="string" office:string-value="3.8331" calcext:value-type="string">
            <text:p>3.8331</text:p>
          </table:table-cell>
          <table:table-cell table:formula="of:=RIGHT([.F285]; 6)" office:value-type="string" office:string-value="0.5141" calcext:value-type="string">
            <text:p>0.5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3.4669 ± 0.2350</text:p>
          </table:table-cell>
          <table:table-cell table:formula="of:=LEFT([.F286]; 6)" office:value-type="string" office:string-value="3.4669" calcext:value-type="string">
            <text:p>3.4669</text:p>
          </table:table-cell>
          <table:table-cell table:formula="of:=RIGHT([.F286]; 6)" office:value-type="string" office:string-value="0.2350" calcext:value-type="string">
            <text:p>0.23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2.2138 ± 0.1977</text:p>
          </table:table-cell>
          <table:table-cell table:formula="of:=LEFT([.F287]; 6)" office:value-type="string" office:string-value="2.2138" calcext:value-type="string">
            <text:p>2.2138</text:p>
          </table:table-cell>
          <table:table-cell table:formula="of:=RIGHT([.F287]; 6)" office:value-type="string" office:string-value="0.1977" calcext:value-type="string">
            <text:p>0.19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3"/>
          <table:table-cell table:formula="of:=LEFT([.F288]; 6)">
            <text:p/>
          </table:table-cell>
          <table:table-cell table:formula="of:=RIGHT([.F28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2.5840 ± 0.1849</text:p>
          </table:table-cell>
          <table:table-cell table:formula="of:=LEFT([.F289]; 6)" office:value-type="string" office:string-value="2.5840" calcext:value-type="string">
            <text:p>2.5840</text:p>
          </table:table-cell>
          <table:table-cell table:formula="of:=RIGHT([.F289]; 6)" office:value-type="string" office:string-value="0.1849" calcext:value-type="string">
            <text:p>0.18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4.0902 ± 0.6074</text:p>
          </table:table-cell>
          <table:table-cell table:formula="of:=LEFT([.F290]; 6)" office:value-type="string" office:string-value="4.0902" calcext:value-type="string">
            <text:p>4.0902</text:p>
          </table:table-cell>
          <table:table-cell table:formula="of:=RIGHT([.F290]; 6)" office:value-type="string" office:string-value="0.6074" calcext:value-type="string">
            <text:p>0.60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3.5606 ± 0.5525</text:p>
          </table:table-cell>
          <table:table-cell table:formula="of:=LEFT([.F291]; 6)" office:value-type="string" office:string-value="3.5606" calcext:value-type="string">
            <text:p>3.5606</text:p>
          </table:table-cell>
          <table:table-cell table:formula="of:=RIGHT([.F291]; 6)" office:value-type="string" office:string-value="0.5525" calcext:value-type="string">
            <text:p>0.55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3.9272 ± 0.4419</text:p>
          </table:table-cell>
          <table:table-cell table:formula="of:=LEFT([.F292]; 6)" office:value-type="string" office:string-value="3.9272" calcext:value-type="string">
            <text:p>3.9272</text:p>
          </table:table-cell>
          <table:table-cell table:formula="of:=RIGHT([.F292]; 6)" office:value-type="string" office:string-value="0.4419" calcext:value-type="string">
            <text:p>0.44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3.2128 ± 0.4821</text:p>
          </table:table-cell>
          <table:table-cell table:formula="of:=LEFT([.F293]; 6)" office:value-type="string" office:string-value="3.2128" calcext:value-type="string">
            <text:p>3.2128</text:p>
          </table:table-cell>
          <table:table-cell table:formula="of:=RIGHT([.F293]; 6)" office:value-type="string" office:string-value="0.4821" calcext:value-type="string">
            <text:p>0.48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3.2424 ± 0.3645</text:p>
          </table:table-cell>
          <table:table-cell table:formula="of:=LEFT([.F294]; 6)" office:value-type="string" office:string-value="3.2424" calcext:value-type="string">
            <text:p>3.2424</text:p>
          </table:table-cell>
          <table:table-cell table:formula="of:=RIGHT([.F294]; 6)" office:value-type="string" office:string-value="0.3645" calcext:value-type="string">
            <text:p>0.36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3.5049 ± 0.2176</text:p>
          </table:table-cell>
          <table:table-cell table:formula="of:=LEFT([.F295]; 6)" office:value-type="string" office:string-value="3.5049" calcext:value-type="string">
            <text:p>3.5049</text:p>
          </table:table-cell>
          <table:table-cell table:formula="of:=RIGHT([.F295]; 6)" office:value-type="string" office:string-value="0.2176" calcext:value-type="string">
            <text:p>0.21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3.2504 ± 0.4853</text:p>
          </table:table-cell>
          <table:table-cell table:formula="of:=LEFT([.F296]; 6)" office:value-type="string" office:string-value="3.2504" calcext:value-type="string">
            <text:p>3.2504</text:p>
          </table:table-cell>
          <table:table-cell table:formula="of:=RIGHT([.F296]; 6)" office:value-type="string" office:string-value="0.4853" calcext:value-type="string">
            <text:p>0.48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3.7579 ± 0.5825</text:p>
          </table:table-cell>
          <table:table-cell table:formula="of:=LEFT([.F297]; 6)" office:value-type="string" office:string-value="3.7579" calcext:value-type="string">
            <text:p>3.7579</text:p>
          </table:table-cell>
          <table:table-cell table:formula="of:=RIGHT([.F297]; 6)" office:value-type="string" office:string-value="0.5825" calcext:value-type="string">
            <text:p>0.58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3.2674 ± 0.4315</text:p>
          </table:table-cell>
          <table:table-cell table:formula="of:=LEFT([.F298]; 6)" office:value-type="string" office:string-value="3.2674" calcext:value-type="string">
            <text:p>3.2674</text:p>
          </table:table-cell>
          <table:table-cell table:formula="of:=RIGHT([.F298]; 6)" office:value-type="string" office:string-value="0.4315" calcext:value-type="string">
            <text:p>0.43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2.1337 ± 0.2980</text:p>
          </table:table-cell>
          <table:table-cell table:formula="of:=LEFT([.F299]; 6)" office:value-type="string" office:string-value="2.1337" calcext:value-type="string">
            <text:p>2.1337</text:p>
          </table:table-cell>
          <table:table-cell table:formula="of:=RIGHT([.F299]; 6)" office:value-type="string" office:string-value="0.2980" calcext:value-type="string">
            <text:p>0.29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3"/>
          <table:table-cell table:formula="of:=LEFT([.F300]; 6)">
            <text:p/>
          </table:table-cell>
          <table:table-cell table:formula="of:=RIGHT([.F30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2.5971 ± 0.3079</text:p>
          </table:table-cell>
          <table:table-cell table:formula="of:=LEFT([.F301]; 6)" office:value-type="string" office:string-value="2.5971" calcext:value-type="string">
            <text:p>2.5971</text:p>
          </table:table-cell>
          <table:table-cell table:formula="of:=RIGHT([.F301]; 6)" office:value-type="string" office:string-value="0.3079" calcext:value-type="string">
            <text:p>0.30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4.1800 ± 0.4542</text:p>
          </table:table-cell>
          <table:table-cell table:formula="of:=LEFT([.F302]; 6)" office:value-type="string" office:string-value="4.1800" calcext:value-type="string">
            <text:p>4.1800</text:p>
          </table:table-cell>
          <table:table-cell table:formula="of:=RIGHT([.F302]; 6)" office:value-type="string" office:string-value="0.4542" calcext:value-type="string">
            <text:p>0.4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3.7373 ± 0.6246</text:p>
          </table:table-cell>
          <table:table-cell table:formula="of:=LEFT([.F303]; 6)" office:value-type="string" office:string-value="3.7373" calcext:value-type="string">
            <text:p>3.7373</text:p>
          </table:table-cell>
          <table:table-cell table:formula="of:=RIGHT([.F303]; 6)" office:value-type="string" office:string-value="0.6246" calcext:value-type="string">
            <text:p>0.62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4.0795 ± 0.1287</text:p>
          </table:table-cell>
          <table:table-cell table:formula="of:=LEFT([.F304]; 6)" office:value-type="string" office:string-value="4.0795" calcext:value-type="string">
            <text:p>4.0795</text:p>
          </table:table-cell>
          <table:table-cell table:formula="of:=RIGHT([.F304]; 6)" office:value-type="string" office:string-value="0.1287" calcext:value-type="string">
            <text:p>0.12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3.3914 ± 0.4048</text:p>
          </table:table-cell>
          <table:table-cell table:formula="of:=LEFT([.F305]; 6)" office:value-type="string" office:string-value="3.3914" calcext:value-type="string">
            <text:p>3.3914</text:p>
          </table:table-cell>
          <table:table-cell table:formula="of:=RIGHT([.F305]; 6)" office:value-type="string" office:string-value="0.4048" calcext:value-type="string">
            <text:p>0.40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3.3433 ± 0.3133</text:p>
          </table:table-cell>
          <table:table-cell table:formula="of:=LEFT([.F306]; 6)" office:value-type="string" office:string-value="3.3433" calcext:value-type="string">
            <text:p>3.3433</text:p>
          </table:table-cell>
          <table:table-cell table:formula="of:=RIGHT([.F306]; 6)" office:value-type="string" office:string-value="0.3133" calcext:value-type="string">
            <text:p>0.31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3.5731 ± 0.1403</text:p>
          </table:table-cell>
          <table:table-cell table:formula="of:=LEFT([.F307]; 6)" office:value-type="string" office:string-value="3.5731" calcext:value-type="string">
            <text:p>3.5731</text:p>
          </table:table-cell>
          <table:table-cell table:formula="of:=RIGHT([.F307]; 6)" office:value-type="string" office:string-value="0.1403" calcext:value-type="string">
            <text:p>0.14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3.5085 ± 0.4883</text:p>
          </table:table-cell>
          <table:table-cell table:formula="of:=LEFT([.F308]; 6)" office:value-type="string" office:string-value="3.5085" calcext:value-type="string">
            <text:p>3.5085</text:p>
          </table:table-cell>
          <table:table-cell table:formula="of:=RIGHT([.F308]; 6)" office:value-type="string" office:string-value="0.4883" calcext:value-type="string">
            <text:p>0.48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3.9253 ± 0.5812</text:p>
          </table:table-cell>
          <table:table-cell table:formula="of:=LEFT([.F309]; 6)" office:value-type="string" office:string-value="3.9253" calcext:value-type="string">
            <text:p>3.9253</text:p>
          </table:table-cell>
          <table:table-cell table:formula="of:=RIGHT([.F309]; 6)" office:value-type="string" office:string-value="0.5812" calcext:value-type="string">
            <text:p>0.58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3.4960 ± 0.2522</text:p>
          </table:table-cell>
          <table:table-cell table:formula="of:=LEFT([.F310]; 6)" office:value-type="string" office:string-value="3.4960" calcext:value-type="string">
            <text:p>3.4960</text:p>
          </table:table-cell>
          <table:table-cell table:formula="of:=RIGHT([.F310]; 6)" office:value-type="string" office:string-value="0.2522" calcext:value-type="string">
            <text:p>0.25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3.3069 ± 1.5164</text:p>
          </table:table-cell>
          <table:table-cell table:formula="of:=LEFT([.F311]; 6)" office:value-type="string" office:string-value="3.3069" calcext:value-type="string">
            <text:p>3.3069</text:p>
          </table:table-cell>
          <table:table-cell table:formula="of:=RIGHT([.F311]; 6)" office:value-type="string" office:string-value="1.5164" calcext:value-type="string">
            <text:p>1.51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3"/>
          <table:table-cell table:formula="of:=LEFT([.F312]; 6)">
            <text:p/>
          </table:table-cell>
          <table:table-cell table:formula="of:=RIGHT([.F31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2" office:value-type="string" calcext:value-type="string">
            <text:p>2.7936 ± 0.3505</text:p>
          </table:table-cell>
          <table:table-cell table:formula="of:=LEFT([.F313]; 6)" office:value-type="string" office:string-value="2.7936" calcext:value-type="string">
            <text:p>2.7936</text:p>
          </table:table-cell>
          <table:table-cell table:formula="of:=RIGHT([.F313]; 6)" office:value-type="string" office:string-value="0.3505" calcext:value-type="string">
            <text:p>0.35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4.2323 ± 0.4525</text:p>
          </table:table-cell>
          <table:table-cell table:formula="of:=LEFT([.F314]; 6)" office:value-type="string" office:string-value="4.2323" calcext:value-type="string">
            <text:p>4.2323</text:p>
          </table:table-cell>
          <table:table-cell table:formula="of:=RIGHT([.F314]; 6)" office:value-type="string" office:string-value="0.4525" calcext:value-type="string">
            <text:p>0.45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3.8361 ± 0.5234</text:p>
          </table:table-cell>
          <table:table-cell table:formula="of:=LEFT([.F315]; 6)" office:value-type="string" office:string-value="3.8361" calcext:value-type="string">
            <text:p>3.8361</text:p>
          </table:table-cell>
          <table:table-cell table:formula="of:=RIGHT([.F315]; 6)" office:value-type="string" office:string-value="0.5234" calcext:value-type="string">
            <text:p>0.52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3.8520 ± 0.4105</text:p>
          </table:table-cell>
          <table:table-cell table:formula="of:=LEFT([.F316]; 6)" office:value-type="string" office:string-value="3.8520" calcext:value-type="string">
            <text:p>3.8520</text:p>
          </table:table-cell>
          <table:table-cell table:formula="of:=RIGHT([.F316]; 6)" office:value-type="string" office:string-value="0.4105" calcext:value-type="string">
            <text:p>0.4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3.5130 ± 0.4029</text:p>
          </table:table-cell>
          <table:table-cell table:formula="of:=LEFT([.F317]; 6)" office:value-type="string" office:string-value="3.5130" calcext:value-type="string">
            <text:p>3.5130</text:p>
          </table:table-cell>
          <table:table-cell table:formula="of:=RIGHT([.F317]; 6)" office:value-type="string" office:string-value="0.4029" calcext:value-type="string">
            <text:p>0.40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3.4561 ± 0.4067</text:p>
          </table:table-cell>
          <table:table-cell table:formula="of:=LEFT([.F318]; 6)" office:value-type="string" office:string-value="3.4561" calcext:value-type="string">
            <text:p>3.4561</text:p>
          </table:table-cell>
          <table:table-cell table:formula="of:=RIGHT([.F318]; 6)" office:value-type="string" office:string-value="0.4067" calcext:value-type="string">
            <text:p>0.40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3.4290 ± 0.3368</text:p>
          </table:table-cell>
          <table:table-cell table:formula="of:=LEFT([.F319]; 6)" office:value-type="string" office:string-value="3.4290" calcext:value-type="string">
            <text:p>3.4290</text:p>
          </table:table-cell>
          <table:table-cell table:formula="of:=RIGHT([.F319]; 6)" office:value-type="string" office:string-value="0.3368" calcext:value-type="string">
            <text:p>0.33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3.8792 ± 0.5749</text:p>
          </table:table-cell>
          <table:table-cell table:formula="of:=LEFT([.F320]; 6)" office:value-type="string" office:string-value="3.8792" calcext:value-type="string">
            <text:p>3.8792</text:p>
          </table:table-cell>
          <table:table-cell table:formula="of:=RIGHT([.F320]; 6)" office:value-type="string" office:string-value="0.5749" calcext:value-type="string">
            <text:p>0.57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4.5473 ± 1.0229</text:p>
          </table:table-cell>
          <table:table-cell table:formula="of:=LEFT([.F321]; 6)" office:value-type="string" office:string-value="4.5473" calcext:value-type="string">
            <text:p>4.5473</text:p>
          </table:table-cell>
          <table:table-cell table:formula="of:=RIGHT([.F321]; 6)" office:value-type="string" office:string-value="1.0229" calcext:value-type="string">
            <text:p>1.02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5.4995 ± 0.7764</text:p>
          </table:table-cell>
          <table:table-cell table:formula="of:=LEFT([.F322]; 6)" office:value-type="string" office:string-value="5.4995" calcext:value-type="string">
            <text:p>5.4995</text:p>
          </table:table-cell>
          <table:table-cell table:formula="of:=RIGHT([.F322]; 6)" office:value-type="string" office:string-value="0.7764" calcext:value-type="string">
            <text:p>0.77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2.5988 ± 0.2955</text:p>
          </table:table-cell>
          <table:table-cell table:formula="of:=LEFT([.F323]; 6)" office:value-type="string" office:string-value="2.5988" calcext:value-type="string">
            <text:p>2.5988</text:p>
          </table:table-cell>
          <table:table-cell table:formula="of:=RIGHT([.F323]; 6)" office:value-type="string" office:string-value="0.2955" calcext:value-type="string">
            <text:p>0.29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3"/>
          <table:table-cell table:formula="of:=LEFT([.F324]; 6)">
            <text:p/>
          </table:table-cell>
          <table:table-cell table:formula="of:=RIGHT([.F32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2" office:value-type="string" calcext:value-type="string">
            <text:p>3.0750 ± 0.4830</text:p>
          </table:table-cell>
          <table:table-cell table:formula="of:=LEFT([.F325]; 6)" office:value-type="string" office:string-value="3.0750" calcext:value-type="string">
            <text:p>3.0750</text:p>
          </table:table-cell>
          <table:table-cell table:formula="of:=RIGHT([.F325]; 6)" office:value-type="string" office:string-value="0.4830" calcext:value-type="string">
            <text:p>0.48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.3106 ± 0.1954</text:p>
          </table:table-cell>
          <table:table-cell table:formula="of:=LEFT([.F326]; 6)" office:value-type="string" office:string-value="3.3106" calcext:value-type="string">
            <text:p>3.3106</text:p>
          </table:table-cell>
          <table:table-cell table:formula="of:=RIGHT([.F326]; 6)" office:value-type="string" office:string-value="0.1954" calcext:value-type="string">
            <text:p>0.19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.3077 ± 0.1968</text:p>
          </table:table-cell>
          <table:table-cell table:formula="of:=LEFT([.F327]; 6)" office:value-type="string" office:string-value="3.3077" calcext:value-type="string">
            <text:p>3.3077</text:p>
          </table:table-cell>
          <table:table-cell table:formula="of:=RIGHT([.F327]; 6)" office:value-type="string" office:string-value="0.1968" calcext:value-type="string">
            <text:p>0.19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formula="of:=LEFT([.F328]; 6)">
            <text:p/>
          </table:table-cell>
          <table:table-cell table:formula="of:=RIGHT([.F32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.3163 ± 0.2264</text:p>
          </table:table-cell>
          <table:table-cell table:formula="of:=LEFT([.F329]; 6)" office:value-type="string" office:string-value="3.3163" calcext:value-type="string">
            <text:p>3.3163</text:p>
          </table:table-cell>
          <table:table-cell table:formula="of:=RIGHT([.F329]; 6)" office:value-type="string" office:string-value="0.2264" calcext:value-type="string">
            <text:p>0.22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.3166 ± 0.1939</text:p>
          </table:table-cell>
          <table:table-cell table:formula="of:=LEFT([.F330]; 6)" office:value-type="string" office:string-value="3.3166" calcext:value-type="string">
            <text:p>3.3166</text:p>
          </table:table-cell>
          <table:table-cell table:formula="of:=RIGHT([.F330]; 6)" office:value-type="string" office:string-value="0.1939" calcext:value-type="string">
            <text:p>0.1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formula="of:=LEFT([.F331]; 6)">
            <text:p/>
          </table:table-cell>
          <table:table-cell table:formula="of:=RIGHT([.F331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.3194 ± 0.2062</text:p>
          </table:table-cell>
          <table:table-cell table:formula="of:=LEFT([.F332]; 6)" office:value-type="string" office:string-value="3.3194" calcext:value-type="string">
            <text:p>3.3194</text:p>
          </table:table-cell>
          <table:table-cell table:formula="of:=RIGHT([.F332]; 6)" office:value-type="string" office:string-value="0.2062" calcext:value-type="string">
            <text:p>0.20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.3183 ± 0.2080</text:p>
          </table:table-cell>
          <table:table-cell table:formula="of:=LEFT([.F333]; 6)" office:value-type="string" office:string-value="3.3183" calcext:value-type="string">
            <text:p>3.3183</text:p>
          </table:table-cell>
          <table:table-cell table:formula="of:=RIGHT([.F333]; 6)" office:value-type="string" office:string-value="0.2080" calcext:value-type="string">
            <text:p>0.2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formula="of:=LEFT([.F334]; 6)">
            <text:p/>
          </table:table-cell>
          <table:table-cell table:formula="of:=RIGHT([.F33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3.3281 ± 0.2209</text:p>
          </table:table-cell>
          <table:table-cell table:formula="of:=LEFT([.F335]; 6)" office:value-type="string" office:string-value="3.3281" calcext:value-type="string">
            <text:p>3.3281</text:p>
          </table:table-cell>
          <table:table-cell table:formula="of:=RIGHT([.F335]; 6)" office:value-type="string" office:string-value="0.2209" calcext:value-type="string">
            <text:p>0.22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formula="of:=LEFT([.F336]; 6)">
            <text:p/>
          </table:table-cell>
          <table:table-cell table:formula="of:=RIGHT([.F33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formula="of:=LEFT([.F337]; 6)">
            <text:p/>
          </table:table-cell>
          <table:table-cell table:formula="of:=RIGHT([.F337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2.7254 ± 0.2086</text:p>
          </table:table-cell>
          <table:table-cell table:formula="of:=LEFT([.F338]; 6)" office:value-type="string" office:string-value="2.7254" calcext:value-type="string">
            <text:p>2.7254</text:p>
          </table:table-cell>
          <table:table-cell table:formula="of:=RIGHT([.F338]; 6)" office:value-type="string" office:string-value="0.2086" calcext:value-type="string">
            <text:p>0.20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2.7268 ± 0.1426</text:p>
          </table:table-cell>
          <table:table-cell table:formula="of:=LEFT([.F339]; 6)" office:value-type="string" office:string-value="2.7268" calcext:value-type="string">
            <text:p>2.7268</text:p>
          </table:table-cell>
          <table:table-cell table:formula="of:=RIGHT([.F339]; 6)" office:value-type="string" office:string-value="0.1426" calcext:value-type="string">
            <text:p>0.1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formula="of:=LEFT([.F340]; 6)">
            <text:p/>
          </table:table-cell>
          <table:table-cell table:formula="of:=RIGHT([.F34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2.5083 ± 0.1492</text:p>
          </table:table-cell>
          <table:table-cell table:formula="of:=LEFT([.F341]; 6)" office:value-type="string" office:string-value="2.5083" calcext:value-type="string">
            <text:p>2.5083</text:p>
          </table:table-cell>
          <table:table-cell table:formula="of:=RIGHT([.F341]; 6)" office:value-type="string" office:string-value="0.1492" calcext:value-type="string">
            <text:p>0.14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2.5526 ± 0.1351</text:p>
          </table:table-cell>
          <table:table-cell table:formula="of:=LEFT([.F342]; 6)" office:value-type="string" office:string-value="2.5526" calcext:value-type="string">
            <text:p>2.5526</text:p>
          </table:table-cell>
          <table:table-cell table:formula="of:=RIGHT([.F342]; 6)" office:value-type="string" office:string-value="0.1351" calcext:value-type="string">
            <text:p>0.13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formula="of:=LEFT([.F343]; 6)">
            <text:p/>
          </table:table-cell>
          <table:table-cell table:formula="of:=RIGHT([.F343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2.7160 ± 0.2228</text:p>
          </table:table-cell>
          <table:table-cell table:formula="of:=LEFT([.F344]; 6)" office:value-type="string" office:string-value="2.7160" calcext:value-type="string">
            <text:p>2.7160</text:p>
          </table:table-cell>
          <table:table-cell table:formula="of:=RIGHT([.F344]; 6)" office:value-type="string" office:string-value="0.2228" calcext:value-type="string">
            <text:p>0.22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2.7445 ± 0.1789</text:p>
          </table:table-cell>
          <table:table-cell table:formula="of:=LEFT([.F345]; 6)" office:value-type="string" office:string-value="2.7445" calcext:value-type="string">
            <text:p>2.7445</text:p>
          </table:table-cell>
          <table:table-cell table:formula="of:=RIGHT([.F345]; 6)" office:value-type="string" office:string-value="0.1789" calcext:value-type="string">
            <text:p>0.17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formula="of:=LEFT([.F346]; 6)">
            <text:p/>
          </table:table-cell>
          <table:table-cell table:formula="of:=RIGHT([.F34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2.9098 ± 0.3214</text:p>
          </table:table-cell>
          <table:table-cell table:formula="of:=LEFT([.F347]; 6)" office:value-type="string" office:string-value="2.9098" calcext:value-type="string">
            <text:p>2.9098</text:p>
          </table:table-cell>
          <table:table-cell table:formula="of:=RIGHT([.F347]; 6)" office:value-type="string" office:string-value="0.3214" calcext:value-type="string">
            <text:p>0.32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formula="of:=LEFT([.F348]; 6)">
            <text:p/>
          </table:table-cell>
          <table:table-cell table:formula="of:=RIGHT([.F34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formula="of:=LEFT([.F349]; 6)">
            <text:p/>
          </table:table-cell>
          <table:table-cell table:formula="of:=RIGHT([.F349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2.5262 ± 0.1784</text:p>
          </table:table-cell>
          <table:table-cell table:formula="of:=LEFT([.F350]; 6)" office:value-type="string" office:string-value="2.5262" calcext:value-type="string">
            <text:p>2.5262</text:p>
          </table:table-cell>
          <table:table-cell table:formula="of:=RIGHT([.F350]; 6)" office:value-type="string" office:string-value="0.1784" calcext:value-type="string">
            <text:p>0.1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2.6242 ± 0.1307</text:p>
          </table:table-cell>
          <table:table-cell table:formula="of:=LEFT([.F351]; 6)" office:value-type="string" office:string-value="2.6242" calcext:value-type="string">
            <text:p>2.6242</text:p>
          </table:table-cell>
          <table:table-cell table:formula="of:=RIGHT([.F351]; 6)" office:value-type="string" office:string-value="0.1307" calcext:value-type="string">
            <text:p>0.13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formula="of:=LEFT([.F352]; 6)">
            <text:p/>
          </table:table-cell>
          <table:table-cell table:formula="of:=RIGHT([.F35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2.3685 ± 0.1870</text:p>
          </table:table-cell>
          <table:table-cell table:formula="of:=LEFT([.F353]; 6)" office:value-type="string" office:string-value="2.3685" calcext:value-type="string">
            <text:p>2.3685</text:p>
          </table:table-cell>
          <table:table-cell table:formula="of:=RIGHT([.F353]; 6)" office:value-type="string" office:string-value="0.1870" calcext:value-type="string">
            <text:p>0.18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2.4546 ± 0.1703</text:p>
          </table:table-cell>
          <table:table-cell table:formula="of:=LEFT([.F354]; 6)" office:value-type="string" office:string-value="2.4546" calcext:value-type="string">
            <text:p>2.4546</text:p>
          </table:table-cell>
          <table:table-cell table:formula="of:=RIGHT([.F354]; 6)" office:value-type="string" office:string-value="0.1703" calcext:value-type="string">
            <text:p>0.17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formula="of:=LEFT([.F355]; 6)">
            <text:p/>
          </table:table-cell>
          <table:table-cell table:formula="of:=RIGHT([.F355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2.5973 ± 0.1642</text:p>
          </table:table-cell>
          <table:table-cell table:formula="of:=LEFT([.F356]; 6)" office:value-type="string" office:string-value="2.5973" calcext:value-type="string">
            <text:p>2.5973</text:p>
          </table:table-cell>
          <table:table-cell table:formula="of:=RIGHT([.F356]; 6)" office:value-type="string" office:string-value="0.1642" calcext:value-type="string">
            <text:p>0.16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2.5797 ± 0.1445</text:p>
          </table:table-cell>
          <table:table-cell table:formula="of:=LEFT([.F357]; 6)" office:value-type="string" office:string-value="2.5797" calcext:value-type="string">
            <text:p>2.5797</text:p>
          </table:table-cell>
          <table:table-cell table:formula="of:=RIGHT([.F357]; 6)" office:value-type="string" office:string-value="0.1445" calcext:value-type="string">
            <text:p>0.14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formula="of:=LEFT([.F358]; 6)">
            <text:p/>
          </table:table-cell>
          <table:table-cell table:formula="of:=RIGHT([.F35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2.7193 ± 0.3597</text:p>
          </table:table-cell>
          <table:table-cell table:formula="of:=LEFT([.F359]; 6)" office:value-type="string" office:string-value="2.7193" calcext:value-type="string">
            <text:p>2.7193</text:p>
          </table:table-cell>
          <table:table-cell table:formula="of:=RIGHT([.F359]; 6)" office:value-type="string" office:string-value="0.3597" calcext:value-type="string">
            <text:p>0.35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formula="of:=LEFT([.F360]; 6)">
            <text:p/>
          </table:table-cell>
          <table:table-cell table:formula="of:=RIGHT([.F36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formula="of:=LEFT([.F361]; 6)">
            <text:p/>
          </table:table-cell>
          <table:table-cell table:formula="of:=RIGHT([.F361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2.5487 ± 0.1812</text:p>
          </table:table-cell>
          <table:table-cell table:formula="of:=LEFT([.F362]; 6)" office:value-type="string" office:string-value="2.5487" calcext:value-type="string">
            <text:p>2.5487</text:p>
          </table:table-cell>
          <table:table-cell table:formula="of:=RIGHT([.F362]; 6)" office:value-type="string" office:string-value="0.1812" calcext:value-type="string">
            <text:p>0.18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2.4707 ± 0.1428</text:p>
          </table:table-cell>
          <table:table-cell table:formula="of:=LEFT([.F363]; 6)" office:value-type="string" office:string-value="2.4707" calcext:value-type="string">
            <text:p>2.4707</text:p>
          </table:table-cell>
          <table:table-cell table:formula="of:=RIGHT([.F363]; 6)" office:value-type="string" office:string-value="0.1428" calcext:value-type="string">
            <text:p>0.14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3"/>
          <table:table-cell table:formula="of:=LEFT([.F364]; 6)">
            <text:p/>
          </table:table-cell>
          <table:table-cell table:formula="of:=RIGHT([.F36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2.1714 ± 0.1274</text:p>
          </table:table-cell>
          <table:table-cell table:formula="of:=LEFT([.F365]; 6)" office:value-type="string" office:string-value="2.1714" calcext:value-type="string">
            <text:p>2.1714</text:p>
          </table:table-cell>
          <table:table-cell table:formula="of:=RIGHT([.F365]; 6)" office:value-type="string" office:string-value="0.1274" calcext:value-type="string">
            <text:p>0.12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2.2414 ± 0.1456</text:p>
          </table:table-cell>
          <table:table-cell table:formula="of:=LEFT([.F366]; 6)" office:value-type="string" office:string-value="2.2414" calcext:value-type="string">
            <text:p>2.2414</text:p>
          </table:table-cell>
          <table:table-cell table:formula="of:=RIGHT([.F366]; 6)" office:value-type="string" office:string-value="0.1456" calcext:value-type="string">
            <text:p>0.14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3"/>
          <table:table-cell table:formula="of:=LEFT([.F367]; 6)">
            <text:p/>
          </table:table-cell>
          <table:table-cell table:formula="of:=RIGHT([.F367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2.4277 ± 0.2461</text:p>
          </table:table-cell>
          <table:table-cell table:formula="of:=LEFT([.F368]; 6)" office:value-type="string" office:string-value="2.4277" calcext:value-type="string">
            <text:p>2.4277</text:p>
          </table:table-cell>
          <table:table-cell table:formula="of:=RIGHT([.F368]; 6)" office:value-type="string" office:string-value="0.2461" calcext:value-type="string">
            <text:p>0.24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2.3219 ± 0.1355</text:p>
          </table:table-cell>
          <table:table-cell table:formula="of:=LEFT([.F369]; 6)" office:value-type="string" office:string-value="2.3219" calcext:value-type="string">
            <text:p>2.3219</text:p>
          </table:table-cell>
          <table:table-cell table:formula="of:=RIGHT([.F369]; 6)" office:value-type="string" office:string-value="0.1355" calcext:value-type="string">
            <text:p>0.13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3"/>
          <table:table-cell table:formula="of:=LEFT([.F370]; 6)">
            <text:p/>
          </table:table-cell>
          <table:table-cell table:formula="of:=RIGHT([.F37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.9431 ± 0.1287</text:p>
          </table:table-cell>
          <table:table-cell table:formula="of:=LEFT([.F371]; 6)" office:value-type="string" office:string-value="1.9431" calcext:value-type="string">
            <text:p>1.9431</text:p>
          </table:table-cell>
          <table:table-cell table:formula="of:=RIGHT([.F371]; 6)" office:value-type="string" office:string-value="0.1287" calcext:value-type="string">
            <text:p>0.12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3"/>
          <table:table-cell table:formula="of:=LEFT([.F372]; 6)">
            <text:p/>
          </table:table-cell>
          <table:table-cell table:formula="of:=RIGHT([.F37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3"/>
          <table:table-cell table:formula="of:=LEFT([.F373]; 6)">
            <text:p/>
          </table:table-cell>
          <table:table-cell table:formula="of:=RIGHT([.F373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2.5601 ± 0.1742</text:p>
          </table:table-cell>
          <table:table-cell table:formula="of:=LEFT([.F374]; 6)" office:value-type="string" office:string-value="2.5601" calcext:value-type="string">
            <text:p>2.5601</text:p>
          </table:table-cell>
          <table:table-cell table:formula="of:=RIGHT([.F374]; 6)" office:value-type="string" office:string-value="0.1742" calcext:value-type="string">
            <text:p>0.17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2.3991 ± 0.1215</text:p>
          </table:table-cell>
          <table:table-cell table:formula="of:=LEFT([.F375]; 6)" office:value-type="string" office:string-value="2.3991" calcext:value-type="string">
            <text:p>2.3991</text:p>
          </table:table-cell>
          <table:table-cell table:formula="of:=RIGHT([.F375]; 6)" office:value-type="string" office:string-value="0.1215" calcext:value-type="string">
            <text:p>0.12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3"/>
          <table:table-cell table:formula="of:=LEFT([.F376]; 6)">
            <text:p/>
          </table:table-cell>
          <table:table-cell table:formula="of:=RIGHT([.F37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2.2117 ± 0.1438</text:p>
          </table:table-cell>
          <table:table-cell table:formula="of:=LEFT([.F377]; 6)" office:value-type="string" office:string-value="2.2117" calcext:value-type="string">
            <text:p>2.2117</text:p>
          </table:table-cell>
          <table:table-cell table:formula="of:=RIGHT([.F377]; 6)" office:value-type="string" office:string-value="0.1438" calcext:value-type="string">
            <text:p>0.14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2.1872 ± 0.0967</text:p>
          </table:table-cell>
          <table:table-cell table:formula="of:=LEFT([.F378]; 6)" office:value-type="string" office:string-value="2.1872" calcext:value-type="string">
            <text:p>2.1872</text:p>
          </table:table-cell>
          <table:table-cell table:formula="of:=RIGHT([.F378]; 6)" office:value-type="string" office:string-value="0.0967" calcext:value-type="string">
            <text:p>0.09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3"/>
          <table:table-cell table:formula="of:=LEFT([.F379]; 6)">
            <text:p/>
          </table:table-cell>
          <table:table-cell table:formula="of:=RIGHT([.F379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2.5476 ± 0.2980</text:p>
          </table:table-cell>
          <table:table-cell table:formula="of:=LEFT([.F380]; 6)" office:value-type="string" office:string-value="2.5476" calcext:value-type="string">
            <text:p>2.5476</text:p>
          </table:table-cell>
          <table:table-cell table:formula="of:=RIGHT([.F380]; 6)" office:value-type="string" office:string-value="0.2980" calcext:value-type="string">
            <text:p>0.29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2.2582 ± 0.1766</text:p>
          </table:table-cell>
          <table:table-cell table:formula="of:=LEFT([.F381]; 6)" office:value-type="string" office:string-value="2.2582" calcext:value-type="string">
            <text:p>2.2582</text:p>
          </table:table-cell>
          <table:table-cell table:formula="of:=RIGHT([.F381]; 6)" office:value-type="string" office:string-value="0.1766" calcext:value-type="string">
            <text:p>0.17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3"/>
          <table:table-cell table:formula="of:=LEFT([.F382]; 6)">
            <text:p/>
          </table:table-cell>
          <table:table-cell table:formula="of:=RIGHT([.F38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2.2408 ± 0.4487</text:p>
          </table:table-cell>
          <table:table-cell table:formula="of:=LEFT([.F383]; 6)" office:value-type="string" office:string-value="2.2408" calcext:value-type="string">
            <text:p>2.2408</text:p>
          </table:table-cell>
          <table:table-cell table:formula="of:=RIGHT([.F383]; 6)" office:value-type="string" office:string-value="0.4487" calcext:value-type="string">
            <text:p>0.44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3"/>
          <table:table-cell table:formula="of:=LEFT([.F384]; 6)">
            <text:p/>
          </table:table-cell>
          <table:table-cell table:formula="of:=RIGHT([.F38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3"/>
          <table:table-cell table:formula="of:=LEFT([.F385]; 6)">
            <text:p/>
          </table:table-cell>
          <table:table-cell table:formula="of:=RIGHT([.F385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2.5388 ± 0.1837</text:p>
          </table:table-cell>
          <table:table-cell table:formula="of:=LEFT([.F386]; 6)" office:value-type="string" office:string-value="2.5388" calcext:value-type="string">
            <text:p>2.5388</text:p>
          </table:table-cell>
          <table:table-cell table:formula="of:=RIGHT([.F386]; 6)" office:value-type="string" office:string-value="0.1837" calcext:value-type="string">
            <text:p>0.18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2.1282 ± 0.1119</text:p>
          </table:table-cell>
          <table:table-cell table:formula="of:=LEFT([.F387]; 6)" office:value-type="string" office:string-value="2.1282" calcext:value-type="string">
            <text:p>2.1282</text:p>
          </table:table-cell>
          <table:table-cell table:formula="of:=RIGHT([.F387]; 6)" office:value-type="string" office:string-value="0.1119" calcext:value-type="string">
            <text:p>0.11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3"/>
          <table:table-cell table:formula="of:=LEFT([.F388]; 6)">
            <text:p/>
          </table:table-cell>
          <table:table-cell table:formula="of:=RIGHT([.F38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2.1062 ± 0.1409</text:p>
          </table:table-cell>
          <table:table-cell table:formula="of:=LEFT([.F389]; 6)" office:value-type="string" office:string-value="2.1062" calcext:value-type="string">
            <text:p>2.1062</text:p>
          </table:table-cell>
          <table:table-cell table:formula="of:=RIGHT([.F389]; 6)" office:value-type="string" office:string-value="0.1409" calcext:value-type="string">
            <text:p>0.14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1.9605 ± 0.0781</text:p>
          </table:table-cell>
          <table:table-cell table:formula="of:=LEFT([.F390]; 6)" office:value-type="string" office:string-value="1.9605" calcext:value-type="string">
            <text:p>1.9605</text:p>
          </table:table-cell>
          <table:table-cell table:formula="of:=RIGHT([.F390]; 6)" office:value-type="string" office:string-value="0.0781" calcext:value-type="string">
            <text:p>0.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3"/>
          <table:table-cell table:formula="of:=LEFT([.F391]; 6)">
            <text:p/>
          </table:table-cell>
          <table:table-cell table:formula="of:=RIGHT([.F391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2.3748 ± 0.2256</text:p>
          </table:table-cell>
          <table:table-cell table:formula="of:=LEFT([.F392]; 6)" office:value-type="string" office:string-value="2.3748" calcext:value-type="string">
            <text:p>2.3748</text:p>
          </table:table-cell>
          <table:table-cell table:formula="of:=RIGHT([.F392]; 6)" office:value-type="string" office:string-value="0.2256" calcext:value-type="string">
            <text:p>0.2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1.9144 ± 0.0880</text:p>
          </table:table-cell>
          <table:table-cell table:formula="of:=LEFT([.F393]; 6)" office:value-type="string" office:string-value="1.9144" calcext:value-type="string">
            <text:p>1.9144</text:p>
          </table:table-cell>
          <table:table-cell table:formula="of:=RIGHT([.F393]; 6)" office:value-type="string" office:string-value="0.0880" calcext:value-type="string">
            <text:p>0.08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3"/>
          <table:table-cell table:formula="of:=LEFT([.F394]; 6)">
            <text:p/>
          </table:table-cell>
          <table:table-cell table:formula="of:=RIGHT([.F39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2.3688 ± 0.4850</text:p>
          </table:table-cell>
          <table:table-cell table:formula="of:=LEFT([.F395]; 6)" office:value-type="string" office:string-value="2.3688" calcext:value-type="string">
            <text:p>2.3688</text:p>
          </table:table-cell>
          <table:table-cell table:formula="of:=RIGHT([.F395]; 6)" office:value-type="string" office:string-value="0.4850" calcext:value-type="string">
            <text:p>0.4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3"/>
          <table:table-cell table:formula="of:=LEFT([.F396]; 6)">
            <text:p/>
          </table:table-cell>
          <table:table-cell table:formula="of:=RIGHT([.F39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3"/>
          <table:table-cell table:formula="of:=LEFT([.F397]; 6)">
            <text:p/>
          </table:table-cell>
          <table:table-cell table:formula="of:=RIGHT([.F397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2.5525 ± 0.1982</text:p>
          </table:table-cell>
          <table:table-cell table:formula="of:=LEFT([.F398]; 6)" office:value-type="string" office:string-value="2.5525" calcext:value-type="string">
            <text:p>2.5525</text:p>
          </table:table-cell>
          <table:table-cell table:formula="of:=RIGHT([.F398]; 6)" office:value-type="string" office:string-value="0.1982" calcext:value-type="string">
            <text:p>0.19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2.3475 ± 0.0925</text:p>
          </table:table-cell>
          <table:table-cell table:formula="of:=LEFT([.F399]; 6)" office:value-type="string" office:string-value="2.3475" calcext:value-type="string">
            <text:p>2.3475</text:p>
          </table:table-cell>
          <table:table-cell table:formula="of:=RIGHT([.F399]; 6)" office:value-type="string" office:string-value="0.0925" calcext:value-type="string">
            <text:p>0.09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3"/>
          <table:table-cell table:formula="of:=LEFT([.F400]; 6)">
            <text:p/>
          </table:table-cell>
          <table:table-cell table:formula="of:=RIGHT([.F40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2.1025 ± 0.1577</text:p>
          </table:table-cell>
          <table:table-cell table:formula="of:=LEFT([.F401]; 6)" office:value-type="string" office:string-value="2.1025" calcext:value-type="string">
            <text:p>2.1025</text:p>
          </table:table-cell>
          <table:table-cell table:formula="of:=RIGHT([.F401]; 6)" office:value-type="string" office:string-value="0.1577" calcext:value-type="string">
            <text:p>0.1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1.9409 ± 0.0654</text:p>
          </table:table-cell>
          <table:table-cell table:formula="of:=LEFT([.F402]; 6)" office:value-type="string" office:string-value="1.9409" calcext:value-type="string">
            <text:p>1.9409</text:p>
          </table:table-cell>
          <table:table-cell table:formula="of:=RIGHT([.F402]; 6)" office:value-type="string" office:string-value="0.0654" calcext:value-type="string">
            <text:p>0.06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3"/>
          <table:table-cell table:formula="of:=LEFT([.F403]; 6)">
            <text:p/>
          </table:table-cell>
          <table:table-cell table:formula="of:=RIGHT([.F403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2.3239 ± 0.2168</text:p>
          </table:table-cell>
          <table:table-cell table:formula="of:=LEFT([.F404]; 6)" office:value-type="string" office:string-value="2.3239" calcext:value-type="string">
            <text:p>2.3239</text:p>
          </table:table-cell>
          <table:table-cell table:formula="of:=RIGHT([.F404]; 6)" office:value-type="string" office:string-value="0.2168" calcext:value-type="string">
            <text:p>0.21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1.8121 ± 0.1171</text:p>
          </table:table-cell>
          <table:table-cell table:formula="of:=LEFT([.F405]; 6)" office:value-type="string" office:string-value="1.8121" calcext:value-type="string">
            <text:p>1.8121</text:p>
          </table:table-cell>
          <table:table-cell table:formula="of:=RIGHT([.F405]; 6)" office:value-type="string" office:string-value="0.1171" calcext:value-type="string">
            <text:p>0.11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3"/>
          <table:table-cell table:formula="of:=LEFT([.F406]; 6)">
            <text:p/>
          </table:table-cell>
          <table:table-cell table:formula="of:=RIGHT([.F40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2.0134 ± 0.6896</text:p>
          </table:table-cell>
          <table:table-cell table:formula="of:=LEFT([.F407]; 6)" office:value-type="string" office:string-value="2.0134" calcext:value-type="string">
            <text:p>2.0134</text:p>
          </table:table-cell>
          <table:table-cell table:formula="of:=RIGHT([.F407]; 6)" office:value-type="string" office:string-value="0.6896" calcext:value-type="string">
            <text:p>0.68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3"/>
          <table:table-cell table:formula="of:=LEFT([.F408]; 6)">
            <text:p/>
          </table:table-cell>
          <table:table-cell table:formula="of:=RIGHT([.F40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3"/>
          <table:table-cell table:formula="of:=LEFT([.F409]; 6)">
            <text:p/>
          </table:table-cell>
          <table:table-cell table:formula="of:=RIGHT([.F409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2" office:value-type="string" calcext:value-type="string">
            <text:p>2.5492 ± 0.1873</text:p>
          </table:table-cell>
          <table:table-cell table:formula="of:=LEFT([.F410]; 6)" office:value-type="string" office:string-value="2.5492" calcext:value-type="string">
            <text:p>2.5492</text:p>
          </table:table-cell>
          <table:table-cell table:formula="of:=RIGHT([.F410]; 6)" office:value-type="string" office:string-value="0.1873" calcext:value-type="string">
            <text:p>0.18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2" office:value-type="string" calcext:value-type="string">
            <text:p>2.2397 ± 0.0821</text:p>
          </table:table-cell>
          <table:table-cell table:formula="of:=LEFT([.F411]; 6)" office:value-type="string" office:string-value="2.2397" calcext:value-type="string">
            <text:p>2.2397</text:p>
          </table:table-cell>
          <table:table-cell table:formula="of:=RIGHT([.F411]; 6)" office:value-type="string" office:string-value="0.0821" calcext:value-type="string">
            <text:p>0.08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3"/>
          <table:table-cell table:formula="of:=LEFT([.F412]; 6)">
            <text:p/>
          </table:table-cell>
          <table:table-cell table:formula="of:=RIGHT([.F41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2" office:value-type="string" calcext:value-type="string">
            <text:p>2.0729 ± 0.1506</text:p>
          </table:table-cell>
          <table:table-cell table:formula="of:=LEFT([.F413]; 6)" office:value-type="string" office:string-value="2.0729" calcext:value-type="string">
            <text:p>2.0729</text:p>
          </table:table-cell>
          <table:table-cell table:formula="of:=RIGHT([.F413]; 6)" office:value-type="string" office:string-value="0.1506" calcext:value-type="string">
            <text:p>0.15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2" office:value-type="string" calcext:value-type="string">
            <text:p>1.9021 ± 0.0516</text:p>
          </table:table-cell>
          <table:table-cell table:formula="of:=LEFT([.F414]; 6)" office:value-type="string" office:string-value="1.9021" calcext:value-type="string">
            <text:p>1.9021</text:p>
          </table:table-cell>
          <table:table-cell table:formula="of:=RIGHT([.F414]; 6)" office:value-type="string" office:string-value="0.0516" calcext:value-type="string">
            <text:p>0.05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3"/>
          <table:table-cell table:formula="of:=LEFT([.F415]; 6)">
            <text:p/>
          </table:table-cell>
          <table:table-cell table:formula="of:=RIGHT([.F415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2" office:value-type="string" calcext:value-type="string">
            <text:p>2.3749 ± 0.1185</text:p>
          </table:table-cell>
          <table:table-cell table:formula="of:=LEFT([.F416]; 6)" office:value-type="string" office:string-value="2.3749" calcext:value-type="string">
            <text:p>2.3749</text:p>
          </table:table-cell>
          <table:table-cell table:formula="of:=RIGHT([.F416]; 6)" office:value-type="string" office:string-value="0.1185" calcext:value-type="string">
            <text:p>0.11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2" office:value-type="string" calcext:value-type="string">
            <text:p>1.8471 ± 0.1413</text:p>
          </table:table-cell>
          <table:table-cell table:formula="of:=LEFT([.F417]; 6)" office:value-type="string" office:string-value="1.8471" calcext:value-type="string">
            <text:p>1.8471</text:p>
          </table:table-cell>
          <table:table-cell table:formula="of:=RIGHT([.F417]; 6)" office:value-type="string" office:string-value="0.1413" calcext:value-type="string">
            <text:p>0.14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3"/>
          <table:table-cell table:formula="of:=LEFT([.F418]; 6)">
            <text:p/>
          </table:table-cell>
          <table:table-cell table:formula="of:=RIGHT([.F41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2" office:value-type="string" calcext:value-type="string">
            <text:p>2.2855 ± 0.5965</text:p>
          </table:table-cell>
          <table:table-cell table:formula="of:=LEFT([.F419]; 6)" office:value-type="string" office:string-value="2.2855" calcext:value-type="string">
            <text:p>2.2855</text:p>
          </table:table-cell>
          <table:table-cell table:formula="of:=RIGHT([.F419]; 6)" office:value-type="string" office:string-value="0.5965" calcext:value-type="string">
            <text:p>0.59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3"/>
          <table:table-cell table:formula="of:=LEFT([.F420]; 6)">
            <text:p/>
          </table:table-cell>
          <table:table-cell table:formula="of:=RIGHT([.F42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3"/>
          <table:table-cell table:formula="of:=LEFT([.F421]; 6)">
            <text:p/>
          </table:table-cell>
          <table:table-cell table:formula="of:=RIGHT([.F421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5.3226 ± 0.3700</text:p>
          </table:table-cell>
          <table:table-cell table:formula="of:=LEFT([.F422]; 6)" office:value-type="string" office:string-value="5.3226" calcext:value-type="string">
            <text:p>5.3226</text:p>
          </table:table-cell>
          <table:table-cell table:formula="of:=RIGHT([.F422]; 6)" office:value-type="string" office:string-value="0.3700" calcext:value-type="string">
            <text:p>0.3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5.3043 ± 0.3762</text:p>
          </table:table-cell>
          <table:table-cell table:formula="of:=LEFT([.F423]; 6)" office:value-type="string" office:string-value="5.3043" calcext:value-type="string">
            <text:p>5.3043</text:p>
          </table:table-cell>
          <table:table-cell table:formula="of:=RIGHT([.F423]; 6)" office:value-type="string" office:string-value="0.3762" calcext:value-type="string">
            <text:p>0.37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formula="of:=LEFT([.F424]; 6)">
            <text:p/>
          </table:table-cell>
          <table:table-cell table:formula="of:=RIGHT([.F42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5.3140 ± 0.3747</text:p>
          </table:table-cell>
          <table:table-cell table:formula="of:=LEFT([.F425]; 6)" office:value-type="string" office:string-value="5.3140" calcext:value-type="string">
            <text:p>5.3140</text:p>
          </table:table-cell>
          <table:table-cell table:formula="of:=RIGHT([.F425]; 6)" office:value-type="string" office:string-value="0.3747" calcext:value-type="string">
            <text:p>0.37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5.2612 ± 0.3870</text:p>
          </table:table-cell>
          <table:table-cell table:formula="of:=LEFT([.F426]; 6)" office:value-type="string" office:string-value="5.2612" calcext:value-type="string">
            <text:p>5.2612</text:p>
          </table:table-cell>
          <table:table-cell table:formula="of:=RIGHT([.F426]; 6)" office:value-type="string" office:string-value="0.3870" calcext:value-type="string">
            <text:p>0.38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formula="of:=LEFT([.F427]; 6)">
            <text:p/>
          </table:table-cell>
          <table:table-cell table:formula="of:=RIGHT([.F427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5.5478 ± 0.4791</text:p>
          </table:table-cell>
          <table:table-cell table:formula="of:=LEFT([.F428]; 6)" office:value-type="string" office:string-value="5.5478" calcext:value-type="string">
            <text:p>5.5478</text:p>
          </table:table-cell>
          <table:table-cell table:formula="of:=RIGHT([.F428]; 6)" office:value-type="string" office:string-value="0.4791" calcext:value-type="string">
            <text:p>0.47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5.4477 ± 0.4030</text:p>
          </table:table-cell>
          <table:table-cell table:formula="of:=LEFT([.F429]; 6)" office:value-type="string" office:string-value="5.4477" calcext:value-type="string">
            <text:p>5.4477</text:p>
          </table:table-cell>
          <table:table-cell table:formula="of:=RIGHT([.F429]; 6)" office:value-type="string" office:string-value="0.4030" calcext:value-type="string">
            <text:p>0.40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formula="of:=LEFT([.F430]; 6)">
            <text:p/>
          </table:table-cell>
          <table:table-cell table:formula="of:=RIGHT([.F43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6.8450 ± 3.0734</text:p>
          </table:table-cell>
          <table:table-cell table:formula="of:=LEFT([.F431]; 6)" office:value-type="string" office:string-value="6.8450" calcext:value-type="string">
            <text:p>6.8450</text:p>
          </table:table-cell>
          <table:table-cell table:formula="of:=RIGHT([.F431]; 6)" office:value-type="string" office:string-value="3.0734" calcext:value-type="string">
            <text:p>3.07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formula="of:=LEFT([.F432]; 6)">
            <text:p/>
          </table:table-cell>
          <table:table-cell table:formula="of:=RIGHT([.F43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formula="of:=LEFT([.F433]; 6)">
            <text:p/>
          </table:table-cell>
          <table:table-cell table:formula="of:=RIGHT([.F433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4.5431 ± 0.2796</text:p>
          </table:table-cell>
          <table:table-cell table:formula="of:=LEFT([.F434]; 6)" office:value-type="string" office:string-value="4.5431" calcext:value-type="string">
            <text:p>4.5431</text:p>
          </table:table-cell>
          <table:table-cell table:formula="of:=RIGHT([.F434]; 6)" office:value-type="string" office:string-value="0.2796" calcext:value-type="string">
            <text:p>0.27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4.5410 ± 0.2003</text:p>
          </table:table-cell>
          <table:table-cell table:formula="of:=LEFT([.F435]; 6)" office:value-type="string" office:string-value="4.5410" calcext:value-type="string">
            <text:p>4.5410</text:p>
          </table:table-cell>
          <table:table-cell table:formula="of:=RIGHT([.F435]; 6)" office:value-type="string" office:string-value="0.2003" calcext:value-type="string">
            <text:p>0.20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formula="of:=LEFT([.F436]; 6)">
            <text:p/>
          </table:table-cell>
          <table:table-cell table:formula="of:=RIGHT([.F43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3.6364 ± 0.0940</text:p>
          </table:table-cell>
          <table:table-cell table:formula="of:=LEFT([.F437]; 6)" office:value-type="string" office:string-value="3.6364" calcext:value-type="string">
            <text:p>3.6364</text:p>
          </table:table-cell>
          <table:table-cell table:formula="of:=RIGHT([.F437]; 6)" office:value-type="string" office:string-value="0.0940" calcext:value-type="string">
            <text:p>0.09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4.0064 ± 0.1742</text:p>
          </table:table-cell>
          <table:table-cell table:formula="of:=LEFT([.F438]; 6)" office:value-type="string" office:string-value="4.0064" calcext:value-type="string">
            <text:p>4.0064</text:p>
          </table:table-cell>
          <table:table-cell table:formula="of:=RIGHT([.F438]; 6)" office:value-type="string" office:string-value="0.1742" calcext:value-type="string">
            <text:p>0.17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formula="of:=LEFT([.F439]; 6)">
            <text:p/>
          </table:table-cell>
          <table:table-cell table:formula="of:=RIGHT([.F439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4.2700 ± 0.1744</text:p>
          </table:table-cell>
          <table:table-cell table:formula="of:=LEFT([.F440]; 6)" office:value-type="string" office:string-value="4.2700" calcext:value-type="string">
            <text:p>4.2700</text:p>
          </table:table-cell>
          <table:table-cell table:formula="of:=RIGHT([.F440]; 6)" office:value-type="string" office:string-value="0.1744" calcext:value-type="string">
            <text:p>0.17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4.7114 ± 0.1365</text:p>
          </table:table-cell>
          <table:table-cell table:formula="of:=LEFT([.F441]; 6)" office:value-type="string" office:string-value="4.7114" calcext:value-type="string">
            <text:p>4.7114</text:p>
          </table:table-cell>
          <table:table-cell table:formula="of:=RIGHT([.F441]; 6)" office:value-type="string" office:string-value="0.1365" calcext:value-type="string">
            <text:p>0.13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formula="of:=LEFT([.F442]; 6)">
            <text:p/>
          </table:table-cell>
          <table:table-cell table:formula="of:=RIGHT([.F44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5.4585 ± 0.4090</text:p>
          </table:table-cell>
          <table:table-cell table:formula="of:=LEFT([.F443]; 6)" office:value-type="string" office:string-value="5.4585" calcext:value-type="string">
            <text:p>5.4585</text:p>
          </table:table-cell>
          <table:table-cell table:formula="of:=RIGHT([.F443]; 6)" office:value-type="string" office:string-value="0.4090" calcext:value-type="string">
            <text:p>0.40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formula="of:=LEFT([.F444]; 6)">
            <text:p/>
          </table:table-cell>
          <table:table-cell table:formula="of:=RIGHT([.F44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formula="of:=LEFT([.F445]; 6)">
            <text:p/>
          </table:table-cell>
          <table:table-cell table:formula="of:=RIGHT([.F445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4.1679 ± 0.1668</text:p>
          </table:table-cell>
          <table:table-cell table:formula="of:=LEFT([.F446]; 6)" office:value-type="string" office:string-value="4.1679" calcext:value-type="string">
            <text:p>4.1679</text:p>
          </table:table-cell>
          <table:table-cell table:formula="of:=RIGHT([.F446]; 6)" office:value-type="string" office:string-value="0.1668" calcext:value-type="string">
            <text:p>0.16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4.1931 ± 0.1804</text:p>
          </table:table-cell>
          <table:table-cell table:formula="of:=LEFT([.F447]; 6)" office:value-type="string" office:string-value="4.1931" calcext:value-type="string">
            <text:p>4.1931</text:p>
          </table:table-cell>
          <table:table-cell table:formula="of:=RIGHT([.F447]; 6)" office:value-type="string" office:string-value="0.1804" calcext:value-type="string">
            <text:p>0.18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formula="of:=LEFT([.F448]; 6)">
            <text:p/>
          </table:table-cell>
          <table:table-cell table:formula="of:=RIGHT([.F44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3.3178 ± 0.0722</text:p>
          </table:table-cell>
          <table:table-cell table:formula="of:=LEFT([.F449]; 6)" office:value-type="string" office:string-value="3.3178" calcext:value-type="string">
            <text:p>3.3178</text:p>
          </table:table-cell>
          <table:table-cell table:formula="of:=RIGHT([.F449]; 6)" office:value-type="string" office:string-value="0.0722" calcext:value-type="string">
            <text:p>0.07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3.3619 ± 0.1696</text:p>
          </table:table-cell>
          <table:table-cell table:formula="of:=LEFT([.F450]; 6)" office:value-type="string" office:string-value="3.3619" calcext:value-type="string">
            <text:p>3.3619</text:p>
          </table:table-cell>
          <table:table-cell table:formula="of:=RIGHT([.F450]; 6)" office:value-type="string" office:string-value="0.1696" calcext:value-type="string">
            <text:p>0.16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formula="of:=LEFT([.F451]; 6)">
            <text:p/>
          </table:table-cell>
          <table:table-cell table:formula="of:=RIGHT([.F451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4.0987 ± 0.2464</text:p>
          </table:table-cell>
          <table:table-cell table:formula="of:=LEFT([.F452]; 6)" office:value-type="string" office:string-value="4.0987" calcext:value-type="string">
            <text:p>4.0987</text:p>
          </table:table-cell>
          <table:table-cell table:formula="of:=RIGHT([.F452]; 6)" office:value-type="string" office:string-value="0.2464" calcext:value-type="string">
            <text:p>0.24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4.4116 ± 0.6067</text:p>
          </table:table-cell>
          <table:table-cell table:formula="of:=LEFT([.F453]; 6)" office:value-type="string" office:string-value="4.4116" calcext:value-type="string">
            <text:p>4.4116</text:p>
          </table:table-cell>
          <table:table-cell table:formula="of:=RIGHT([.F453]; 6)" office:value-type="string" office:string-value="0.6067" calcext:value-type="string">
            <text:p>0.60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formula="of:=LEFT([.F454]; 6)">
            <text:p/>
          </table:table-cell>
          <table:table-cell table:formula="of:=RIGHT([.F45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5.4482 ± 0.4003</text:p>
          </table:table-cell>
          <table:table-cell table:formula="of:=LEFT([.F455]; 6)" office:value-type="string" office:string-value="5.4482" calcext:value-type="string">
            <text:p>5.4482</text:p>
          </table:table-cell>
          <table:table-cell table:formula="of:=RIGHT([.F455]; 6)" office:value-type="string" office:string-value="0.4003" calcext:value-type="string">
            <text:p>0.40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formula="of:=LEFT([.F456]; 6)">
            <text:p/>
          </table:table-cell>
          <table:table-cell table:formula="of:=RIGHT([.F45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formula="of:=LEFT([.F457]; 6)">
            <text:p/>
          </table:table-cell>
          <table:table-cell table:formula="of:=RIGHT([.F457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3.8176 ± 0.3046</text:p>
          </table:table-cell>
          <table:table-cell table:formula="of:=LEFT([.F458]; 6)" office:value-type="string" office:string-value="3.8176" calcext:value-type="string">
            <text:p>3.8176</text:p>
          </table:table-cell>
          <table:table-cell table:formula="of:=RIGHT([.F458]; 6)" office:value-type="string" office:string-value="0.3046" calcext:value-type="string">
            <text:p>0.30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3.8437 ± 0.2949</text:p>
          </table:table-cell>
          <table:table-cell table:formula="of:=LEFT([.F459]; 6)" office:value-type="string" office:string-value="3.8437" calcext:value-type="string">
            <text:p>3.8437</text:p>
          </table:table-cell>
          <table:table-cell table:formula="of:=RIGHT([.F459]; 6)" office:value-type="string" office:string-value="0.2949" calcext:value-type="string">
            <text:p>0.29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3"/>
          <table:table-cell table:formula="of:=LEFT([.F460]; 6)">
            <text:p/>
          </table:table-cell>
          <table:table-cell table:formula="of:=RIGHT([.F46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3.0831 ± 0.2041</text:p>
          </table:table-cell>
          <table:table-cell table:formula="of:=LEFT([.F461]; 6)" office:value-type="string" office:string-value="3.0831" calcext:value-type="string">
            <text:p>3.0831</text:p>
          </table:table-cell>
          <table:table-cell table:formula="of:=RIGHT([.F461]; 6)" office:value-type="string" office:string-value="0.2041" calcext:value-type="string">
            <text:p>0.20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3.1764 ± 0.1388</text:p>
          </table:table-cell>
          <table:table-cell table:formula="of:=LEFT([.F462]; 6)" office:value-type="string" office:string-value="3.1764" calcext:value-type="string">
            <text:p>3.1764</text:p>
          </table:table-cell>
          <table:table-cell table:formula="of:=RIGHT([.F462]; 6)" office:value-type="string" office:string-value="0.1388" calcext:value-type="string">
            <text:p>0.13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3"/>
          <table:table-cell table:formula="of:=LEFT([.F463]; 6)">
            <text:p/>
          </table:table-cell>
          <table:table-cell table:formula="of:=RIGHT([.F463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3.7872 ± 0.3348</text:p>
          </table:table-cell>
          <table:table-cell table:formula="of:=LEFT([.F464]; 6)" office:value-type="string" office:string-value="3.7872" calcext:value-type="string">
            <text:p>3.7872</text:p>
          </table:table-cell>
          <table:table-cell table:formula="of:=RIGHT([.F464]; 6)" office:value-type="string" office:string-value="0.3348" calcext:value-type="string">
            <text:p>0.33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3.2991 ± 0.3128</text:p>
          </table:table-cell>
          <table:table-cell table:formula="of:=LEFT([.F465]; 6)" office:value-type="string" office:string-value="3.2991" calcext:value-type="string">
            <text:p>3.2991</text:p>
          </table:table-cell>
          <table:table-cell table:formula="of:=RIGHT([.F465]; 6)" office:value-type="string" office:string-value="0.3128" calcext:value-type="string">
            <text:p>0.31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3"/>
          <table:table-cell table:formula="of:=LEFT([.F466]; 6)">
            <text:p/>
          </table:table-cell>
          <table:table-cell table:formula="of:=RIGHT([.F46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4.7877 ± 1.2632</text:p>
          </table:table-cell>
          <table:table-cell table:formula="of:=LEFT([.F467]; 6)" office:value-type="string" office:string-value="4.7877" calcext:value-type="string">
            <text:p>4.7877</text:p>
          </table:table-cell>
          <table:table-cell table:formula="of:=RIGHT([.F467]; 6)" office:value-type="string" office:string-value="1.2632" calcext:value-type="string">
            <text:p>1.26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3"/>
          <table:table-cell table:formula="of:=LEFT([.F468]; 6)">
            <text:p/>
          </table:table-cell>
          <table:table-cell table:formula="of:=RIGHT([.F46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3"/>
          <table:table-cell table:formula="of:=LEFT([.F469]; 6)">
            <text:p/>
          </table:table-cell>
          <table:table-cell table:formula="of:=RIGHT([.F469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3.8488 ± 0.3025</text:p>
          </table:table-cell>
          <table:table-cell table:formula="of:=LEFT([.F470]; 6)" office:value-type="string" office:string-value="3.8488" calcext:value-type="string">
            <text:p>3.8488</text:p>
          </table:table-cell>
          <table:table-cell table:formula="of:=RIGHT([.F470]; 6)" office:value-type="string" office:string-value="0.3025" calcext:value-type="string">
            <text:p>0.30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3.4773 ± 0.2506</text:p>
          </table:table-cell>
          <table:table-cell table:formula="of:=LEFT([.F471]; 6)" office:value-type="string" office:string-value="3.4773" calcext:value-type="string">
            <text:p>3.4773</text:p>
          </table:table-cell>
          <table:table-cell table:formula="of:=RIGHT([.F471]; 6)" office:value-type="string" office:string-value="0.2506" calcext:value-type="string">
            <text:p>0.25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3"/>
          <table:table-cell table:formula="of:=LEFT([.F472]; 6)">
            <text:p/>
          </table:table-cell>
          <table:table-cell table:formula="of:=RIGHT([.F47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3.0765 ± 0.1835</text:p>
          </table:table-cell>
          <table:table-cell table:formula="of:=LEFT([.F473]; 6)" office:value-type="string" office:string-value="3.0765" calcext:value-type="string">
            <text:p>3.0765</text:p>
          </table:table-cell>
          <table:table-cell table:formula="of:=RIGHT([.F473]; 6)" office:value-type="string" office:string-value="0.1835" calcext:value-type="string">
            <text:p>0.18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2.9952 ± 0.1199</text:p>
          </table:table-cell>
          <table:table-cell table:formula="of:=LEFT([.F474]; 6)" office:value-type="string" office:string-value="2.9952" calcext:value-type="string">
            <text:p>2.9952</text:p>
          </table:table-cell>
          <table:table-cell table:formula="of:=RIGHT([.F474]; 6)" office:value-type="string" office:string-value="0.1199" calcext:value-type="string">
            <text:p>0.11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3"/>
          <table:table-cell table:formula="of:=LEFT([.F475]; 6)">
            <text:p/>
          </table:table-cell>
          <table:table-cell table:formula="of:=RIGHT([.F475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3.6772 ± 0.2168</text:p>
          </table:table-cell>
          <table:table-cell table:formula="of:=LEFT([.F476]; 6)" office:value-type="string" office:string-value="3.6772" calcext:value-type="string">
            <text:p>3.6772</text:p>
          </table:table-cell>
          <table:table-cell table:formula="of:=RIGHT([.F476]; 6)" office:value-type="string" office:string-value="0.2168" calcext:value-type="string">
            <text:p>0.21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3.1164 ± 0.2829</text:p>
          </table:table-cell>
          <table:table-cell table:formula="of:=LEFT([.F477]; 6)" office:value-type="string" office:string-value="3.1164" calcext:value-type="string">
            <text:p>3.1164</text:p>
          </table:table-cell>
          <table:table-cell table:formula="of:=RIGHT([.F477]; 6)" office:value-type="string" office:string-value="0.2829" calcext:value-type="string">
            <text:p>0.28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3"/>
          <table:table-cell table:formula="of:=LEFT([.F478]; 6)">
            <text:p/>
          </table:table-cell>
          <table:table-cell table:formula="of:=RIGHT([.F47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4.7628 ± 1.3171</text:p>
          </table:table-cell>
          <table:table-cell table:formula="of:=LEFT([.F479]; 6)" office:value-type="string" office:string-value="4.7628" calcext:value-type="string">
            <text:p>4.7628</text:p>
          </table:table-cell>
          <table:table-cell table:formula="of:=RIGHT([.F479]; 6)" office:value-type="string" office:string-value="1.3171" calcext:value-type="string">
            <text:p>1.31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3"/>
          <table:table-cell table:formula="of:=LEFT([.F480]; 6)">
            <text:p/>
          </table:table-cell>
          <table:table-cell table:formula="of:=RIGHT([.F48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3"/>
          <table:table-cell table:formula="of:=LEFT([.F481]; 6)">
            <text:p/>
          </table:table-cell>
          <table:table-cell table:formula="of:=RIGHT([.F481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3.8461 ± 0.2874</text:p>
          </table:table-cell>
          <table:table-cell table:formula="of:=LEFT([.F482]; 6)" office:value-type="string" office:string-value="3.8461" calcext:value-type="string">
            <text:p>3.8461</text:p>
          </table:table-cell>
          <table:table-cell table:formula="of:=RIGHT([.F482]; 6)" office:value-type="string" office:string-value="0.2874" calcext:value-type="string">
            <text:p>0.28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3.2752 ± 0.1827</text:p>
          </table:table-cell>
          <table:table-cell table:formula="of:=LEFT([.F483]; 6)" office:value-type="string" office:string-value="3.2752" calcext:value-type="string">
            <text:p>3.2752</text:p>
          </table:table-cell>
          <table:table-cell table:formula="of:=RIGHT([.F483]; 6)" office:value-type="string" office:string-value="0.1827" calcext:value-type="string">
            <text:p>0.18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3"/>
          <table:table-cell table:formula="of:=LEFT([.F484]; 6)">
            <text:p/>
          </table:table-cell>
          <table:table-cell table:formula="of:=RIGHT([.F48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3.0750 ± 0.1524</text:p>
          </table:table-cell>
          <table:table-cell table:formula="of:=LEFT([.F485]; 6)" office:value-type="string" office:string-value="3.0750" calcext:value-type="string">
            <text:p>3.0750</text:p>
          </table:table-cell>
          <table:table-cell table:formula="of:=RIGHT([.F485]; 6)" office:value-type="string" office:string-value="0.1524" calcext:value-type="string">
            <text:p>0.15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2.8490 ± 0.1231</text:p>
          </table:table-cell>
          <table:table-cell table:formula="of:=LEFT([.F486]; 6)" office:value-type="string" office:string-value="2.8490" calcext:value-type="string">
            <text:p>2.8490</text:p>
          </table:table-cell>
          <table:table-cell table:formula="of:=RIGHT([.F486]; 6)" office:value-type="string" office:string-value="0.1231" calcext:value-type="string">
            <text:p>0.1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3"/>
          <table:table-cell table:formula="of:=LEFT([.F487]; 6)">
            <text:p/>
          </table:table-cell>
          <table:table-cell table:formula="of:=RIGHT([.F487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3.7378 ± 0.3112</text:p>
          </table:table-cell>
          <table:table-cell table:formula="of:=LEFT([.F488]; 6)" office:value-type="string" office:string-value="3.7378" calcext:value-type="string">
            <text:p>3.7378</text:p>
          </table:table-cell>
          <table:table-cell table:formula="of:=RIGHT([.F488]; 6)" office:value-type="string" office:string-value="0.3112" calcext:value-type="string">
            <text:p>0.3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2.9374 ± 0.3911</text:p>
          </table:table-cell>
          <table:table-cell table:formula="of:=LEFT([.F489]; 6)" office:value-type="string" office:string-value="2.9374" calcext:value-type="string">
            <text:p>2.9374</text:p>
          </table:table-cell>
          <table:table-cell table:formula="of:=RIGHT([.F489]; 6)" office:value-type="string" office:string-value="0.3911" calcext:value-type="string">
            <text:p>0.39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3"/>
          <table:table-cell table:formula="of:=LEFT([.F490]; 6)">
            <text:p/>
          </table:table-cell>
          <table:table-cell table:formula="of:=RIGHT([.F49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4.4602 ± 1.1862</text:p>
          </table:table-cell>
          <table:table-cell table:formula="of:=LEFT([.F491]; 6)" office:value-type="string" office:string-value="4.4602" calcext:value-type="string">
            <text:p>4.4602</text:p>
          </table:table-cell>
          <table:table-cell table:formula="of:=RIGHT([.F491]; 6)" office:value-type="string" office:string-value="1.1862" calcext:value-type="string">
            <text:p>1.18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3"/>
          <table:table-cell table:formula="of:=LEFT([.F492]; 6)">
            <text:p/>
          </table:table-cell>
          <table:table-cell table:formula="of:=RIGHT([.F49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3"/>
          <table:table-cell table:formula="of:=LEFT([.F493]; 6)">
            <text:p/>
          </table:table-cell>
          <table:table-cell table:formula="of:=RIGHT([.F493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3.8241 ± 0.2518</text:p>
          </table:table-cell>
          <table:table-cell table:formula="of:=LEFT([.F494]; 6)" office:value-type="string" office:string-value="3.8241" calcext:value-type="string">
            <text:p>3.8241</text:p>
          </table:table-cell>
          <table:table-cell table:formula="of:=RIGHT([.F494]; 6)" office:value-type="string" office:string-value="0.2518" calcext:value-type="string">
            <text:p>0.25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3.2224 ± 0.0822</text:p>
          </table:table-cell>
          <table:table-cell table:formula="of:=LEFT([.F495]; 6)" office:value-type="string" office:string-value="3.2224" calcext:value-type="string">
            <text:p>3.2224</text:p>
          </table:table-cell>
          <table:table-cell table:formula="of:=RIGHT([.F495]; 6)" office:value-type="string" office:string-value="0.0822" calcext:value-type="string">
            <text:p>0.08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3"/>
          <table:table-cell table:formula="of:=LEFT([.F496]; 6)">
            <text:p/>
          </table:table-cell>
          <table:table-cell table:formula="of:=RIGHT([.F49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3.0724 ± 0.1417</text:p>
          </table:table-cell>
          <table:table-cell table:formula="of:=LEFT([.F497]; 6)" office:value-type="string" office:string-value="3.0724" calcext:value-type="string">
            <text:p>3.0724</text:p>
          </table:table-cell>
          <table:table-cell table:formula="of:=RIGHT([.F497]; 6)" office:value-type="string" office:string-value="0.1417" calcext:value-type="string">
            <text:p>0.14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2.7265 ± 0.0229</text:p>
          </table:table-cell>
          <table:table-cell table:formula="of:=LEFT([.F498]; 6)" office:value-type="string" office:string-value="2.7265" calcext:value-type="string">
            <text:p>2.7265</text:p>
          </table:table-cell>
          <table:table-cell table:formula="of:=RIGHT([.F498]; 6)" office:value-type="string" office:string-value="0.0229" calcext:value-type="string">
            <text:p>0.02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3"/>
          <table:table-cell table:formula="of:=LEFT([.F499]; 6)">
            <text:p/>
          </table:table-cell>
          <table:table-cell table:formula="of:=RIGHT([.F499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3.9015 ± 0.2414</text:p>
          </table:table-cell>
          <table:table-cell table:formula="of:=LEFT([.F500]; 6)" office:value-type="string" office:string-value="3.9015" calcext:value-type="string">
            <text:p>3.9015</text:p>
          </table:table-cell>
          <table:table-cell table:formula="of:=RIGHT([.F500]; 6)" office:value-type="string" office:string-value="0.2414" calcext:value-type="string">
            <text:p>0.24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2.7322 ± 0.1269</text:p>
          </table:table-cell>
          <table:table-cell table:formula="of:=LEFT([.F501]; 6)" office:value-type="string" office:string-value="2.7322" calcext:value-type="string">
            <text:p>2.7322</text:p>
          </table:table-cell>
          <table:table-cell table:formula="of:=RIGHT([.F501]; 6)" office:value-type="string" office:string-value="0.1269" calcext:value-type="string">
            <text:p>0.12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3"/>
          <table:table-cell table:formula="of:=LEFT([.F502]; 6)">
            <text:p/>
          </table:table-cell>
          <table:table-cell table:formula="of:=RIGHT([.F50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4.2782 ± 1.3431</text:p>
          </table:table-cell>
          <table:table-cell table:formula="of:=LEFT([.F503]; 6)" office:value-type="string" office:string-value="4.2782" calcext:value-type="string">
            <text:p>4.2782</text:p>
          </table:table-cell>
          <table:table-cell table:formula="of:=RIGHT([.F503]; 6)" office:value-type="string" office:string-value="1.3431" calcext:value-type="string">
            <text:p>1.3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3"/>
          <table:table-cell table:formula="of:=LEFT([.F504]; 6)">
            <text:p/>
          </table:table-cell>
          <table:table-cell table:formula="of:=RIGHT([.F50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3"/>
          <table:table-cell table:formula="of:=LEFT([.F505]; 6)">
            <text:p/>
          </table:table-cell>
          <table:table-cell table:formula="of:=RIGHT([.F505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2" office:value-type="string" calcext:value-type="string">
            <text:p>3.8219 ± 0.2584</text:p>
          </table:table-cell>
          <table:table-cell table:formula="of:=LEFT([.F506]; 6)" office:value-type="string" office:string-value="3.8219" calcext:value-type="string">
            <text:p>3.8219</text:p>
          </table:table-cell>
          <table:table-cell table:formula="of:=RIGHT([.F506]; 6)" office:value-type="string" office:string-value="0.2584" calcext:value-type="string">
            <text:p>0.25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2" office:value-type="string" calcext:value-type="string">
            <text:p>3.4202 ± 0.2153</text:p>
          </table:table-cell>
          <table:table-cell table:formula="of:=LEFT([.F507]; 6)" office:value-type="string" office:string-value="3.4202" calcext:value-type="string">
            <text:p>3.4202</text:p>
          </table:table-cell>
          <table:table-cell table:formula="of:=RIGHT([.F507]; 6)" office:value-type="string" office:string-value="0.2153" calcext:value-type="string">
            <text:p>0.21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3"/>
          <table:table-cell table:formula="of:=LEFT([.F508]; 6)">
            <text:p/>
          </table:table-cell>
          <table:table-cell table:formula="of:=RIGHT([.F50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2" office:value-type="string" calcext:value-type="string">
            <text:p>3.0808 ± 0.1454</text:p>
          </table:table-cell>
          <table:table-cell table:formula="of:=LEFT([.F509]; 6)" office:value-type="string" office:string-value="3.0808" calcext:value-type="string">
            <text:p>3.0808</text:p>
          </table:table-cell>
          <table:table-cell table:formula="of:=RIGHT([.F509]; 6)" office:value-type="string" office:string-value="0.1454" calcext:value-type="string">
            <text:p>0.14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2" office:value-type="string" calcext:value-type="string">
            <text:p>2.7636 ± 0.0370</text:p>
          </table:table-cell>
          <table:table-cell table:formula="of:=LEFT([.F510]; 6)" office:value-type="string" office:string-value="2.7636" calcext:value-type="string">
            <text:p>2.7636</text:p>
          </table:table-cell>
          <table:table-cell table:formula="of:=RIGHT([.F510]; 6)" office:value-type="string" office:string-value="0.0370" calcext:value-type="string">
            <text:p>0.03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3"/>
          <table:table-cell table:formula="of:=LEFT([.F511]; 6)">
            <text:p/>
          </table:table-cell>
          <table:table-cell table:formula="of:=RIGHT([.F511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2" office:value-type="string" calcext:value-type="string">
            <text:p>3.9749 ± 0.6151</text:p>
          </table:table-cell>
          <table:table-cell table:formula="of:=LEFT([.F512]; 6)" office:value-type="string" office:string-value="3.9749" calcext:value-type="string">
            <text:p>3.9749</text:p>
          </table:table-cell>
          <table:table-cell table:formula="of:=RIGHT([.F512]; 6)" office:value-type="string" office:string-value="0.6151" calcext:value-type="string">
            <text:p>0.61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2" office:value-type="string" calcext:value-type="string">
            <text:p>2.7044 ± 0.2044</text:p>
          </table:table-cell>
          <table:table-cell table:formula="of:=LEFT([.F513]; 6)" office:value-type="string" office:string-value="2.7044" calcext:value-type="string">
            <text:p>2.7044</text:p>
          </table:table-cell>
          <table:table-cell table:formula="of:=RIGHT([.F513]; 6)" office:value-type="string" office:string-value="0.2044" calcext:value-type="string">
            <text:p>0.20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3"/>
          <table:table-cell table:formula="of:=LEFT([.F514]; 6)">
            <text:p/>
          </table:table-cell>
          <table:table-cell table:formula="of:=RIGHT([.F51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2" office:value-type="string" calcext:value-type="string">
            <text:p>4.5507 ± 1.0471</text:p>
          </table:table-cell>
          <table:table-cell table:formula="of:=LEFT([.F515]; 6)" office:value-type="string" office:string-value="4.5507" calcext:value-type="string">
            <text:p>4.5507</text:p>
          </table:table-cell>
          <table:table-cell table:formula="of:=RIGHT([.F515]; 6)" office:value-type="string" office:string-value="1.0471" calcext:value-type="string">
            <text:p>1.04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3"/>
          <table:table-cell table:formula="of:=LEFT([.F516]; 6)">
            <text:p/>
          </table:table-cell>
          <table:table-cell table:formula="of:=RIGHT([.F51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3"/>
          <table:table-cell table:formula="of:=LEFT([.F517]; 6)">
            <text:p/>
          </table:table-cell>
          <table:table-cell table:formula="of:=RIGHT([.F517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9.3912 ± 0.7687</text:p>
          </table:table-cell>
          <table:table-cell table:formula="of:=LEFT([.F518]; 6)" office:value-type="string" office:string-value="9.3912" calcext:value-type="string">
            <text:p>9.3912</text:p>
          </table:table-cell>
          <table:table-cell table:formula="of:=RIGHT([.F518]; 6)" office:value-type="string" office:string-value="0.7687" calcext:value-type="string">
            <text:p>0.76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9.5311 ± 0.7587</text:p>
          </table:table-cell>
          <table:table-cell table:formula="of:=LEFT([.F519]; 6)" office:value-type="string" office:string-value="9.5311" calcext:value-type="string">
            <text:p>9.5311</text:p>
          </table:table-cell>
          <table:table-cell table:formula="of:=RIGHT([.F519]; 6)" office:value-type="string" office:string-value="0.7587" calcext:value-type="string">
            <text:p>0.75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formula="of:=LEFT([.F520]; 6)">
            <text:p/>
          </table:table-cell>
          <table:table-cell table:formula="of:=RIGHT([.F52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9.0678 ± 0.6021</text:p>
          </table:table-cell>
          <table:table-cell table:formula="of:=LEFT([.F521]; 6)" office:value-type="string" office:string-value="9.0678" calcext:value-type="string">
            <text:p>9.0678</text:p>
          </table:table-cell>
          <table:table-cell table:formula="of:=RIGHT([.F521]; 6)" office:value-type="string" office:string-value="0.6021" calcext:value-type="string">
            <text:p>0.60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9.4699 ± 0.6676</text:p>
          </table:table-cell>
          <table:table-cell table:formula="of:=LEFT([.F522]; 6)" office:value-type="string" office:string-value="9.4699" calcext:value-type="string">
            <text:p>9.4699</text:p>
          </table:table-cell>
          <table:table-cell table:formula="of:=RIGHT([.F522]; 6)" office:value-type="string" office:string-value="0.6676" calcext:value-type="string">
            <text:p>0.66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formula="of:=LEFT([.F523]; 6)">
            <text:p/>
          </table:table-cell>
          <table:table-cell table:formula="of:=RIGHT([.F523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9.7448 ± 0.7175</text:p>
          </table:table-cell>
          <table:table-cell table:formula="of:=LEFT([.F524]; 6)" office:value-type="string" office:string-value="9.7448" calcext:value-type="string">
            <text:p>9.7448</text:p>
          </table:table-cell>
          <table:table-cell table:formula="of:=RIGHT([.F524]; 6)" office:value-type="string" office:string-value="0.7175" calcext:value-type="string">
            <text:p>0.71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9.9755 ± 0.5755</text:p>
          </table:table-cell>
          <table:table-cell table:formula="of:=LEFT([.F525]; 6)" office:value-type="string" office:string-value="9.9755" calcext:value-type="string">
            <text:p>9.9755</text:p>
          </table:table-cell>
          <table:table-cell table:formula="of:=RIGHT([.F525]; 6)" office:value-type="string" office:string-value="0.5755" calcext:value-type="string">
            <text:p>0.57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formula="of:=LEFT([.F526]; 6)">
            <text:p/>
          </table:table-cell>
          <table:table-cell table:formula="of:=RIGHT([.F52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9.5763 ± 0.6736</text:p>
          </table:table-cell>
          <table:table-cell table:formula="of:=LEFT([.F527]; 6)" office:value-type="string" office:string-value="9.5763" calcext:value-type="string">
            <text:p>9.5763</text:p>
          </table:table-cell>
          <table:table-cell table:formula="of:=RIGHT([.F527]; 6)" office:value-type="string" office:string-value="0.6736" calcext:value-type="string">
            <text:p>0.67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formula="of:=LEFT([.F528]; 6)">
            <text:p/>
          </table:table-cell>
          <table:table-cell table:formula="of:=RIGHT([.F52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formula="of:=LEFT([.F529]; 6)">
            <text:p/>
          </table:table-cell>
          <table:table-cell table:formula="of:=RIGHT([.F529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7.9756 ± 0.5385</text:p>
          </table:table-cell>
          <table:table-cell table:formula="of:=LEFT([.F530]; 6)" office:value-type="string" office:string-value="7.9756" calcext:value-type="string">
            <text:p>7.9756</text:p>
          </table:table-cell>
          <table:table-cell table:formula="of:=RIGHT([.F530]; 6)" office:value-type="string" office:string-value="0.5385" calcext:value-type="string">
            <text:p>0.5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8.4223 ± 0.6431</text:p>
          </table:table-cell>
          <table:table-cell table:formula="of:=LEFT([.F531]; 6)" office:value-type="string" office:string-value="8.4223" calcext:value-type="string">
            <text:p>8.4223</text:p>
          </table:table-cell>
          <table:table-cell table:formula="of:=RIGHT([.F531]; 6)" office:value-type="string" office:string-value="0.6431" calcext:value-type="string">
            <text:p>0.6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formula="of:=LEFT([.F532]; 6)">
            <text:p/>
          </table:table-cell>
          <table:table-cell table:formula="of:=RIGHT([.F53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7.1481 ± 0.5480</text:p>
          </table:table-cell>
          <table:table-cell table:formula="of:=LEFT([.F533]; 6)" office:value-type="string" office:string-value="7.1481" calcext:value-type="string">
            <text:p>7.1481</text:p>
          </table:table-cell>
          <table:table-cell table:formula="of:=RIGHT([.F533]; 6)" office:value-type="string" office:string-value="0.5480" calcext:value-type="string">
            <text:p>0.54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8.1459 ± 0.4456</text:p>
          </table:table-cell>
          <table:table-cell table:formula="of:=LEFT([.F534]; 6)" office:value-type="string" office:string-value="8.1459" calcext:value-type="string">
            <text:p>8.1459</text:p>
          </table:table-cell>
          <table:table-cell table:formula="of:=RIGHT([.F534]; 6)" office:value-type="string" office:string-value="0.4456" calcext:value-type="string">
            <text:p>0.44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formula="of:=LEFT([.F535]; 6)">
            <text:p/>
          </table:table-cell>
          <table:table-cell table:formula="of:=RIGHT([.F535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6.9717 ± 0.4155</text:p>
          </table:table-cell>
          <table:table-cell table:formula="of:=LEFT([.F536]; 6)" office:value-type="string" office:string-value="6.9717" calcext:value-type="string">
            <text:p>6.9717</text:p>
          </table:table-cell>
          <table:table-cell table:formula="of:=RIGHT([.F536]; 6)" office:value-type="string" office:string-value="0.4155" calcext:value-type="string">
            <text:p>0.41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8.8896 ± 0.5562</text:p>
          </table:table-cell>
          <table:table-cell table:formula="of:=LEFT([.F537]; 6)" office:value-type="string" office:string-value="8.8896" calcext:value-type="string">
            <text:p>8.8896</text:p>
          </table:table-cell>
          <table:table-cell table:formula="of:=RIGHT([.F537]; 6)" office:value-type="string" office:string-value="0.5562" calcext:value-type="string">
            <text:p>0.55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formula="of:=LEFT([.F538]; 6)">
            <text:p/>
          </table:table-cell>
          <table:table-cell table:formula="of:=RIGHT([.F53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7.0844 ± 0.3729</text:p>
          </table:table-cell>
          <table:table-cell table:formula="of:=LEFT([.F539]; 6)" office:value-type="string" office:string-value="7.0844" calcext:value-type="string">
            <text:p>7.0844</text:p>
          </table:table-cell>
          <table:table-cell table:formula="of:=RIGHT([.F539]; 6)" office:value-type="string" office:string-value="0.3729" calcext:value-type="string">
            <text:p>0.37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formula="of:=LEFT([.F540]; 6)">
            <text:p/>
          </table:table-cell>
          <table:table-cell table:formula="of:=RIGHT([.F54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formula="of:=LEFT([.F541]; 6)">
            <text:p/>
          </table:table-cell>
          <table:table-cell table:formula="of:=RIGHT([.F541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7.2451 ± 0.3529</text:p>
          </table:table-cell>
          <table:table-cell table:formula="of:=LEFT([.F542]; 6)" office:value-type="string" office:string-value="7.2451" calcext:value-type="string">
            <text:p>7.2451</text:p>
          </table:table-cell>
          <table:table-cell table:formula="of:=RIGHT([.F542]; 6)" office:value-type="string" office:string-value="0.3529" calcext:value-type="string">
            <text:p>0.3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7.9719 ± 0.5197</text:p>
          </table:table-cell>
          <table:table-cell table:formula="of:=LEFT([.F543]; 6)" office:value-type="string" office:string-value="7.9719" calcext:value-type="string">
            <text:p>7.9719</text:p>
          </table:table-cell>
          <table:table-cell table:formula="of:=RIGHT([.F543]; 6)" office:value-type="string" office:string-value="0.5197" calcext:value-type="string">
            <text:p>0.51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formula="of:=LEFT([.F544]; 6)">
            <text:p/>
          </table:table-cell>
          <table:table-cell table:formula="of:=RIGHT([.F54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6.1137 ± 0.3288</text:p>
          </table:table-cell>
          <table:table-cell table:formula="of:=LEFT([.F545]; 6)" office:value-type="string" office:string-value="6.1137" calcext:value-type="string">
            <text:p>6.1137</text:p>
          </table:table-cell>
          <table:table-cell table:formula="of:=RIGHT([.F545]; 6)" office:value-type="string" office:string-value="0.3288" calcext:value-type="string">
            <text:p>0.32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6.8803 ± 0.5992</text:p>
          </table:table-cell>
          <table:table-cell table:formula="of:=LEFT([.F546]; 6)" office:value-type="string" office:string-value="6.8803" calcext:value-type="string">
            <text:p>6.8803</text:p>
          </table:table-cell>
          <table:table-cell table:formula="of:=RIGHT([.F546]; 6)" office:value-type="string" office:string-value="0.5992" calcext:value-type="string">
            <text:p>0.59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formula="of:=LEFT([.F547]; 6)">
            <text:p/>
          </table:table-cell>
          <table:table-cell table:formula="of:=RIGHT([.F547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6.4853 ± 0.7401</text:p>
          </table:table-cell>
          <table:table-cell table:formula="of:=LEFT([.F548]; 6)" office:value-type="string" office:string-value="6.4853" calcext:value-type="string">
            <text:p>6.4853</text:p>
          </table:table-cell>
          <table:table-cell table:formula="of:=RIGHT([.F548]; 6)" office:value-type="string" office:string-value="0.7401" calcext:value-type="string">
            <text:p>0.74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8.1541 ± 1.3980</text:p>
          </table:table-cell>
          <table:table-cell table:formula="of:=LEFT([.F549]; 6)" office:value-type="string" office:string-value="8.1541" calcext:value-type="string">
            <text:p>8.1541</text:p>
          </table:table-cell>
          <table:table-cell table:formula="of:=RIGHT([.F549]; 6)" office:value-type="string" office:string-value="1.3980" calcext:value-type="string">
            <text:p>1.39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formula="of:=LEFT([.F550]; 6)">
            <text:p/>
          </table:table-cell>
          <table:table-cell table:formula="of:=RIGHT([.F55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5.6176 ± 0.5925</text:p>
          </table:table-cell>
          <table:table-cell table:formula="of:=LEFT([.F551]; 6)" office:value-type="string" office:string-value="5.6176" calcext:value-type="string">
            <text:p>5.6176</text:p>
          </table:table-cell>
          <table:table-cell table:formula="of:=RIGHT([.F551]; 6)" office:value-type="string" office:string-value="0.5925" calcext:value-type="string">
            <text:p>0.59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formula="of:=LEFT([.F552]; 6)">
            <text:p/>
          </table:table-cell>
          <table:table-cell table:formula="of:=RIGHT([.F55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formula="of:=LEFT([.F553]; 6)">
            <text:p/>
          </table:table-cell>
          <table:table-cell table:formula="of:=RIGHT([.F553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6.9033 ± 0.3929</text:p>
          </table:table-cell>
          <table:table-cell table:formula="of:=LEFT([.F554]; 6)" office:value-type="string" office:string-value="6.9033" calcext:value-type="string">
            <text:p>6.9033</text:p>
          </table:table-cell>
          <table:table-cell table:formula="of:=RIGHT([.F554]; 6)" office:value-type="string" office:string-value="0.3929" calcext:value-type="string">
            <text:p>0.39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7.1969 ± 0.2500</text:p>
          </table:table-cell>
          <table:table-cell table:formula="of:=LEFT([.F555]; 6)" office:value-type="string" office:string-value="7.1969" calcext:value-type="string">
            <text:p>7.1969</text:p>
          </table:table-cell>
          <table:table-cell table:formula="of:=RIGHT([.F555]; 6)" office:value-type="string" office:string-value="0.2500" calcext:value-type="string">
            <text:p>0.25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3"/>
          <table:table-cell table:formula="of:=LEFT([.F556]; 6)">
            <text:p/>
          </table:table-cell>
          <table:table-cell table:formula="of:=RIGHT([.F55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5.5946 ± 0.3075</text:p>
          </table:table-cell>
          <table:table-cell table:formula="of:=LEFT([.F557]; 6)" office:value-type="string" office:string-value="5.5946" calcext:value-type="string">
            <text:p>5.5946</text:p>
          </table:table-cell>
          <table:table-cell table:formula="of:=RIGHT([.F557]; 6)" office:value-type="string" office:string-value="0.3075" calcext:value-type="string">
            <text:p>0.30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6.4511 ± 0.3296</text:p>
          </table:table-cell>
          <table:table-cell table:formula="of:=LEFT([.F558]; 6)" office:value-type="string" office:string-value="6.4511" calcext:value-type="string">
            <text:p>6.4511</text:p>
          </table:table-cell>
          <table:table-cell table:formula="of:=RIGHT([.F558]; 6)" office:value-type="string" office:string-value="0.3296" calcext:value-type="string">
            <text:p>0.32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3"/>
          <table:table-cell table:formula="of:=LEFT([.F559]; 6)">
            <text:p/>
          </table:table-cell>
          <table:table-cell table:formula="of:=RIGHT([.F559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5.1459 ± 0.5919</text:p>
          </table:table-cell>
          <table:table-cell table:formula="of:=LEFT([.F560]; 6)" office:value-type="string" office:string-value="5.1459" calcext:value-type="string">
            <text:p>5.1459</text:p>
          </table:table-cell>
          <table:table-cell table:formula="of:=RIGHT([.F560]; 6)" office:value-type="string" office:string-value="0.5919" calcext:value-type="string">
            <text:p>0.59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5.6628 ± 0.3506</text:p>
          </table:table-cell>
          <table:table-cell table:formula="of:=LEFT([.F561]; 6)" office:value-type="string" office:string-value="5.6628" calcext:value-type="string">
            <text:p>5.6628</text:p>
          </table:table-cell>
          <table:table-cell table:formula="of:=RIGHT([.F561]; 6)" office:value-type="string" office:string-value="0.3506" calcext:value-type="string">
            <text:p>0.35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3"/>
          <table:table-cell table:formula="of:=LEFT([.F562]; 6)">
            <text:p/>
          </table:table-cell>
          <table:table-cell table:formula="of:=RIGHT([.F56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5.6223 ± 1.6787</text:p>
          </table:table-cell>
          <table:table-cell table:formula="of:=LEFT([.F563]; 6)" office:value-type="string" office:string-value="5.6223" calcext:value-type="string">
            <text:p>5.6223</text:p>
          </table:table-cell>
          <table:table-cell table:formula="of:=RIGHT([.F563]; 6)" office:value-type="string" office:string-value="1.6787" calcext:value-type="string">
            <text:p>1.67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3"/>
          <table:table-cell table:formula="of:=LEFT([.F564]; 6)">
            <text:p/>
          </table:table-cell>
          <table:table-cell table:formula="of:=RIGHT([.F56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3"/>
          <table:table-cell table:formula="of:=LEFT([.F565]; 6)">
            <text:p/>
          </table:table-cell>
          <table:table-cell table:formula="of:=RIGHT([.F565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6.7916 ± 0.3713</text:p>
          </table:table-cell>
          <table:table-cell table:formula="of:=LEFT([.F566]; 6)" office:value-type="string" office:string-value="6.7916" calcext:value-type="string">
            <text:p>6.7916</text:p>
          </table:table-cell>
          <table:table-cell table:formula="of:=RIGHT([.F566]; 6)" office:value-type="string" office:string-value="0.3713" calcext:value-type="string">
            <text:p>0.37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7.0214 ± 0.3941</text:p>
          </table:table-cell>
          <table:table-cell table:formula="of:=LEFT([.F567]; 6)" office:value-type="string" office:string-value="7.0214" calcext:value-type="string">
            <text:p>7.0214</text:p>
          </table:table-cell>
          <table:table-cell table:formula="of:=RIGHT([.F567]; 6)" office:value-type="string" office:string-value="0.3941" calcext:value-type="string">
            <text:p>0.39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3"/>
          <table:table-cell table:formula="of:=LEFT([.F568]; 6)">
            <text:p/>
          </table:table-cell>
          <table:table-cell table:formula="of:=RIGHT([.F56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5.5287 ± 0.3180</text:p>
          </table:table-cell>
          <table:table-cell table:formula="of:=LEFT([.F569]; 6)" office:value-type="string" office:string-value="5.5287" calcext:value-type="string">
            <text:p>5.5287</text:p>
          </table:table-cell>
          <table:table-cell table:formula="of:=RIGHT([.F569]; 6)" office:value-type="string" office:string-value="0.3180" calcext:value-type="string">
            <text:p>0.31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6.4652 ± 0.3077</text:p>
          </table:table-cell>
          <table:table-cell table:formula="of:=LEFT([.F570]; 6)" office:value-type="string" office:string-value="6.4652" calcext:value-type="string">
            <text:p>6.4652</text:p>
          </table:table-cell>
          <table:table-cell table:formula="of:=RIGHT([.F570]; 6)" office:value-type="string" office:string-value="0.3077" calcext:value-type="string">
            <text:p>0.30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3"/>
          <table:table-cell table:formula="of:=LEFT([.F571]; 6)">
            <text:p/>
          </table:table-cell>
          <table:table-cell table:formula="of:=RIGHT([.F571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5.1950 ± 0.9615</text:p>
          </table:table-cell>
          <table:table-cell table:formula="of:=LEFT([.F572]; 6)" office:value-type="string" office:string-value="5.1950" calcext:value-type="string">
            <text:p>5.1950</text:p>
          </table:table-cell>
          <table:table-cell table:formula="of:=RIGHT([.F572]; 6)" office:value-type="string" office:string-value="0.9615" calcext:value-type="string">
            <text:p>0.96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5.6358 ± 0.3350</text:p>
          </table:table-cell>
          <table:table-cell table:formula="of:=LEFT([.F573]; 6)" office:value-type="string" office:string-value="5.6358" calcext:value-type="string">
            <text:p>5.6358</text:p>
          </table:table-cell>
          <table:table-cell table:formula="of:=RIGHT([.F573]; 6)" office:value-type="string" office:string-value="0.3350" calcext:value-type="string">
            <text:p>0.33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3"/>
          <table:table-cell table:formula="of:=LEFT([.F574]; 6)">
            <text:p/>
          </table:table-cell>
          <table:table-cell table:formula="of:=RIGHT([.F57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6.4211 ± 2.5615</text:p>
          </table:table-cell>
          <table:table-cell table:formula="of:=LEFT([.F575]; 6)" office:value-type="string" office:string-value="6.4211" calcext:value-type="string">
            <text:p>6.4211</text:p>
          </table:table-cell>
          <table:table-cell table:formula="of:=RIGHT([.F575]; 6)" office:value-type="string" office:string-value="2.5615" calcext:value-type="string">
            <text:p>2.56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3"/>
          <table:table-cell table:formula="of:=LEFT([.F576]; 6)">
            <text:p/>
          </table:table-cell>
          <table:table-cell table:formula="of:=RIGHT([.F57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3"/>
          <table:table-cell table:formula="of:=LEFT([.F577]; 6)">
            <text:p/>
          </table:table-cell>
          <table:table-cell table:formula="of:=RIGHT([.F577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6.3626 ± 0.5218</text:p>
          </table:table-cell>
          <table:table-cell table:formula="of:=LEFT([.F578]; 6)" office:value-type="string" office:string-value="6.3626" calcext:value-type="string">
            <text:p>6.3626</text:p>
          </table:table-cell>
          <table:table-cell table:formula="of:=RIGHT([.F578]; 6)" office:value-type="string" office:string-value="0.5218" calcext:value-type="string">
            <text:p>0.52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6.6874 ± 0.3083</text:p>
          </table:table-cell>
          <table:table-cell table:formula="of:=LEFT([.F579]; 6)" office:value-type="string" office:string-value="6.6874" calcext:value-type="string">
            <text:p>6.6874</text:p>
          </table:table-cell>
          <table:table-cell table:formula="of:=RIGHT([.F579]; 6)" office:value-type="string" office:string-value="0.3083" calcext:value-type="string">
            <text:p>0.30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3"/>
          <table:table-cell table:formula="of:=LEFT([.F580]; 6)">
            <text:p/>
          </table:table-cell>
          <table:table-cell table:formula="of:=RIGHT([.F58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5.2729 ± 0.3869</text:p>
          </table:table-cell>
          <table:table-cell table:formula="of:=LEFT([.F581]; 6)" office:value-type="string" office:string-value="5.2729" calcext:value-type="string">
            <text:p>5.2729</text:p>
          </table:table-cell>
          <table:table-cell table:formula="of:=RIGHT([.F581]; 6)" office:value-type="string" office:string-value="0.3869" calcext:value-type="string">
            <text:p>0.38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6.1794 ± 0.3244</text:p>
          </table:table-cell>
          <table:table-cell table:formula="of:=LEFT([.F582]; 6)" office:value-type="string" office:string-value="6.1794" calcext:value-type="string">
            <text:p>6.1794</text:p>
          </table:table-cell>
          <table:table-cell table:formula="of:=RIGHT([.F582]; 6)" office:value-type="string" office:string-value="0.3244" calcext:value-type="string">
            <text:p>0.32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3"/>
          <table:table-cell table:formula="of:=LEFT([.F583]; 6)">
            <text:p/>
          </table:table-cell>
          <table:table-cell table:formula="of:=RIGHT([.F583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5.0916 ± 0.5537</text:p>
          </table:table-cell>
          <table:table-cell table:formula="of:=LEFT([.F584]; 6)" office:value-type="string" office:string-value="5.0916" calcext:value-type="string">
            <text:p>5.0916</text:p>
          </table:table-cell>
          <table:table-cell table:formula="of:=RIGHT([.F584]; 6)" office:value-type="string" office:string-value="0.5537" calcext:value-type="string">
            <text:p>0.55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5.3948 ± 0.7433</text:p>
          </table:table-cell>
          <table:table-cell table:formula="of:=LEFT([.F585]; 6)" office:value-type="string" office:string-value="5.3948" calcext:value-type="string">
            <text:p>5.3948</text:p>
          </table:table-cell>
          <table:table-cell table:formula="of:=RIGHT([.F585]; 6)" office:value-type="string" office:string-value="0.7433" calcext:value-type="string">
            <text:p>0.74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3"/>
          <table:table-cell table:formula="of:=LEFT([.F586]; 6)">
            <text:p/>
          </table:table-cell>
          <table:table-cell table:formula="of:=RIGHT([.F58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4.7094 ± 1.9525</text:p>
          </table:table-cell>
          <table:table-cell table:formula="of:=LEFT([.F587]; 6)" office:value-type="string" office:string-value="4.7094" calcext:value-type="string">
            <text:p>4.7094</text:p>
          </table:table-cell>
          <table:table-cell table:formula="of:=RIGHT([.F587]; 6)" office:value-type="string" office:string-value="1.9525" calcext:value-type="string">
            <text:p>1.95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3"/>
          <table:table-cell table:formula="of:=LEFT([.F588]; 6)">
            <text:p/>
          </table:table-cell>
          <table:table-cell table:formula="of:=RIGHT([.F58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3"/>
          <table:table-cell table:formula="of:=LEFT([.F589]; 6)">
            <text:p/>
          </table:table-cell>
          <table:table-cell table:formula="of:=RIGHT([.F589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6.2947 ± 0.4617</text:p>
          </table:table-cell>
          <table:table-cell table:formula="of:=LEFT([.F590]; 6)" office:value-type="string" office:string-value="6.2947" calcext:value-type="string">
            <text:p>6.2947</text:p>
          </table:table-cell>
          <table:table-cell table:formula="of:=RIGHT([.F590]; 6)" office:value-type="string" office:string-value="0.4617" calcext:value-type="string">
            <text:p>0.46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6.6355 ± 0.2918</text:p>
          </table:table-cell>
          <table:table-cell table:formula="of:=LEFT([.F591]; 6)" office:value-type="string" office:string-value="6.6355" calcext:value-type="string">
            <text:p>6.6355</text:p>
          </table:table-cell>
          <table:table-cell table:formula="of:=RIGHT([.F591]; 6)" office:value-type="string" office:string-value="0.2918" calcext:value-type="string">
            <text:p>0.29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3"/>
          <table:table-cell table:formula="of:=LEFT([.F592]; 6)">
            <text:p/>
          </table:table-cell>
          <table:table-cell table:formula="of:=RIGHT([.F59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5.3097 ± 0.4189</text:p>
          </table:table-cell>
          <table:table-cell table:formula="of:=LEFT([.F593]; 6)" office:value-type="string" office:string-value="5.3097" calcext:value-type="string">
            <text:p>5.3097</text:p>
          </table:table-cell>
          <table:table-cell table:formula="of:=RIGHT([.F593]; 6)" office:value-type="string" office:string-value="0.4189" calcext:value-type="string">
            <text:p>0.4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6.2513 ± 0.3204</text:p>
          </table:table-cell>
          <table:table-cell table:formula="of:=LEFT([.F594]; 6)" office:value-type="string" office:string-value="6.2513" calcext:value-type="string">
            <text:p>6.2513</text:p>
          </table:table-cell>
          <table:table-cell table:formula="of:=RIGHT([.F594]; 6)" office:value-type="string" office:string-value="0.3204" calcext:value-type="string">
            <text:p>0.32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3"/>
          <table:table-cell table:formula="of:=LEFT([.F595]; 6)">
            <text:p/>
          </table:table-cell>
          <table:table-cell table:formula="of:=RIGHT([.F595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4.7811 ± 0.3169</text:p>
          </table:table-cell>
          <table:table-cell table:formula="of:=LEFT([.F596]; 6)" office:value-type="string" office:string-value="4.7811" calcext:value-type="string">
            <text:p>4.7811</text:p>
          </table:table-cell>
          <table:table-cell table:formula="of:=RIGHT([.F596]; 6)" office:value-type="string" office:string-value="0.3169" calcext:value-type="string">
            <text:p>0.31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5.3102 ± 0.6025</text:p>
          </table:table-cell>
          <table:table-cell table:formula="of:=LEFT([.F597]; 6)" office:value-type="string" office:string-value="5.3102" calcext:value-type="string">
            <text:p>5.3102</text:p>
          </table:table-cell>
          <table:table-cell table:formula="of:=RIGHT([.F597]; 6)" office:value-type="string" office:string-value="0.6025" calcext:value-type="string">
            <text:p>0.60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3"/>
          <table:table-cell table:formula="of:=LEFT([.F598]; 6)">
            <text:p/>
          </table:table-cell>
          <table:table-cell table:formula="of:=RIGHT([.F59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5.4119 ± 2.4613</text:p>
          </table:table-cell>
          <table:table-cell table:formula="of:=LEFT([.F599]; 6)" office:value-type="string" office:string-value="5.4119" calcext:value-type="string">
            <text:p>5.4119</text:p>
          </table:table-cell>
          <table:table-cell table:formula="of:=RIGHT([.F599]; 6)" office:value-type="string" office:string-value="2.4613" calcext:value-type="string">
            <text:p>2.46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3"/>
          <table:table-cell table:formula="of:=LEFT([.F600]; 6)">
            <text:p/>
          </table:table-cell>
          <table:table-cell table:formula="of:=RIGHT([.F60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3"/>
          <table:table-cell table:formula="of:=LEFT([.F601]; 6)">
            <text:p/>
          </table:table-cell>
          <table:table-cell table:formula="of:=RIGHT([.F601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2" office:value-type="string" calcext:value-type="string">
            <text:p>6.3491 ± 0.5526</text:p>
          </table:table-cell>
          <table:table-cell table:formula="of:=LEFT([.F602]; 6)" office:value-type="string" office:string-value="6.3491" calcext:value-type="string">
            <text:p>6.3491</text:p>
          </table:table-cell>
          <table:table-cell table:formula="of:=RIGHT([.F602]; 6)" office:value-type="string" office:string-value="0.5526" calcext:value-type="string">
            <text:p>0.55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2" office:value-type="string" calcext:value-type="string">
            <text:p>6.5452 ± 0.3566</text:p>
          </table:table-cell>
          <table:table-cell table:formula="of:=LEFT([.F603]; 6)" office:value-type="string" office:string-value="6.5452" calcext:value-type="string">
            <text:p>6.5452</text:p>
          </table:table-cell>
          <table:table-cell table:formula="of:=RIGHT([.F603]; 6)" office:value-type="string" office:string-value="0.3566" calcext:value-type="string">
            <text:p>0.35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3"/>
          <table:table-cell table:formula="of:=LEFT([.F604]; 6)">
            <text:p/>
          </table:table-cell>
          <table:table-cell table:formula="of:=RIGHT([.F60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2" office:value-type="string" calcext:value-type="string">
            <text:p>5.2913 ± 0.4026</text:p>
          </table:table-cell>
          <table:table-cell table:formula="of:=LEFT([.F605]; 6)" office:value-type="string" office:string-value="5.2913" calcext:value-type="string">
            <text:p>5.2913</text:p>
          </table:table-cell>
          <table:table-cell table:formula="of:=RIGHT([.F605]; 6)" office:value-type="string" office:string-value="0.4026" calcext:value-type="string">
            <text:p>0.40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2" office:value-type="string" calcext:value-type="string">
            <text:p>6.2178 ± 0.3066</text:p>
          </table:table-cell>
          <table:table-cell table:formula="of:=LEFT([.F606]; 6)" office:value-type="string" office:string-value="6.2178" calcext:value-type="string">
            <text:p>6.2178</text:p>
          </table:table-cell>
          <table:table-cell table:formula="of:=RIGHT([.F606]; 6)" office:value-type="string" office:string-value="0.3066" calcext:value-type="string">
            <text:p>0.30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3"/>
          <table:table-cell table:formula="of:=LEFT([.F607]; 6)">
            <text:p/>
          </table:table-cell>
          <table:table-cell table:formula="of:=RIGHT([.F607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2" office:value-type="string" calcext:value-type="string">
            <text:p>4.7297 ± 0.4342</text:p>
          </table:table-cell>
          <table:table-cell table:formula="of:=LEFT([.F608]; 6)" office:value-type="string" office:string-value="4.7297" calcext:value-type="string">
            <text:p>4.7297</text:p>
          </table:table-cell>
          <table:table-cell table:formula="of:=RIGHT([.F608]; 6)" office:value-type="string" office:string-value="0.4342" calcext:value-type="string">
            <text:p>0.43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2" office:value-type="string" calcext:value-type="string">
            <text:p>5.4048 ± 0.8240</text:p>
          </table:table-cell>
          <table:table-cell table:formula="of:=LEFT([.F609]; 6)" office:value-type="string" office:string-value="5.4048" calcext:value-type="string">
            <text:p>5.4048</text:p>
          </table:table-cell>
          <table:table-cell table:formula="of:=RIGHT([.F609]; 6)" office:value-type="string" office:string-value="0.8240" calcext:value-type="string">
            <text:p>0.82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3"/>
          <table:table-cell table:formula="of:=LEFT([.F610]; 6)">
            <text:p/>
          </table:table-cell>
          <table:table-cell table:formula="of:=RIGHT([.F61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2" office:value-type="string" calcext:value-type="string">
            <text:p>6.6938 ± 2.5829</text:p>
          </table:table-cell>
          <table:table-cell table:formula="of:=LEFT([.F611]; 6)" office:value-type="string" office:string-value="6.6938" calcext:value-type="string">
            <text:p>6.6938</text:p>
          </table:table-cell>
          <table:table-cell table:formula="of:=RIGHT([.F611]; 6)" office:value-type="string" office:string-value="2.5829" calcext:value-type="string">
            <text:p>2.58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3"/>
          <table:table-cell table:formula="of:=LEFT([.F612]; 6)">
            <text:p/>
          </table:table-cell>
          <table:table-cell table:formula="of:=RIGHT([.F61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3"/>
          <table:table-cell table:formula="of:=LEFT([.F613]; 6)">
            <text:p/>
          </table:table-cell>
          <table:table-cell table:formula="of:=RIGHT([.F613]; 6)">
            <text:p/>
          </table:table-cell>
          <table:table-cell table:number-columns-repeated="1016"/>
        </table:table-row>
        <table:table-row table:style-name="ro1" table:number-rows-repeated="10479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5:45:46.5070981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4:32:16.628588341</meta:creation-date>
    <dc:date>2021-03-05T15:58:45.293308255</dc:date>
    <meta:editing-duration>PT1H11M16S</meta:editing-duration>
    <meta:editing-cycles>14</meta:editing-cycles>
    <meta:generator>LibreOffice/7.0.2.2$Linux_X86_64 LibreOffice_project/00$Build-2</meta:generator>
    <meta:document-statistic meta:table-count="1" meta:cell-count="4757" meta:object-count="0"/>
  </office:meta>
</office:document-meta>
</file>